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080000382000000600A6221D61.svm"/>
  <manifest:file-entry manifest:media-type="" manifest:full-path="Pictures/2000000800001A9100000300B5E927AB.svm"/>
  <manifest:file-entry manifest:media-type="" manifest:full-path="Pictures/2000000800003A9B00002413AF93B25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3" svg:font-family="StarSymbol, 'Arial Unicode MS'" style:font-charset="x-symbol"/>
    <style:font-face style:name="StarSymbol2" svg:font-family="StarSymbol" style:font-pitch="variable" style:font-charset="x-symbol"/>
    <style:font-face style:name="Symbol" svg:font-family="Symbol" style:font-family-generic="roman" style:font-pitch="variable" style:font-charset="x-symbol"/>
    <style:font-face style:name="Courier New3" svg:font-family="'Courier New'"/>
    <style:font-face style:name="StarSymbol1" svg:font-family="StarSymbol, 'Arial Unicode MS'"/>
    <style:font-face style:name="Tahoma2" svg:font-family="Tahoma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ing_20_1" style:master-page-name="Standard">
      <style:paragraph-properties fo:margin-top="0cm" fo:margin-bottom="0.106cm"/>
    </style:style>
    <style:style style:name="P2" style:family="paragraph" style:parent-style-name="Standard">
      <style:paragraph-properties fo:text-align="start" style:justify-single-word="false" fo:padding="0.049cm" fo:border="0.002cm solid #000000"/>
    </style:style>
    <style:style style:name="P3" style:family="paragraph" style:parent-style-name="Standard">
      <style:paragraph-properties fo:text-align="start" style:justify-single-word="false" fo:background-color="transparent" fo:padding="0.049cm" fo:border="0.002cm solid #000000">
        <style:background-image/>
      </style:paragraph-properties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Heading_20_1"/>
    <style:style style:name="P6" style:family="paragraph" style:parent-style-name="Standard">
      <style:text-properties style:font-name="Arial"/>
    </style:style>
    <style:style style:name="P7" style:family="paragraph" style:parent-style-name="Heading_20_2"/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Header">
      <style:paragraph-properties>
        <style:tab-stops/>
      </style:paragraph-properties>
    </style:style>
    <style:style style:name="P11" style:family="paragraph" style:parent-style-name="Heading_20_1">
      <style:paragraph-properties fo:margin-left="0cm" fo:margin-right="0cm" fo:margin-top="0.423cm" fo:margin-bottom="0.106cm" fo:text-align="center" style:justify-single-word="false" fo:hyphenation-ladder-count="no-limit" fo:text-indent="0cm" style:auto-text-indent="false" fo:break-before="page" fo:padding-left="0.141cm" fo:padding-right="0.141cm" fo:padding-top="0.035cm" fo:padding-bottom="0.035cm" fo:border="0.002cm solid #000000"/>
      <style:text-properties fo:color="#0000ff" style:font-name="Courier New" fo:font-size="18pt" style:text-underline-style="none" fo:font-weight="bold" style:letter-kerning="true" style:font-size-asian="18pt" style:language-asian="none" style:country-asian="none" style:font-weight-asian="bold" fo:hyphenate="false" fo:hyphenation-remain-char-count="2" fo:hyphenation-push-char-count="2"/>
    </style:style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Heading_20_3"/>
    <style:style style:name="P17" style:family="paragraph" style:parent-style-name="Standard" style:list-style-name="WW8Num4"/>
    <style:style style:name="P18" style:family="paragraph" style:parent-style-name="Heading_20_1" style:list-style-name="WW8Num4">
      <style:paragraph-properties fo:break-before="page"/>
    </style:style>
    <style:style style:name="P19" style:family="paragraph" style:parent-style-name="Standard">
      <style:text-properties style:font-name="Courier New2" fo:font-size="12pt" style:font-size-asian="12pt" style:font-size-complex="12pt"/>
    </style:style>
    <style:style style:name="P20" style:family="paragraph" style:parent-style-name="Heading_20_2">
      <style:text-properties fo:background-color="transparent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>
        <style:tab-stops/>
      </style:paragraph-properties>
    </style:style>
    <style:style style:name="P23" style:family="paragraph">
      <style:paragraph-properties fo:margin-left="0.319cm" fo:margin-right="0.319cm" fo:text-align="center" fo:text-indent="0cm"/>
      <style:text-properties fo:font-size="24pt"/>
    </style:style>
    <style:style style:name="P24" style:family="paragraph" style:parent-style-name="Heading_20_2">
      <style:paragraph-properties fo:break-before="page" fo:background-color="#ffff00">
        <style:background-image/>
      </style:paragraph-properties>
    </style:style>
    <style:style style:name="P25" style:family="paragraph" style:parent-style-name="Standard">
      <style:paragraph-properties fo:background-color="#ffff00">
        <style:background-image/>
      </style:paragraph-properties>
    </style:style>
    <style:style style:name="P26" style:family="paragraph" style:parent-style-name="Standard" style:list-style-name="L7">
      <style:paragraph-properties fo:background-color="#ffff00">
        <style:background-image/>
      </style:paragraph-properties>
    </style:style>
    <style:style style:name="P27" style:family="paragraph" style:parent-style-name="Standard">
      <style:text-properties fo:background-color="#ffff00"/>
    </style:style>
    <style:style style:name="P28" style:family="paragraph" style:parent-style-name="Standard">
      <style:text-properties fo:background-color="#ffcc99"/>
    </style:style>
    <style:style style:name="P29" style:family="paragraph" style:parent-style-name="Heading_20_3">
      <style:paragraph-properties fo:background-color="transparent">
        <style:background-image/>
      </style:paragraph-properties>
    </style:style>
    <style:style style:name="P30" style:family="paragraph" style:parent-style-name="Standard">
      <style:paragraph-properties fo:background-color="transparent">
        <style:background-image/>
      </style:paragraph-properties>
    </style:style>
    <style:style style:name="P31" style:family="paragraph" style:parent-style-name="Heading_20_9">
      <style:paragraph-properties fo:background-color="transparent">
        <style:background-image/>
      </style:paragraph-properties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style:font-name-asian="Tahoma2" style:font-name-complex="Tahoma2"/>
    </style:style>
    <style:style style:name="P33" style:family="paragraph" style:parent-style-name="Standard">
      <style:paragraph-properties fo:background-color="#ffcc99">
        <style:background-image/>
      </style:paragraph-properties>
    </style:style>
    <style:style style:name="P34" style:family="paragraph" style:parent-style-name="Standard">
      <style:paragraph-properties fo:background-color="#ffcc99">
        <style:background-image/>
      </style:paragraph-properties>
      <style:text-properties style:font-name="Arial" fo:font-size="10pt" style:font-name-asian="Tahoma2" style:font-size-asian="10pt" style:font-name-complex="Tahoma2" style:font-size-complex="10pt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style:font-name="Arial" fo:font-size="10pt" fo:background-color="transparent" style:font-name-asian="Tahoma2" style:font-size-asian="10pt" style:font-name-complex="Tahoma2" style:font-size-complex="10pt"/>
    </style:style>
    <style:style style:name="P36" style:family="paragraph" style:parent-style-name="Standard" style:list-style-name="L8">
      <style:paragraph-properties fo:background-color="transparent">
        <style:background-image/>
      </style:paragraph-properties>
      <style:text-properties style:font-name="Arial" fo:font-size="10pt" style:font-name-asian="Tahoma2" style:font-size-asian="10pt" style:font-name-complex="Tahoma2" style:font-size-complex="10pt"/>
    </style:style>
    <style:style style:name="P37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Heading_20_2">
      <style:paragraph-properties fo:background-color="transparent">
        <style:background-image/>
      </style:paragraph-properties>
    </style:style>
    <style:style style:name="P40" style:family="paragraph" style:parent-style-name="Text_20_body">
      <style:paragraph-properties fo:background-color="transparent">
        <style:background-image/>
      </style:paragraph-properties>
    </style:style>
    <style:style style:name="P41" style:family="paragraph" style:parent-style-name="Text_20_body">
      <style:paragraph-properties fo:background-color="#ffcc99">
        <style:background-image/>
      </style:paragraph-properties>
      <style:text-properties style:font-name="Arial" fo:font-size="10pt" style:font-name-asian="Tahoma2" style:font-size-asian="10pt" style:font-name-complex="Tahoma2" style:font-size-complex="10pt"/>
    </style:style>
    <style:style style:name="P42" style:family="paragraph" style:parent-style-name="Standard" style:list-style-name="L9">
      <style:paragraph-properties fo:background-color="transparent">
        <style:background-image/>
      </style:paragraph-properties>
    </style:style>
    <style:style style:name="P43" style:family="paragraph" style:parent-style-name="Standard">
      <style:paragraph-properties fo:background-color="#ffff00">
        <style:background-image/>
      </style:paragraph-properties>
      <style:text-properties fo:background-color="transparent"/>
    </style:style>
    <style:style style:name="P44" style:family="paragraph" style:parent-style-name="Standard" style:list-style-name="L10"/>
    <style:style style:name="P45" style:family="paragraph" style:parent-style-name="Standard" style:list-style-name="WW8Num5">
      <style:paragraph-properties fo:background-color="#ffcc99">
        <style:background-image/>
      </style:paragraph-properties>
    </style:style>
    <style:style style:name="P46" style:family="paragraph" style:parent-style-name="Standard" style:list-style-name="WW8Num5">
      <style:paragraph-properties fo:background-color="#ffff00">
        <style:background-image/>
      </style:paragraph-properties>
    </style:style>
    <style:style style:name="P47" style:family="paragraph" style:parent-style-name="Standard">
      <style:text-properties fo:color="#0047ff"/>
    </style:style>
    <style:style style:name="P48" style:family="paragraph" style:parent-style-name="Standard">
      <style:paragraph-properties fo:background-color="transparent">
        <style:background-image/>
      </style:paragraph-properties>
      <style:text-properties fo:background-color="#ffcc99"/>
    </style:style>
    <style:style style:name="P49" style:family="paragraph" style:parent-style-name="Standard" style:list-style-name="WW8Num7">
      <style:paragraph-properties fo:background-color="#ffff00">
        <style:background-image/>
      </style:paragraph-properties>
    </style:style>
    <style:style style:name="P50" style:family="paragraph" style:parent-style-name="Standard" style:list-style-name="WW8Num8"/>
    <style:style style:name="P51" style:family="paragraph" style:parent-style-name="Standard">
      <style:paragraph-properties fo:margin-left="1.249cm" fo:margin-right="0cm" fo:text-indent="0cm" style:auto-text-indent="false"/>
    </style:style>
    <style:style style:name="P52" style:family="paragraph" style:parent-style-name="Standard" style:list-style-name="WW8Num9"/>
    <style:style style:name="P53" style:family="paragraph" style:parent-style-name="Standard" style:list-style-name="WW8Num11"/>
    <style:style style:name="P54" style:family="paragraph" style:parent-style-name="Standard" style:list-style-name="WW8Num12">
      <style:paragraph-properties fo:background-color="#ffcc99">
        <style:background-image/>
      </style:paragraph-properties>
      <style:text-properties fo:background-color="transparent"/>
    </style:style>
    <style:style style:name="P55" style:family="paragraph" style:parent-style-name="Standard" style:list-style-name="WW8Num12">
      <style:paragraph-properties fo:background-color="#ffcc99">
        <style:background-image/>
      </style:paragraph-properties>
      <style:text-properties style:text-line-through-style="solid" style:text-line-through-type="double" fo:font-style="italic" fo:background-color="transparent"/>
    </style:style>
    <style:style style:name="P56" style:family="paragraph" style:parent-style-name="Standard">
      <style:paragraph-properties fo:background-color="#ffcc99">
        <style:background-image/>
      </style:paragraph-properties>
      <style:text-properties fo:background-color="transparent"/>
    </style:style>
    <style:style style:name="P57" style:family="paragraph" style:parent-style-name="Standard">
      <style:text-properties style:font-name="Arial" fo:font-size="10pt" style:font-size-asian="10pt" style:font-size-complex="10pt"/>
    </style:style>
    <style:style style:name="P58" style:family="paragraph" style:parent-style-name="Standard">
      <style:text-properties style:font-name="Arial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60" style:family="paragraph" style:parent-style-name="Standard">
      <style:text-properties style:text-underline-style="none" fo:font-weight="normal" style:font-weight-asian="normal" style:font-weight-complex="normal"/>
    </style:style>
    <style:style style:name="P61" style:family="paragraph" style:parent-style-name="Standard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2" style:family="paragraph" style:parent-style-name="Standard">
      <style:text-properties fo:background-color="transparent"/>
    </style:style>
    <style:style style:name="P63" style:family="paragraph" style:parent-style-name="Standard" style:list-style-name="L11"/>
    <style:style style:name="P64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fo:background-color="#ffff00" style:font-weight-asian="normal" style:font-weight-complex="normal"/>
    </style:style>
    <style:style style:name="P65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fo:background-color="transparent" style:font-weight-asian="normal" style:font-weight-complex="normal"/>
    </style:style>
    <style:style style:name="P66" style:family="paragraph" style:parent-style-name="Standard">
      <style:text-properties style:use-window-font-color="true" style:font-name="Arial" fo:font-size="10pt" fo:background-color="transparent" style:font-size-asian="10pt" style:font-size-complex="10pt"/>
    </style:style>
    <style:style style:name="P67" style:family="paragraph" style:parent-style-name="Standard">
      <style:paragraph-properties fo:break-before="page"/>
      <style:text-properties style:use-window-font-color="true" style:font-name="Arial" fo:font-size="10pt" fo:background-color="transparent" style:font-size-asian="10pt" style:font-size-complex="10pt"/>
    </style:style>
    <style:style style:name="P68" style:family="paragraph" style:parent-style-name="Standard">
      <style:text-properties fo:font-style="italic" style:font-style-asian="italic" style:font-style-complex="italic"/>
    </style:style>
    <style:style style:name="P69" style:family="paragraph" style:parent-style-name="Standard" style:list-style-name="WW8Num1">
      <style:text-properties style:use-window-font-color="true" style:font-name="Arial" fo:font-size="10pt" fo:background-color="transparent" style:font-size-asian="10pt" style:font-size-complex="10pt"/>
    </style:style>
    <style:style style:name="P70" style:family="paragraph" style:parent-style-name="Standard" style:list-style-name="WW8Num1">
      <style:text-properties style:use-window-font-color="true" style:font-name="Arial" fo:font-size="10pt" style:font-size-asian="10pt" style:font-size-complex="10pt"/>
    </style:style>
    <style:style style:name="P71" style:family="paragraph" style:parent-style-name="Heading_20_3">
      <style:text-properties style:use-window-font-color="true" style:font-name="Arial" fo:font-size="10pt" fo:background-color="transparent" style:font-size-asian="10pt" style:font-size-complex="10pt"/>
    </style:style>
    <style:style style:name="P72" style:family="paragraph" style:parent-style-name="Heading_20_3">
      <style:text-properties fo:background-color="transparent"/>
    </style:style>
    <style:style style:name="P73" style:family="paragraph" style:parent-style-name="Heading_20_2">
      <style:paragraph-properties fo:break-before="page"/>
    </style:style>
    <style:style style:name="P74" style:family="paragraph" style:parent-style-name="Standard" style:list-style-name="L12">
      <style:paragraph-properties fo:background-color="transparent">
        <style:background-image/>
      </style:paragraph-properties>
      <style:text-properties fo:background-color="transparent"/>
    </style:style>
    <style:style style:name="P75" style:family="paragraph" style:parent-style-name="Standard">
      <style:paragraph-properties fo:background-color="transparent">
        <style:background-image/>
      </style:paragraph-properties>
      <style:text-properties style:font-name="Courier New2" fo:font-size="12pt" fo:background-color="transparent" style:font-size-asian="12pt" style:font-size-complex="12pt"/>
    </style:style>
    <style:style style:name="P76" style:family="paragraph" style:parent-style-name="Standard" style:list-style-name="WW8Num1"/>
    <style:style style:name="P77" style:family="paragraph" style:parent-style-name="Standard" style:list-style-name="L13">
      <style:text-properties style:font-name="Arial" fo:font-size="10pt" fo:background-color="#ffcc99" style:font-size-asian="10pt" style:font-size-complex="10pt"/>
    </style:style>
    <style:style style:name="P78" style:family="paragraph" style:parent-style-name="Standard" style:list-style-name="L14">
      <style:paragraph-properties fo:background-color="#ffff00">
        <style:background-image/>
      </style:paragraph-properties>
      <style:text-properties style:font-name="Arial" fo:font-size="10pt" style:font-size-asian="10pt" style:font-size-complex="10pt"/>
    </style:style>
    <style:style style:name="P79" style:family="paragraph" style:parent-style-name="Standard">
      <style:paragraph-properties fo:background-color="transparent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80" style:family="paragraph" style:parent-style-name="Standard">
      <style:text-properties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81" style:family="paragraph" style:parent-style-name="Standard">
      <style:text-properties style:text-underline-style="none" fo:font-weight="normal" fo:background-color="transparent" style:font-weight-asian="normal" style:font-weight-complex="normal"/>
    </style:style>
    <style:style style:name="P8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83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84" style:family="paragraph" style:parent-style-name="Standard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85" style:family="paragraph" style:parent-style-name="Standard">
      <style:text-properties fo:font-weight="bold" style:font-weight-asian="bold" style:font-weight-complex="bold"/>
    </style:style>
    <style:style style:name="P86" style:family="paragraph" style:parent-style-name="Standard" style:list-style-name="L15"/>
    <style:style style:name="P87" style:family="paragraph" style:parent-style-name="Standard" style:list-style-name="L15">
      <style:text-properties fo:background-color="#ffcc99"/>
    </style:style>
    <style:style style:name="P88" style:family="paragraph" style:parent-style-name="Standard" style:list-style-name="L15">
      <style:text-properties fo:background-color="transparent"/>
    </style:style>
    <style:style style:name="P89" style:family="paragraph" style:parent-style-name="Standard" style:list-style-name="L16">
      <style:text-properties fo:background-color="transparent"/>
    </style:style>
    <style:style style:name="P90" style:family="paragraph" style:parent-style-name="Standard">
      <style:text-properties fo:font-weight="normal" style:font-weight-asian="normal" style:font-weight-complex="normal"/>
    </style:style>
    <style:style style:name="P91" style:family="paragraph" style:parent-style-name="Standard">
      <style:text-properties style:use-window-font-color="true" fo:background-color="transparent"/>
    </style:style>
    <style:style style:name="P92" style:family="paragraph" style:parent-style-name="Standard" style:list-style-name="L17">
      <style:text-properties style:use-window-font-color="true" fo:background-color="transparent"/>
    </style:style>
    <style:style style:name="P93" style:family="paragraph" style:parent-style-name="Standard" style:list-style-name="L17">
      <style:text-properties style:use-window-font-color="true" fo:background-color="#ffcc99"/>
    </style:style>
    <style:style style:name="P94" style:family="paragraph" style:parent-style-name="Standard" style:list-style-name="L17">
      <style:paragraph-properties fo:background-color="transparent">
        <style:background-image/>
      </style:paragraph-properties>
      <style:text-properties style:use-window-font-color="true" fo:background-color="transparent"/>
    </style:style>
    <style:style style:name="P95" style:family="paragraph" style:parent-style-name="Standard" style:list-style-name="WW8Num10"/>
    <style:style style:name="P96" style:family="paragraph" style:parent-style-name="Standard" style:list-style-name="WW8Num10">
      <style:paragraph-properties fo:background-color="transparent">
        <style:background-image/>
      </style:paragraph-properties>
      <style:text-properties fo:background-color="transparent"/>
    </style:style>
    <style:style style:name="P97" style:family="paragraph" style:parent-style-name="Standard">
      <style:text-properties fo:background-color="#ff0000"/>
    </style:style>
    <style:style style:name="P98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99" style:family="paragraph" style:parent-style-name="Standard">
      <style:paragraph-properties fo:background-color="transparent">
        <style:background-image/>
      </style:paragraph-properties>
      <style:text-properties style:use-window-font-color="true" style:text-underline-style="none" fo:font-weight="normal" fo:background-color="transparent" style:font-weight-asian="normal" style:font-weight-complex="normal"/>
    </style:style>
    <style:style style:name="P100" style:family="paragraph" style:parent-style-name="Standard">
      <style:text-properties style:use-window-font-color="true" style:text-underline-style="none" fo:font-weight="normal" fo:background-color="transparent" style:font-weight-asian="normal" style:font-weight-complex="normal"/>
    </style:style>
    <style:style style:name="P101" style:family="paragraph" style:parent-style-name="Standard" style:list-style-name="L18"/>
    <style:style style:name="P102" style:family="paragraph" style:parent-style-name="Standard">
      <style:text-properties fo:background-color="#99ccff"/>
    </style:style>
    <style:style style:name="P103" style:family="paragraph" style:parent-style-name="Standard" style:list-style-name="L19"/>
    <style:style style:name="P104" style:family="paragraph" style:parent-style-name="Heading_20_3">
      <style:paragraph-properties fo:background-color="transparent">
        <style:background-image/>
      </style:paragraph-properties>
      <style:text-properties fo:background-color="transparent"/>
    </style:style>
    <style:style style:name="P105" style:family="paragraph" style:parent-style-name="Standard" style:list-style-name="WW8Num1">
      <style:paragraph-properties fo:background-color="transparent">
        <style:background-image/>
      </style:paragraph-properties>
    </style:style>
    <style:style style:name="P106" style:family="paragraph" style:parent-style-name="Heading_20_3">
      <style:paragraph-properties fo:background-color="#ffcc99">
        <style:background-image/>
      </style:paragraph-properties>
    </style:style>
    <style:style style:name="P107" style:family="paragraph" style:parent-style-name="Heading_20_3">
      <style:text-properties style:font-name="Courier New2" fo:font-size="12pt" style:font-size-asian="12pt" style:font-size-complex="12pt"/>
    </style:style>
    <style:style style:name="P108" style:family="paragraph" style:parent-style-name="Standard">
      <style:paragraph-properties fo:break-before="page"/>
      <style:text-properties style:font-name="Courier New2" fo:font-size="12pt" style:font-size-asian="12pt" style:font-size-complex="12pt"/>
    </style:style>
    <style:style style:name="P109" style:family="paragraph" style:parent-style-name="Standard">
      <style:paragraph-properties fo:background-color="transparent">
        <style:background-image/>
      </style:paragraph-properties>
      <style:text-properties fo:color="#ff0000" fo:background-color="transparent"/>
    </style:style>
    <style:style style:name="P110" style:family="paragraph" style:parent-style-name="Standard">
      <style:paragraph-properties fo:background-color="transparent">
        <style:background-image/>
      </style:paragraph-properties>
      <style:text-properties fo:background-color="#ffff00"/>
    </style:style>
    <style:style style:name="P111" style:family="paragraph" style:parent-style-name="Standard" style:list-style-name="WW8Num3">
      <style:paragraph-properties fo:background-color="#ffcc99">
        <style:background-image/>
      </style:paragraph-properties>
      <style:text-properties fo:background-color="transparent"/>
    </style:style>
    <style:style style:name="P112" style:family="paragraph" style:parent-style-name="Standard" style:list-style-name="WW8Num3">
      <style:paragraph-properties fo:text-align="justify" style:justify-single-word="false" fo:orphans="2" fo:widows="2" fo:hyphenation-ladder-count="no-limit" fo:background-color="#ffcc99" style:writing-mode="lr-tb">
        <style:tab-stops/>
        <style:background-image/>
      </style:paragraph-properties>
      <style:text-properties fo:background-color="transparent" fo:hyphenate="false" fo:hyphenation-remain-char-count="2" fo:hyphenation-push-char-count="2"/>
    </style:style>
    <style:style style:name="P113" style:family="paragraph" style:parent-style-name="Standard" style:list-style-name="WW8Num3">
      <style:paragraph-properties fo:background-color="#ffcc99">
        <style:background-image/>
      </style:paragraph-properties>
    </style:style>
    <style:style style:name="P114" style:family="paragraph" style:parent-style-name="Standard">
      <style:paragraph-properties fo:background-color="#ffcc99">
        <style:background-image/>
      </style:paragraph-properties>
      <style:text-properties style:use-window-font-color="true" fo:background-color="transparent"/>
    </style:style>
    <style:style style:name="P115" style:family="paragraph" style:parent-style-name="Standard" style:list-style-name="L20">
      <style:paragraph-properties fo:background-color="#ffcc99">
        <style:background-image/>
      </style:paragraph-properties>
      <style:text-properties fo:background-color="transparent"/>
    </style:style>
    <style:style style:name="P116" style:family="paragraph" style:parent-style-name="Standard" style:list-style-name="L21">
      <style:paragraph-properties fo:background-color="#ffcc99">
        <style:background-image/>
      </style:paragraph-properties>
      <style:text-properties fo:background-color="transparent"/>
    </style:style>
    <style:style style:name="P117" style:family="paragraph" style:parent-style-name="Standard" style:list-style-name="L22">
      <style:paragraph-properties fo:background-color="#ffcc99">
        <style:background-image/>
      </style:paragraph-properties>
      <style:text-properties fo:background-color="transparent"/>
    </style:style>
    <style:style style:name="P118" style:family="paragraph" style:parent-style-name="Standard" style:list-style-name="L22">
      <style:paragraph-properties fo:background-color="#ffcc99">
        <style:background-image/>
      </style:paragraph-properties>
    </style:style>
    <style:style style:name="P119" style:family="paragraph" style:parent-style-name="Standard" style:list-style-name="L20">
      <style:paragraph-properties fo:background-color="#ffcc99">
        <style:background-image/>
      </style:paragraph-properties>
    </style:style>
    <style:style style:name="P120" style:family="paragraph" style:parent-style-name="Standard" style:list-style-name="WW8Num4">
      <style:paragraph-properties fo:background-color="#ffcc99">
        <style:background-image/>
      </style:paragraph-properties>
    </style:style>
    <style:style style:name="P121" style:family="paragraph" style:parent-style-name="Heading_20_2" style:list-style-name="WW8Num4">
      <style:paragraph-properties fo:break-before="page" fo:background-color="#ffcc99">
        <style:background-image/>
      </style:paragraph-properties>
    </style:style>
    <style:style style:name="P122" style:family="paragraph" style:parent-style-name="Standard">
      <style:paragraph-properties fo:text-align="start" style:justify-single-word="false" fo:background-color="#ffcc99">
        <style:background-image/>
      </style:paragraph-properties>
      <style:text-properties fo:background-color="transparent"/>
    </style:style>
    <style:style style:name="P123" style:family="paragraph" style:parent-style-name="Heading_20_3">
      <style:paragraph-properties fo:background-color="#ffcc99">
        <style:background-image/>
      </style:paragraph-properties>
      <style:text-properties fo:background-color="transparent"/>
    </style:style>
    <style:style style:name="P124" style:family="paragraph" style:parent-style-name="Standard" style:list-style-name="L23">
      <style:paragraph-properties fo:background-color="#ffcc99">
        <style:background-image/>
      </style:paragraph-properties>
      <style:text-properties fo:background-color="transparent"/>
    </style:style>
    <style:style style:name="P125" style:family="paragraph" style:parent-style-name="Standard" style:list-style-name="L24">
      <style:paragraph-properties fo:background-color="#ffcc99">
        <style:background-image/>
      </style:paragraph-properties>
      <style:text-properties fo:background-color="transparent"/>
    </style:style>
    <style:style style:name="P126" style:family="paragraph" style:parent-style-name="code_20_source"/>
    <style:style style:name="P127" style:family="paragraph" style:parent-style-name="Standard">
      <style:paragraph-properties fo:background-color="#ffff00">
        <style:background-image/>
      </style:paragraph-properties>
      <style:text-properties fo:background-color="#ffff00"/>
    </style:style>
    <style:style style:name="P128" style:family="paragraph" style:parent-style-name="Heading_20_3">
      <style:text-properties fo:background-color="#ffcc99"/>
    </style:style>
    <style:style style:name="P129" style:family="paragraph" style:parent-style-name="Standard" style:list-style-name="L25">
      <style:text-properties fo:background-color="#ffcc99"/>
    </style:style>
    <style:style style:name="P130" style:family="paragraph" style:parent-style-name="Standard" style:list-style-name="L26">
      <style:text-properties fo:background-color="#ffcc99"/>
    </style:style>
    <style:style style:name="P131" style:family="paragraph" style:parent-style-name="Standard" style:list-style-name="L27">
      <style:text-properties fo:background-color="#ffcc99"/>
    </style:style>
    <style:style style:name="P132" style:family="paragraph" style:parent-style-name="Standard" style:list-style-name="L27">
      <style:text-properties fo:font-weight="bold" fo:background-color="#ffcc99" style:font-weight-asian="bold" style:font-weight-complex="bold"/>
    </style:style>
    <style:style style:name="P133" style:family="paragraph" style:parent-style-name="Standard" style:list-style-name="L28">
      <style:text-properties fo:background-color="#ffcc99"/>
    </style:style>
    <style:style style:name="P134" style:family="paragraph" style:parent-style-name="Standard">
      <style:text-properties style:font-name="Arial" fo:font-size="10pt" fo:background-color="#ffcc99" style:font-size-asian="10pt" style:font-size-complex="10pt"/>
    </style:style>
    <style:style style:name="P135" style:family="paragraph" style:parent-style-name="Heading_20_3">
      <style:paragraph-properties fo:background-color="#ffff00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136" style:family="paragraph" style:parent-style-name="Standard" style:list-style-name="L29">
      <style:paragraph-properties fo:background-color="#ffff00">
        <style:background-image/>
      </style:paragraph-properties>
    </style:style>
    <style:style style:name="P137" style:family="paragraph" style:parent-style-name="Header">
      <style:paragraph-properties fo:background-color="#ffff00">
        <style:tab-stops/>
        <style:background-image/>
      </style:paragraph-properties>
    </style:style>
    <style:style style:name="P138" style:family="paragraph" style:parent-style-name="Header">
      <style:paragraph-properties fo:background-color="#ffff00">
        <style:tab-stops/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139" style:family="paragraph" style:parent-style-name="Standard">
      <style:paragraph-properties fo:background-color="#ffcc99">
        <style:background-image/>
      </style:paragraph-properties>
      <style:text-properties fo:font-weight="normal" fo:background-color="#99ccff" style:font-weight-asian="normal" style:font-weight-complex="normal"/>
    </style:style>
    <style:style style:name="P140" style:family="paragraph" style:parent-style-name="Standard" style:list-style-name="L30">
      <style:paragraph-properties fo:background-color="#ffcc99">
        <style:background-image/>
      </style:paragraph-properties>
      <style:text-properties fo:background-color="transparent"/>
    </style:style>
    <style:style style:name="P141" style:family="paragraph" style:parent-style-name="Standard" style:list-style-name="L31">
      <style:paragraph-properties fo:background-color="#ffcc99">
        <style:background-image/>
      </style:paragraph-properties>
      <style:text-properties fo:background-color="transparent"/>
    </style:style>
    <style:style style:name="P142" style:family="paragraph" style:parent-style-name="Heading_20_3">
      <style:paragraph-properties fo:background-color="#99ccff">
        <style:background-image/>
      </style:paragraph-properties>
      <style:text-properties fo:background-color="transparent"/>
    </style:style>
    <style:style style:name="P143" style:family="paragraph" style:parent-style-name="Standard">
      <style:paragraph-properties fo:background-color="#99ccff">
        <style:background-image/>
      </style:paragraph-properties>
      <style:text-properties fo:background-color="transparent"/>
    </style:style>
    <style:style style:name="P144" style:family="paragraph" style:parent-style-name="Standard" style:list-style-name="L32"/>
    <style:style style:name="P145" style:family="paragraph" style:parent-style-name="Heading_20_2">
      <style:paragraph-properties fo:background-color="#ffff00">
        <style:background-image/>
      </style:paragraph-properties>
      <style:text-properties fo:background-color="transparent"/>
    </style:style>
    <style:style style:name="P146" style:family="paragraph" style:parent-style-name="Standard" style:list-style-name="L33">
      <style:paragraph-properties fo:background-color="#ffff00">
        <style:background-image/>
      </style:paragraph-properties>
      <style:text-properties fo:background-color="transparent"/>
    </style:style>
    <style:style style:name="P147" style:family="paragraph" style:parent-style-name="Standard" style:list-style-name="L34">
      <style:paragraph-properties fo:background-color="#ffff00">
        <style:background-image/>
      </style:paragraph-properties>
      <style:text-properties fo:background-color="transparent"/>
    </style:style>
    <style:style style:name="P148" style:family="paragraph" style:parent-style-name="Heading_20_1">
      <style:paragraph-properties fo:break-before="page"/>
    </style:style>
    <style:style style:name="P149" style:family="paragraph" style:parent-style-name="Heading_20_3">
      <style:paragraph-properties fo:background-color="#ffff00">
        <style:background-image/>
      </style:paragraph-properties>
      <style:text-properties fo:background-color="transparent"/>
    </style:style>
    <style:style style:name="P150" style:family="paragraph" style:parent-style-name="Heading_20_2">
      <style:paragraph-properties fo:background-color="#ffcc99">
        <style:background-image/>
      </style:paragraph-properties>
    </style:style>
    <style:style style:name="P151" style:family="paragraph" style:parent-style-name="Heading_20_3">
      <style:paragraph-properties fo:background-color="#ffcc99">
        <style:background-image/>
      </style:paragraph-properties>
    </style:style>
    <style:style style:name="P152" style:family="paragraph" style:parent-style-name="Standard">
      <style:paragraph-properties fo:background-color="#ffcc99">
        <style:background-image/>
      </style:paragraph-properties>
      <style:text-properties fo:font-weight="bold" style:font-weight-asian="bold" style:font-weight-complex="bold"/>
    </style:style>
    <style:style style:name="P153" style:family="paragraph" style:parent-style-name="Standard" style:list-style-name="L35">
      <style:paragraph-properties fo:background-color="#ffcc99">
        <style:background-image/>
      </style:paragraph-properties>
    </style:style>
    <style:style style:name="P154" style:family="paragraph" style:parent-style-name="Standard" style:list-style-name="L36">
      <style:paragraph-properties fo:background-color="#ffcc99">
        <style:background-image/>
      </style:paragraph-properties>
    </style:style>
    <style:style style:name="P155" style:family="paragraph" style:parent-style-name="Standard" style:list-style-name="L37">
      <style:paragraph-properties fo:background-color="#ffcc99">
        <style:background-image/>
      </style:paragraph-properties>
    </style:style>
    <style:style style:name="P156" style:family="paragraph" style:parent-style-name="Standard" style:list-style-name="L38"/>
    <style:style style:name="P157" style:family="paragraph" style:parent-style-name="Standard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style style:name="T1" style:family="text">
      <style:text-properties style:font-name="Arial" fo:font-size="10pt" fo:background-color="transparent" style:font-size-asian="10pt" style:font-size-complex="10pt"/>
    </style:style>
    <style:style style:name="T2" style:family="text">
      <style:text-properties style:font-name="Arial" fo:font-size="10pt" fo:background-color="#ffff00" style:font-size-asian="10pt" style:font-size-complex="10pt"/>
    </style:style>
    <style:style style:name="T3" style:family="text">
      <style:text-properties style:font-name="Arial" fo:font-size="10pt" fo:background-color="transparent" style:font-size-asian="10pt" style:font-size-complex="10pt"/>
    </style:style>
    <style:style style:name="T4" style:family="text">
      <style:text-properties style:font-name="Arial" fo:font-size="10pt" fo:background-color="#ffff00" style:font-size-asian="10pt" style:font-size-complex="10pt"/>
    </style:style>
    <style:style style:name="T5" style:family="text">
      <style:text-properties fo:background-color="#ffff00"/>
    </style:style>
    <style:style style:name="T6" style:family="text">
      <style:text-properties fo:background-color="transparent" style:font-size-complex="12pt"/>
    </style:style>
    <style:style style:name="T7" style:family="text">
      <style:text-properties fo:background-color="#99ccff" style:font-size-complex="12pt"/>
    </style:style>
    <style:style style:name="T8" style:family="text">
      <style:text-properties fo:background-color="#ffcc99"/>
    </style:style>
    <style:style style:name="T9" style:family="text">
      <style:text-properties fo:background-color="#99ccff"/>
    </style:style>
    <style:style style:name="T10" style:family="text">
      <style:text-properties fo:color="#800000" fo:background-color="#ffff00"/>
    </style:style>
    <style:style style:name="T11" style:family="text">
      <style:text-properties style:use-window-font-color="true" fo:background-color="#ffff00"/>
    </style:style>
    <style:style style:name="T12" style:family="text">
      <style:text-properties style:use-window-font-color="true" style:font-name="Times New Roman" fo:font-size="10pt" fo:language="fr" fo:country="FR" style:font-name-asian="Times New Roman" style:font-size-asian="10pt" style:language-asian="none" style:country-asian="none" style:font-name-complex="Times New Roman" style:font-size-complex="10pt" style:language-complex="none" style:country-complex="none"/>
    </style:style>
    <style:style style:name="T13" style:family="text">
      <style:text-properties style:use-window-font-color="true" style:font-name="Times New Roman" fo:font-size="12pt" fo:language="fr" fo:country="FR" fo:font-weight="bold" style:font-name-asian="Times New Roman" style:font-size-asian="12pt" style:language-asian="none" style:country-asian="none" style:font-weight-asian="bold" style:font-name-complex="Times New Roman" style:font-size-complex="10pt" style:language-complex="none" style:country-complex="none"/>
    </style:style>
    <style:style style:name="T14" style:family="text">
      <style:text-properties style:use-window-font-color="true" style:font-name="Times New Roman" fo:font-size="10pt" fo:language="fr" fo:country="FR" fo:font-weight="bold" style:font-name-asian="Times New Roman" style:font-size-asian="10pt" style:language-asian="none" style:country-asian="none" style:font-weight-asian="bold" style:font-name-complex="Times New Roman" style:font-size-complex="10pt" style:language-complex="none" style:country-complex="none"/>
    </style:style>
    <style:style style:name="T15" style:family="text">
      <style:text-properties style:font-name="Arial" fo:font-size="10pt" style:text-underline-style="none" fo:background-color="transparent" style:font-size-asian="10pt" style:font-size-complex="10pt"/>
    </style:style>
    <style:style style:name="T16" style:family="text">
      <style:text-properties fo:font-style="italic" fo:background-color="#ffff00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background-color="transparent"/>
    </style:style>
    <style:style style:name="T20" style:family="text">
      <style:text-properties style:use-window-font-color="true" fo:background-color="transparent"/>
    </style:style>
    <style:style style:name="T21" style:family="text">
      <style:text-properties style:use-window-font-color="true" style:text-outline="false" style:text-line-through-style="none" fo:text-shadow="none" fo:background-color="transparent" style:font-name-asian="Arial" style:font-name-complex="Arial" style:text-emphasize="none"/>
    </style:style>
    <style:style style:name="T22" style:family="text">
      <style:text-properties fo:color="#800000" fo:background-color="#99ccff"/>
    </style:style>
    <style:style style:name="T23" style:family="text">
      <style:text-properties style:use-window-font-color="true" fo:background-color="#99ccff"/>
    </style:style>
    <style:style style:name="T24" style:family="text">
      <style:text-properties style:use-window-font-color="true" fo:background-color="#99ccff"/>
    </style:style>
    <style:style style:name="T25" style:family="text">
      <style:text-properties fo:color="#0047ff" fo:background-color="transparent"/>
    </style:style>
    <style:style style:name="T26" style:family="text">
      <style:text-properties fo:color="#0047ff" fo:font-weight="bold" fo:background-color="transparent" style:font-weight-asian="bold" style:font-weight-complex="bold"/>
    </style:style>
    <style:style style:name="T27" style:family="text">
      <style:text-properties fo:font-style="italic" fo:background-color="#ffcc99" style:font-style-asian="italic" style:font-style-complex="italic"/>
    </style:style>
    <style:style style:name="T28" style:family="text">
      <style:text-properties fo:color="#0047ff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font-name="Courier New2" fo:font-size="12pt" fo:background-color="#ffff00" style:font-size-asian="12pt" style:font-size-complex="12pt"/>
    </style:style>
    <style:style style:name="T33" style:family="text">
      <style:text-properties style:use-window-font-color="true" style:font-name="Courier New2" fo:font-size="12pt" fo:background-color="#ffff00" style:font-size-asian="12pt" style:font-size-complex="12pt"/>
    </style:style>
    <style:style style:name="T34" style:family="text">
      <style:text-properties style:use-window-font-color="true" style:font-name="Courier New2" fo:font-size="12pt" fo:background-color="#ffff00" style:font-size-asian="12pt" style:font-size-complex="12pt"/>
    </style:style>
    <style:style style:name="T35" style:family="text">
      <style:text-properties style:use-window-font-color="true" fo:background-color="#ffff00"/>
    </style:style>
    <style:style style:name="T36" style:family="text">
      <style:text-properties fo:background-color="#ffff00"/>
    </style:style>
    <style:style style:name="T37" style:family="text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8" style:family="text">
      <style:text-properties style:text-underline-style="none" fo:font-weight="normal" fo:background-color="transparent" style:font-weight-asian="normal" style:font-weight-complex="normal"/>
    </style:style>
    <style:style style:name="T39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0" style:family="text">
      <style:text-properties style:text-underline-style="none" fo:font-weight="bold" style:font-weight-asian="bold" style:font-weight-complex="bold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bold" fo:background-color="#ff0000" style:font-weight-asian="bold" style:font-weight-complex="bold"/>
    </style:style>
    <style:style style:name="T43" style:family="text">
      <style:text-properties fo:background-color="#ff0000"/>
    </style:style>
    <style:style style:name="T44" style:family="text">
      <style:text-properties style:font-name="Arial" fo:font-size="10pt" style:text-underline-style="none" fo:font-weight="normal" fo:background-color="#ffff00" style:font-size-asian="10pt" style:font-weight-asian="normal" style:font-size-complex="10pt" style:font-weight-complex="normal"/>
    </style:style>
    <style:style style:name="T45" style:family="text">
      <style:text-properties style:text-underline-style="none" fo:font-weight="normal" fo:background-color="#ffff00" style:font-weight-asian="normal" style:font-weight-complex="normal"/>
    </style:style>
    <style:style style:name="T46" style:family="text">
      <style:text-properties style:font-name="Arial1" style:font-name-asian="Times New Roman" style:font-name-complex="Arial1"/>
    </style:style>
    <style:style style:name="T47" style:family="text">
      <style:text-properties style:font-name-asian="Tahoma2" style:font-name-complex="Tahoma2"/>
    </style:style>
    <style:style style:name="T48" style:family="text">
      <style:text-properties fo:background-color="#ffff00" style:font-name-asian="Tahoma2" style:font-name-complex="Tahoma2"/>
    </style:style>
    <style:style style:name="T49" style:family="text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50" style:family="text">
      <style:text-properties style:text-underline-style="none" fo:font-weight="normal" fo:background-color="transparent" style:font-weight-asian="normal" style:font-weight-complex="normal"/>
    </style:style>
    <style:style style:name="T5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53" style:family="text">
      <style:text-properties style:font-name="Arial" fo:font-size="10pt" style:font-size-asian="10pt" style:font-size-complex="10pt"/>
    </style:style>
    <style:style style:name="T5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55" style:family="text">
      <style:text-properties style:use-window-font-color="true"/>
    </style:style>
    <style:style style:name="T56" style:family="text">
      <style:text-properties fo:font-weight="bold" fo:background-color="transparent" style:font-weight-asian="bold" style:font-weight-complex="bold"/>
    </style:style>
    <style:style style:name="T57" style:family="text">
      <style:text-properties fo:color="#ff0000" fo:font-weight="bold" style:font-weight-asian="bold" style:font-weight-complex="bold"/>
    </style:style>
    <style:style style:name="T58" style:family="text">
      <style:text-properties fo:color="#000080" fo:background-color="transparent"/>
    </style:style>
    <style:style style:name="T59" style:family="text">
      <style:text-properties fo:background-color="#ffcc99"/>
    </style:style>
    <style:style style:name="T60" style:family="text">
      <style:text-properties style:font-name="Comic Sans MS" fo:font-size="11pt" fo:language="fr" fo:country="FR" fo:background-color="transparent" style:font-name-asian="Comic Sans MS" style:font-size-asian="11pt" style:font-name-complex="Comic Sans MS" style:font-size-complex="11pt"/>
    </style:style>
    <style:style style:name="T61" style:family="text">
      <style:text-properties style:font-name="Arial" fo:font-size="11pt" fo:language="fr" fo:country="FR" fo:font-weight="normal" fo:background-color="transparent" style:font-name-asian="Comic Sans MS" style:font-size-asian="11pt" style:font-weight-asian="normal" style:font-name-complex="Comic Sans MS" style:font-size-complex="11pt" style:font-weight-complex="normal"/>
    </style:style>
    <style:style style:name="T62" style:family="text">
      <style:text-properties fo:font-size="11pt" fo:background-color="transparent" style:font-size-asian="11pt" style:font-size-complex="11pt"/>
    </style:style>
    <style:style style:name="T63" style:family="text">
      <style:text-properties style:use-window-font-color="true" style:text-underline-style="none" fo:font-weight="normal" style:font-weight-asian="normal" style:font-weight-complex="normal"/>
    </style:style>
    <style:style style:name="T64" style:family="text">
      <style:text-properties style:use-window-font-color="true" style:font-name="Arial" fo:font-size="10pt" fo:background-color="transparent" style:font-size-asian="10pt" style:font-size-complex="10pt"/>
    </style:style>
    <style:style style:name="T65" style:family="text">
      <style:text-properties fo:color="#000080" style:font-name="Arial" fo:font-size="10pt" fo:background-color="#ffff00" style:font-size-asian="10pt" style:font-size-complex="10pt"/>
    </style:style>
    <style:style style:name="T66" style:family="text">
      <style:text-properties fo:language="fr" fo:country="FR" style:font-name-asian="Courier New3" style:font-name-complex="Courier New3"/>
    </style:style>
    <style:style style:name="T67" style:family="text">
      <style:text-properties style:font-name="Courier New2" fo:font-size="12pt" style:font-size-asian="12pt" style:font-size-complex="12pt"/>
    </style:style>
    <style:style style:name="T68" style:family="text">
      <style:text-properties style:font-name="Courier New2" fo:font-size="12pt" style:font-size-asian="12pt" style:font-size-complex="12pt"/>
    </style:style>
    <style:style style:name="T69" style:family="text">
      <style:text-properties style:use-window-font-color="true" style:font-name="Arial1" fo:font-size="10pt" fo:language="fr" fo:country="FR" style:font-name-asian="Times New Roman" style:font-size-asian="12pt" style:language-asian="none" style:country-asian="none" style:font-name-complex="Times New Roman" style:font-size-complex="10pt"/>
    </style:style>
    <style:style style:name="T70" style:family="text">
      <style:text-properties fo:background-color="transparent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style:use-window-font-color="true" fo:font-weight="bold" style:font-weight-asian="bold" style:font-weight-complex="bold"/>
    </style:style>
    <style:style style:name="T73" style:family="text">
      <style:text-properties style:use-window-font-color="true" fo:font-weight="normal" style:font-weight-asian="normal" style:font-weight-complex="normal"/>
    </style:style>
    <style:style style:name="T74" style:family="text">
      <style:text-properties style:font-name="Arial" fo:font-size="10pt" fo:background-color="#ffcc99" style:font-size-asian="10pt" style:font-size-complex="10pt"/>
    </style:style>
    <style:style style:name="T75" style:family="text">
      <style:text-properties style:font-name="Arial" fo:font-size="10pt" fo:background-color="#ffcc99" style:font-size-asian="10pt" style:font-size-complex="10pt"/>
    </style:style>
    <style:style style:name="T76" style:family="text">
      <style:text-properties fo:background-color="transparent"/>
    </style:style>
    <style:style style:name="T77" style:family="text">
      <style:text-properties fo:background-color="transparent"/>
    </style:style>
    <style:style style:name="T7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75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51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26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01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377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652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8.927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203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478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02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04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05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0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09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11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12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41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716cm" text:min-label-width="0.499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81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762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144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525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90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287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668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049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43cm" text:min-label-width="0.499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•">
        <style:list-level-properties text:min-label-width="0.499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0.499cm" text:min-label-width="0.499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0.999cm" text:min-label-width="0.499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1.498cm" text:min-label-width="0.499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1.997cm" text:min-label-width="0.499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2.496cm" text:min-label-width="0.499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2.995cm" text:min-label-width="0.499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3.494cm" text:min-label-width="0.499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3.994cm" text:min-label-width="0.499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4.493cm" text:min-label-width="0.499cm"/>
        <style:text-properties style:font-name="StarSymbol2"/>
      </text:list-level-style-bullet>
    </text:list-style>
    <text:list-style style:name="L27">
      <text:list-level-style-bullet text:level="1" text:style-name="Bullet_20_Symbols" style:num-suffix="." text:bullet-char="•">
        <style:list-level-properties text:min-label-width="0.499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0.499cm" text:min-label-width="0.499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0.999cm" text:min-label-width="0.499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1.498cm" text:min-label-width="0.499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1.997cm" text:min-label-width="0.499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2.496cm" text:min-label-width="0.499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2.995cm" text:min-label-width="0.499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3.494cm" text:min-label-width="0.499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3.994cm" text:min-label-width="0.499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4.493cm" text:min-label-width="0.499cm"/>
        <style:text-properties style:font-name="StarSymbol2"/>
      </text:list-level-style-bullet>
    </text:list-style>
    <text:list-style style:name="L28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81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762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144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525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90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287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668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049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43cm" text:min-label-width="0.499cm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32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33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34">
      <text:list-level-style-bullet text:level="1" text:style-name="Bullet_20_Symbols" style:num-suffix="." text:bullet-char="•">
        <style:list-level-properties text:min-label-width="0.635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2"/>
      </text:list-level-style-bullet>
    </text:list-style>
    <text:list-style style:name="L35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36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37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3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center" draw:textarea-vertical-align="middle" draw:shadow="hidden" style:run-through="foreground"/>
    </style:style>
    <style:style style:name="gr3" style:family="graphic">
      <style:graphic-properties draw:stroke="none" draw:fill="none" draw:fill-color="#ffffff" draw:textarea-vertical-align="top" draw:auto-grow-height="false" draw:auto-grow-width="false" fo:min-height="0.099cm" fo:padding-top="0.035cm" fo:padding-bottom="0.035cm" fo:padding-left="0.035cm" fo:padding-right="0.035cm" draw:shadow="hidden" style:run-through="foreground"/>
    </style:style>
    <style:style style:name="gr4" style:family="graphic">
      <style:graphic-properties draw:stroke="solid" svg:stroke-width="0.026cm" svg:stroke-color="#000000" draw:fill="none" draw:fill-color="#ffffff" draw:textarea-horizontal-align="center" draw:textarea-vertical-align="middle" fo:padding-top="0.012cm" fo:padding-bottom="0.012cm" fo:padding-left="0.012cm" fo:padding-right="0.012cm" draw:shadow="hidden" style:run-through="foreground"/>
    </style:style>
    <style:style style:name="gr5" style:family="graphic">
      <style:graphic-properties draw:stroke="solid" svg:stroke-width="0.026cm" svg:stroke-color="#000000" draw:fill="none" draw:fill-color="#ffffff" draw:textarea-horizontal-align="center" draw:textarea-vertical-align="middle" fo:padding-top="0.012cm" fo:padding-bottom="0.012cm" fo:padding-left="0.012cm" fo:padding-right="0.012cm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ff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insertForm" form:apply-filter="true" form:enctype="multipart/formdata" form:method="post" form:control-implementation="ooo:com.sun.star.form.component.Form" office:target-frame="" xlink:href="http://avi1203.agis.fr/phpMyAdmin/tbl_replace.php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insertForm" form:apply-filter="true" form:enctype="multipart/formdata" form:method="post" form:control-implementation="ooo:com.sun.star.form.component.Form" office:target-frame="" xlink:href="http://avi1203.agis.fr/phpMyAdmin/tbl_replace.php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unnamed0" form:apply-filter="true" form:method="post" form:control-implementation="ooo:com.sun.star.form.component.Form" office:target-frame="" xlink:href="http://action.php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unnamed1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unnamed2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unnamed3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unnamed4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Gestion des données "ARTICLE"</text:p>
        </text:list-item>
      </text:list>
      <text:p text:style-name="Standard"/>
      <text:p text:style-name="P2"/>
      <text:p text:style-name="P2">Validée par : Stéphane Morin</text:p>
      <text:p text:style-name="P2">Temps de la réalisation :</text:p>
      <text:p text:style-name="P3">Chemin d'accès de la Diffusion PDF:</text:p>
      <text:p text:style-name="P3"/>
      <text:p text:style-name="P4"/>
      <text:p text:style-name="P5">Présentation</text:p>
      <text:p text:style-name="Standard"/>
      <text:p text:style-name="Standard"><text:span text:style-name="T1"><text:tab/>La planification des </text:span><text:span text:style-name="T2">Fiches Techniques Articles</text:span><text:span text:style-name="T1"> (notées FTA) est réalisée via les </text:span><text:a xlink:type="simple" xlink:href="/../partages/plan_qualite"><text:span text:style-name="T3">Rétro-plannings.</text:span></text:a><text:span text:style-name="T1"> L'information de la mise à disposition d'un nouveau dossier est communiquée par email par le chef de projet. </text:span><text:span text:style-name="T2">Elle est accessible sur le site Intranet Agis (</text:span><text:a xlink:type="simple" xlink:href="http://intranet.agis.fr/"><text:span text:style-name="T4">http://intranet.agis.fr</text:span></text:a><text:span text:style-name="T2">) dans le module "Fiches Techniques Articles"</text:span></text:p>
      <text:p text:style-name="P6"/>
      <text:p text:style-name="P6"><text:tab/>Lors de la création d’un article à la vente, il faut renseigner les différents systèmes informatiques.</text:p>
      <text:p text:style-name="P5">Pré-requis</text:p>
      <text:p text:style-name="P7">Systèmes</text:p>
      <text:p text:style-name="Standard"/>
      <text:list text:style-name="L1">
        <text:list-item>
          <text:p text:style-name="P8">Intranet, Agrologic et Bases Access </text:p>
        </text:list-item>
      </text:list>
      <text:p text:style-name="P7">Logiciels</text:p>
      <text:p text:style-name="Standard"/>
      <text:list text:style-name="L2">
        <text:list-item>
          <text:p text:style-name="P9">Wintegrate, Access 97 Runtime, Internet Explorer 6</text:p>
        </text:list-item>
      </text:list>
      <text:p text:style-name="Standard"/>
      <text:p text:style-name="P7">Droits d'accès</text:p>
      <text:p text:style-name="Standard"/>
      <text:p text:style-name="P10">- </text:p>
      <text:p text:style-name="P7">Documents annexes</text:p>
      <text:p text:style-name="Standard"/>
      <text:p text:style-name="P10">- </text:p>
      <text:p text:style-name="P10"/>
      <text:p text:style-name="Standard"/>
      <text:list text:style-name="WW8Num1" text:continue-numbering="true">
        <text:list-item>
          <text:p text:style-name="P11">Règles typographiques</text:p>
        </text:list-item>
      </text:list>
      <text:p text:style-name="Standard"/>
      <text:list text:style-name="L3">
        <text:list-item>
          <text:p text:style-name="P12">le <text:span text:style-name="T5">texte sur fond jaune</text:span> est en cours de modification ou une interrogation du lecteur.</text:p>
        </text:list-item>
      </text:list>
      <text:p text:style-name="Standard"/>
      <text:list text:style-name="L4">
        <text:list-item>
          <text:p text:style-name="P13"><text:span text:style-name="T6">le </text:span><text:span text:style-name="T7">texte sur fond bleu</text:span><text:span text:style-name="T6"> est un rajout par rapport à la dernière lecture. Il valide les demandes de modifications précédement surlignées en jaune.</text:span></text:p>
        </text:list-item>
      </text:list>
      <text:p text:style-name="Standard"/>
      <text:list text:style-name="L5">
        <text:list-item>
          <text:p text:style-name="P14">Les intitulés des champs d'information des documents fournis sont toujours écrits [entre crochets]</text:p>
        </text:list-item>
      </text:list>
      <text:p text:style-name="Standard"/>
      <text:list text:style-name="L6">
        <text:list-item>
          <text:p text:style-name="P15">Les parties de la procédure <text:span text:style-name="T8">EN SAUMON</text:span> ne sont plus à réaliser.</text:p>
        </text:list-item>
      </text:list>
      <text:p text:style-name="Standard"/>
      <text:p text:style-name="P5">Titre principal</text:p>
      <text:p text:style-name="Standard"/>
      <text:p text:style-name="P7">Titre</text:p>
      <text:p text:style-name="Standard"/>
      <text:p text:style-name="P16">Sous-titre</text:p>
      <text:p text:style-name="Standard"/>
      <text:list text:style-name="List_20_1">
        <text:list-item>
          <text:p text:style-name="code_20_source">code informatique ou lignes de commandes à saisir rigoureusement</text:p>
        </text:list-item>
      </text:list>
      <text:p text:style-name="Standard"><text:s/></text:p>
      <text:p text:style-name="Standard"/>
      <text:list text:style-name="WW8Num4">
        <text:list-item>
          <text:p text:style-name="P17"/>
        </text:list-item>
        <text:list-item>
          <text:p text:style-name="P18">PRESENTATION GENERALE</text:p>
        </text:list-item>
      </text:list>
      <text:p text:style-name="P19"/>
      <text:list text:style-name="WW8Num1" text:continue-numbering="true">
        <text:list-item>
          <text:p text:style-name="P20">Attribution des identifiants articles et produits</text:p>
        </text:list-item>
      </text:list>
      <text:p text:style-name="P19"/>
      <text:p text:style-name="Standard"><text:tab/>Dans tous les cas, <text:span text:style-name="T9">le contrôle de gestion </text:span>ou le service informatique sont habilités à attribuer le numéro de l’article et du produit fini correspondant (ainsi que le GENCOD) en fonction d’une grille de codification préétablie (<text:a xlink:type="simple" xlink:href="http://intranet.agis.fr/.data/grille_codification_article.sxc"><text:span text:style-name="T10">« </text:span></text:a><text:a xlink:type="simple" xlink:href="http://intranet.agis.fr/.data/grille_codification_article.sxc"><text:span text:style-name="T11">grille de codification articles »)</text:span></text:a></text:p>
      <text:p text:style-name="Standard"/>
      <text:p text:style-name="Standard">Les numéros des produits semi-finis correspondants (ex: produit en sachet cru - produit en sachet cuit - produit à la pièce - ...) sont des déclinaisons du numéro article / produit fini.</text:p>
      <text:p text:style-name="Standard"/>
      <text:p text:style-name="Standard"><draw:g text:anchor-type="paragraph" draw:z-index="5" draw:style-name="gr1"><draw:rect draw:style-name="gr2" draw:text-style-name="P21" svg:width="2.543cm" svg:height="0.511cm" svg:x="-5535.65cm" svg:y="-5533.618cm"><text:p/></draw:rect><draw:frame draw:style-name="gr3" draw:text-style-name="P22" svg:width="2.543cm" svg:height="0.511cm" svg:x="-5535.65cm" svg:y="-5533.618cm"><draw:text-box><text:p text:style-name="P22"><text:span text:style-name="T12">00xxxxx</text:span></text:p></draw:text-box></draw:frame></draw:g><draw:g text:anchor-type="paragraph" draw:z-index="6" draw:style-name="gr1"><draw:rect draw:style-name="gr2" draw:text-style-name="P21" svg:width="2.289cm" svg:height="0.511cm" svg:x="-192.705cm" svg:y="-190.927cm"><text:p/></draw:rect><draw:frame draw:style-name="gr3" draw:text-style-name="P22" svg:width="2.289cm" svg:height="0.511cm" svg:x="-192.705cm" svg:y="-190.927cm"><draw:text-box><text:p text:style-name="P22"><text:span text:style-name="T12">xxxxx</text:span></text:p></draw:text-box></draw:frame></draw:g><draw:g text:anchor-type="paragraph" draw:z-index="0" draw:style-name="gr1"><draw:rect draw:style-name="gr2" draw:text-style-name="P21" svg:width="3.051cm" svg:height="0.511cm" svg:x="37.239cm" svg:y="1020.891cm"><text:p/></draw:rect><draw:frame draw:style-name="gr3" draw:text-style-name="P22" svg:width="3.051cm" svg:height="0.511cm" svg:x="37.239cm" svg:y="1020.891cm"><draw:text-box><text:p text:style-name="P22"><text:span text:style-name="T12">000xxxxx</text:span></text:p></draw:text-box></draw:frame></draw:g><text:tab/><text:tab/><text:tab/><text:tab/><text:tab/><text:tab/> <text:s text:c="2"/><text:tab/><text:tab/><text:tab/><text:tab/></text:p>
      <text:p text:style-name="Standard"><draw:g text:anchor-type="paragraph" draw:z-index="7" draw:style-name="gr1"><draw:rect draw:style-name="gr4" draw:text-style-name="P21" svg:width="3.051cm" svg:height="1.019cm" svg:x="11.98cm" svg:y="0.208cm"><text:p/></draw:rect><draw:frame draw:style-name="gr3" draw:text-style-name="P22" svg:width="3.051cm" svg:height="1.019cm" svg:x="11.98cm" svg:y="0.208cm"><draw:text-box><text:p text:style-name="P22"><text:span text:style-name="T13">ARTICLE</text:span></text:p></draw:text-box></draw:frame></draw:g><draw:g text:anchor-type="paragraph" draw:z-index="8" draw:style-name="gr1"><draw:rect draw:style-name="gr4" draw:text-style-name="P21" svg:width="3.559cm" svg:height="1.019cm" svg:x="1.058cm" svg:y="0.208cm"><text:p/></draw:rect><draw:frame draw:style-name="gr3" draw:text-style-name="P22" svg:width="3.559cm" svg:height="1.019cm" svg:x="1.058cm" svg:y="0.208cm"><draw:text-box><text:p text:style-name="P22"><text:span text:style-name="T14">MATIERE</text:span></text:p><text:p text:style-name="P22"><text:span text:style-name="T14">(CAS DU NEGOCE)</text:span></text:p></draw:text-box></draw:frame></draw:g><draw:g text:anchor-type="paragraph" draw:z-index="9" draw:style-name="gr1"><draw:rect draw:style-name="gr4" draw:text-style-name="P21" svg:width="3.305cm" svg:height="1.019cm" svg:x="6.9cm" svg:y="0.208cm"><text:p/></draw:rect><draw:frame draw:style-name="gr3" draw:text-style-name="P22" svg:width="3.305cm" svg:height="1.019cm" svg:x="6.9cm" svg:y="0.208cm"><draw:text-box><text:p text:style-name="P22"><text:span text:style-name="T14">PRODUIT FINI</text:span></text:p><text:p text:style-name="P22"><text:span text:style-name="T14">EN CARTON</text:span></text:p></draw:text-box></draw:frame></draw:g></text:p>
      <text:p text:style-name="Standard"><draw:line text:anchor-type="paragraph" draw:z-index="1" draw:style-name="gr5" draw:text-style-name="P23" svg:x1="37.266cm" svg:y1="1016.954cm" svg:x2="39.513cm" svg:y2="1016.954cm"><text:p/></draw:line><draw:line text:anchor-type="paragraph" draw:z-index="2" draw:style-name="gr5" draw:text-style-name="P23" svg:x1="-25632.586cm" svg:y1="-25630.84cm" svg:x2="-25630.84cm" svg:y2="-25630.84cm"><text:p/></draw:line></text:p>
      <text:p text:style-name="Standard"><draw:line text:anchor-type="paragraph" draw:z-index="3" draw:style-name="gr5" draw:text-style-name="P23" svg:x1="8.428cm" svg:y1="0.319cm" svg:x2="8.43cm" svg:y2="1.301cm"><text:p/></draw:line></text:p>
      <text:p text:style-name="Standard"/>
      <text:p text:style-name="Standard"><draw:g text:anchor-type="paragraph" draw:z-index="11" draw:style-name="gr1"><draw:rect draw:style-name="gr2" draw:text-style-name="P21" svg:width="5.315cm" svg:height="1.119cm" svg:x="5.842cm" svg:y="0.402cm"><text:p/></draw:rect><draw:frame draw:style-name="gr3" draw:text-style-name="P22" svg:width="5.315cm" svg:height="1.119cm" svg:x="5.842cm" svg:y="0.402cm"><draw:text-box><text:p text:style-name="P22"><text:span text:style-name="T12">01xxxxx </text:span></text:p><text:p text:style-name="P22"><text:span text:style-name="T12">produits cuits ou pièces</text:span></text:p></draw:text-box></draw:frame></draw:g></text:p>
      <text:p text:style-name="Standard"/>
      <text:p text:style-name="Standard"/>
      <text:p text:style-name="Standard"><draw:g text:anchor-type="paragraph" draw:z-index="10" draw:style-name="gr1"><draw:rect draw:style-name="gr4" draw:text-style-name="P21" svg:width="3.305cm" svg:height="1.019cm" svg:x="6.927cm" svg:y="0.161cm"><text:p/></draw:rect><draw:frame draw:style-name="gr3" draw:text-style-name="P22" svg:width="3.305cm" svg:height="1.019cm" svg:x="6.927cm" svg:y="0.161cm"><draw:text-box><text:p text:style-name="P22"><text:span text:style-name="T14">SEMI-FINI I</text:span></text:p></draw:text-box></draw:frame></draw:g></text:p>
      <text:p text:style-name="Standard"/>
      <text:p text:style-name="Standard"><draw:line text:anchor-type="paragraph" draw:z-index="4" draw:style-name="gr5" draw:text-style-name="P23" svg:x1="8.504cm" svg:y1="0.272cm" svg:x2="8.504cm" svg:y2="1.126cm"><text:p/></draw:line></text:p>
      <text:p text:style-name="Standard"/>
      <text:p text:style-name="Standard"><draw:g text:anchor-type="paragraph" draw:z-index="13" draw:style-name="gr1"><draw:rect draw:style-name="gr2" draw:text-style-name="P21" svg:width="5.083cm" svg:height="1.158cm" svg:x="5.874cm" svg:y="0.226cm"><text:p/></draw:rect><draw:frame draw:style-name="gr3" draw:text-style-name="P22" svg:width="5.083cm" svg:height="1.158cm" svg:x="5.874cm" svg:y="0.226cm"><draw:text-box><text:p text:style-name="P22"><text:span text:style-name="T12">02xxxxx</text:span></text:p><text:p text:style-name="P22"><text:span text:style-name="T12">produits crus ou surgeles</text:span></text:p></draw:text-box></draw:frame></draw:g></text:p>
      <text:p text:style-name="Standard"/>
      <text:p text:style-name="Standard"/>
      <text:p text:style-name="Standard"><draw:g text:anchor-type="paragraph" draw:z-index="12" draw:style-name="gr1"><draw:rect draw:style-name="gr4" draw:text-style-name="P21" svg:width="3.305cm" svg:height="1.019cm" svg:x="6.906cm" svg:y="0.041cm"><text:p/></draw:rect><draw:frame draw:style-name="gr3" draw:text-style-name="P22" svg:width="3.305cm" svg:height="1.019cm" svg:x="6.906cm" svg:y="0.041cm"><draw:text-box><text:p text:style-name="P22"><text:span text:style-name="T14">SEMI-FINI II</text:span></text:p></draw:text-box></draw:frame></draw:g></text:p>
      <text:p text:style-name="Standard"/>
      <text:p text:style-name="Standard"><draw:line text:anchor-type="paragraph" draw:z-index="14" draw:style-name="gr5" draw:text-style-name="P23" svg:x1="8.484cm" svg:y1="0.152cm" svg:x2="8.484cm" svg:y2="1.45cm"><text:p/></draw:line></text:p>
      <text:p text:style-name="Standard"/>
      <text:p text:style-name="Standard"/>
      <text:p text:style-name="Standard"><draw:g text:anchor-type="paragraph" draw:z-index="15" draw:style-name="gr1"><draw:rect draw:style-name="gr2" draw:text-style-name="P21" svg:width="1.509cm" svg:height="0.505cm" svg:x="26.811cm" svg:y="80.774cm"><text:p/></draw:rect><draw:frame draw:style-name="gr3" draw:text-style-name="P22" svg:width="1.509cm" svg:height="0.505cm" svg:x="26.811cm" svg:y="80.774cm"><draw:text-box><text:p text:style-name="P22"><text:span text:style-name="T12">....etc.</text:span></text:p><text:p text:style-name="P22"><text:span text:style-name="T12"/></text:p></draw:text-box></draw:frame></draw:g></text:p>
      <text:p text:style-name="Standard"/>
      <text:list text:style-name="WW8Num1" text:continue-numbering="true">
        <text:list-item>
          <text:p text:style-name="P24">Transmission des informations</text:p>
        </text:list-item>
      </text:list>
      <text:p text:style-name="P25"/>
      <text:list text:style-name="L7">
        <text:list-item>
          <text:p text:style-name="P26">Le chef de projet envoi un mail au service Gestion/Informatique. Ce mail est automatiquement envoyé par le système Intranet.</text:p>
        </text:list-item>
        <text:list-item>
          <text:p text:style-name="P26">La Fiche Technique Article est accessible dans le module Intranet.</text:p>
        </text:list-item>
      </text:list>
      <text:p text:style-name="P27"/>
      <text:p text:style-name="Standard"/>
      <text:p text:style-name="Standard"><text:tab/><text:span text:style-name="T8">Le service R&amp;D et/ou commercial communique au service informatique la fiche Identité Produit complètement remplie.</text:span></text:p>
      <text:p text:style-name="P28">A l’issue des saisies, information par mail des créations à la gestion des ventes, à la plateforme, au contrôle de gestion.</text:p>
      <text:p text:style-name="Standard"/>
      <text:list text:style-name="WW8Num1" text:continue-numbering="true">
        <text:list-item>
          <text:p text:style-name="P20">Création des fiches produits et articles.</text:p>
        </text:list-item>
      </text:list>
      <text:p text:style-name="Standard"/>
      <text:p text:style-name="Standard"><text:tab/><text:span text:style-name="T9">Le contrôle de gestion </text:span>ou le service informatique se charge de la création des fiches produits / articles. Il ne peut créer le produit que si la totalité des informations demandées dans la <text:span text:style-name="T5">FTA lui ont été transmises via l'Intranet</text:span></text:p>
      <text:p text:style-name="Standard">Le responsable de la création des produits veille à créer le produit fini et l’ensemble des produits semi-finis correspondant à l’article.</text:p>
      <text:p text:style-name="Standard"/>
      <text:list text:style-name="WW8Num1" text:continue-numbering="true">
        <text:list-item>
          <text:p text:style-name="P29">Méthodologie</text:p>
        </text:list-item>
      </text:list>
      <text:p text:style-name="P30"/>
      <text:p text:style-name="P31"><text:tab/>Créer une Tâche dans la<text:span text:style-name="T5"> Base Access/Intranet "Gestion du matériel Informatique" </text:span>du Type suivant :</text:p>
      <text:p text:style-name="P30"/>
      <text:p text:style-name="P30">Date de début:<text:tab/>Date du jour</text:p>
      <text:p text:style-name="P30">Date de fin:<text:tab/>se baser sur la date du transfert industriel <text:span text:style-name="T5">(cf. FTA) </text:span><text:a xlink:type="simple" xlink:href="/../partages/plan_qualite"><text:span text:style-name="T15">ou </text:span></text:a>+ 2 semaines (ou date de démarrage si elle est plus proche)</text:p>
      <text:p text:style-name="P30">Objet:<text:tab/><text:span text:style-name="T5">FTA: "</text:span><text:span text:style-name="T16">Dossier Intranet </text:span><text:span text:style-name="T5">- </text:span><text:span text:style-name="T17">désignation commerciale légale"</text:span></text:p>
      <text:p text:style-name="P30">Corps de message:</text:p>
      <text:p text:style-name="P32"/>
      <text:p text:style-name="P30"><text:bookmark-start text:name="DDE_LINK1"/><text:bookmark-start text:name="DDE_LINK6"/><text:bookmark-start text:name="DDE_LINK5"/><text:bookmark-start text:name="DDE_LINK7"/><text:bookmark-start text:name="DDE_LINK8"/><text:bookmark-start text:name="DDE_LINK9"/><text:bookmark-start text:name="DDE_LINK10"/><text:bookmark-start text:name="DDE_LINK11"/><text:bookmark-start text:name="DDE_LINK12"/><text:bookmark-start text:name="DDE_LINK13"/><text:bookmark-start text:name="DDE_LINK16"/><text:bookmark-start text:name="DDE_LINK15"/><text:bookmark-start text:name="DDE_LINK17"/><text:bookmark-start text:name="DDE_LINK21"/><text:bookmark-start text:name="DDE_LINK22"/><text:bookmark-start text:name="DDE_LINK23"/><text:bookmark-start text:name="DDE_LINK24"/><text:bookmark-start text:name="DDE_LINK25"/><text:bookmark-start text:name="DDE_LINK4"/><text:bookmark-start text:name="DDE_LINK14"/><text:bookmark-start text:name="DDE_LINK19"/><text:bookmark-start text:name="DDE_LINK2"/><text:bookmark-start text:name="DDE_LINK3"/><text:bookmark-start text:name="DDE_LINK18"/>[V ] Agrologic: Produits de la nomenclature</text:p>
      <text:p text:style-name="P30">[ ] Agrologic:Matière</text:p>
      <text:p text:style-name="P30">[ ] Agrologic:Produit fini</text:p>
      <text:p text:style-name="P30">[ ] Agrologic:Article</text:p>
      <text:p text:style-name="P30">[ ] Agrologic:Zones Variables</text:p>
      <text:p text:style-name="P30">[ ] Agrologic:Casiers correspondants (pour les produits de la nomenclature et produit fini)</text:p>
      <text:p text:style-name="P30">[ ] Agrologic:MATSIT</text:p>
      <text:p text:style-name="P30">[ ] Agrologic: Tarif</text:p>
      <text:p text:style-name="P30">[ ] Access: ARTI2<text:bookmark-end text:name="DDE_LINK19"/></text:p>
      <text:p text:style-name="P33">[ ] MySQL: access_arti2</text:p>
      <text:p text:style-name="P34">[ ] FIP enregistrée au format pdf dans <text:a xlink:type="simple" xlink:href="/../partage">s:\partage\fip</text:a></text:p>
      <text:p text:style-name="P33">[ ] Information<text:bookmark-end text:name="DDE_LINK1"/><text:bookmark-end text:name="DDE_LINK6"/><text:bookmark-end text:name="DDE_LINK5"/><text:bookmark-end text:name="DDE_LINK7"/><text:bookmark-end text:name="DDE_LINK8"/><text:bookmark-end text:name="DDE_LINK9"/><text:bookmark-end text:name="DDE_LINK10"/><text:bookmark-end text:name="DDE_LINK11"/><text:bookmark-end text:name="DDE_LINK12"/><text:bookmark-end text:name="DDE_LINK13"/><text:bookmark-end text:name="DDE_LINK16"/><text:bookmark-end text:name="DDE_LINK15"/><text:bookmark-end text:name="DDE_LINK17"/><text:bookmark-end text:name="DDE_LINK21"/><text:bookmark-end text:name="DDE_LINK22"/><text:bookmark-end text:name="DDE_LINK23"/><text:bookmark-end text:name="DDE_LINK24"/><text:bookmark-end text:name="DDE_LINK25"/><text:bookmark-end text:name="DDE_LINK2"/><text:bookmark-end text:name="DDE_LINK3"/><text:bookmark-end text:name="DDE_LINK18"/></text:p>
      <text:p text:style-name="P35"><text:bookmark-end text:name="DDE_LINK4"/><text:bookmark-end text:name="DDE_LINK14"/></text:p>
      <text:p text:style-name="P35"/>
      <text:p text:style-name="P35"/>
      <text:p text:style-name="P35"/>
      <text:list text:style-name="WW8Num1" text:continue-numbering="true">
        <text:list-item>
          <text:p text:style-name="Heading_20_3">En fin de procédure sont détaillées les actions suivantes :</text:p>
        </text:list-item>
      </text:list>
      <text:list text:style-name="L8">
        <text:list-item>
          <text:p text:style-name="P36">blocage d'un article</text:p>
        </text:list-item>
        <text:list-item>
          <text:p text:style-name="P36">changement de site de fabrication</text:p>
        </text:list-item>
        <text:list-item>
          <text:p text:style-name="P36">déblocage matière</text:p>
        </text:list-item>
        <text:list-item>
          <text:p text:style-name="P36">modification de la durée de vie technique</text:p>
        </text:list-item>
      </text:list>
      <text:p text:style-name="P37"/>
      <text:p text:style-name="Standard"/>
      <text:p text:style-name="P38"/>
      <text:list text:style-name="WW8Num1" text:continue-numbering="true">
        <text:list-item>
          <text:p text:style-name="P39">Types de Fiches</text:p>
        </text:list-item>
      </text:list>
      <text:p text:style-name="P30"/>
      <text:list text:style-name="WW8Num1" text:continue-numbering="true">
        <text:list-item>
          <text:p text:style-name="P29">Fiche Technique Article à la Vente(notée FTA)</text:p>
        </text:list-item>
      </text:list>
      <text:p text:style-name="P30"><text:tab/></text:p>
      <text:p text:style-name="P31"><text:tab/>Fiche Création:</text:p>
      <text:p text:style-name="P30"><text:tab/>Toutes les informations doivent être complétées. Le procédure doit être effectuée dans son intégralité.</text:p>
      <text:p text:style-name="P30"/>
      <text:p text:style-name="P31"><text:tab/>Fiche modification:</text:p>
      <text:p text:style-name="P40"><text:tab/><text:span text:style-name="T18">Si :</text:span></text:p>
      <text:p text:style-name="P40"><text:tab/><text:tab/>[Poids UVC] est changé <text:span text:style-name="T18">et</text:span> [Tarification] = Kilo</text:p>
      <text:p text:style-name="P40"><text:tab/><text:tab/>Ou [Nombre UVC/Carton] est changé,</text:p>
      <text:p text:style-name="P40"><text:tab/><text:tab/>Ou Attribution d'un Nouveau Gencod <text:span text:style-name="T18">et</text:span> [Poids UVC] est changé</text:p>
      <text:p text:style-name="P40"><text:tab/>Alors Création d'un nouvel <text:span text:style-name="T5">Article Agrologic</text:span></text:p>
      <text:p text:style-name="P40"><text:tab/><text:span text:style-name="T18">Sinon créations immédiates:</text:span></text:p>
      <text:p text:style-name="P30"><text:tab/><text:tab/>Agrologic: Produits de la nomenclature</text:p>
      <text:p text:style-name="P30"><text:tab/><text:tab/>Agrologic: Casiers correspondants</text:p>
      <text:p text:style-name="P40"><text:tab/><text:tab/>Information</text:p>
      <text:p text:style-name="P30"><text:tab/>et mise à jour différée à la date de démarrage</text:p>
      <text:p text:style-name="P30"/>
      <text:p text:style-name="P30"><text:tab/><text:tab/>Agrologic:Matière</text:p>
      <text:p text:style-name="P30"><text:tab/><text:tab/>Agrologic:Produit fini</text:p>
      <text:p text:style-name="P30"><text:tab/><text:tab/>Agrologic:Article</text:p>
      <text:p text:style-name="P30"><text:tab/><text:tab/>Agrologic: Tarif</text:p>
      <text:p text:style-name="P30"><text:tab/><text:tab/>Access: ARTI2</text:p>
      <text:p text:style-name="P33"><text:tab/><text:tab/>MySQL: access_arti2</text:p>
      <text:p text:style-name="P33"><text:tab/><text:tab/>Information</text:p>
      <text:p text:style-name="P41"><text:tab/><text:tab/>FIP editée</text:p>
      <text:p text:style-name="P30"/>
      <text:list text:style-name="WW8Num1" text:continue-numbering="true">
        <text:list-item>
          <text:p text:style-name="P29">Fiche Technique Article Interne(notée FTI)</text:p>
        </text:list-item>
      </text:list>
      <text:p text:style-name="P30"><text:tab/>Tout sauf la tarification</text:p>
      <text:p text:style-name="P30"/>
      <text:list text:style-name="WW8Num1" text:continue-numbering="true">
        <text:list-item>
          <text:p text:style-name="P29">Fiche Technique Promotion sur Lieu de Vente(notée PLV)</text:p>
        </text:list-item>
      </text:list>
      <text:p text:style-name="P30"><text:tab/>Uniquement Affectation Code Article, <text:s/>Agrologic/Article et ERP Data</text:p>
      <text:p text:style-name="P30"><text:tab/>Considérer:</text:p>
      <text:list text:style-name="L9">
        <text:list-item>
          <text:list>
            <text:list-item>
              <text:list>
                <text:list-item>
                  <text:p text:style-name="P42">[Poids UVC] = 1</text:p>
                </text:list-item>
                <text:list-item>
                  <text:p text:style-name="P42">[Durée de vie garantie chez les clients] = 360 jours</text:p>
                </text:list-item>
                <text:list-item>
                  <text:p text:style-name="P42">[Nombre total de colis par palette] = 50</text:p>
                </text:list-item>
                <text:list-item>
                  <text:p text:style-name="P42">[Nombre d'UVC par Carton] <text:s/>= 1</text:p>
                </text:list-item>
                <text:list-item>
                  <text:p text:style-name="P42">[Poids Net Carton] = 1</text:p>
                </text:list-item>
              </text:list>
            </text:list-item>
          </text:list>
        </text:list-item>
      </text:list>
      <text:p text:style-name="P30"/>
      <text:p text:style-name="P30"/>
      <text:p text:style-name="Standard"/>
      <text:list text:style-name="WW8Num4" text:continue-numbering="true">
        <text:list-item>
          <text:p text:style-name="P18">PROCEDURE DE CODIFICATION</text:p>
        </text:list-item>
      </text:list>
      <text:p text:style-name="Standard">Pour la suite de cette procédure, chaque information à renseigner dans Agrologic sera présentée sous la forme P(N°de page)-N°de champ. </text:p>
      <text:p text:style-name="Standard"><text:tab/>Exemple: P2-1 veut dire information N°1 située sur la page 2.</text:p>
      <text:p text:style-name="Standard"/>
      <text:p text:style-name="P25">Les informations provenant de la F<text:span text:style-name="T19">TA seront notées entre crochet </text:span></text:p>
      <text:p text:style-name="P43"><text:tab/>Exemple: [Site d'Assemblage]</text:p>
      <text:p text:style-name="Standard"/>
      <text:p text:style-name="P7">1. AGROLOGIC - fichier PRODUITS (NOMENCLATURES DE LA RECETTE)</text:p>
      <text:p text:style-name="Standard"/>
      <text:p text:style-name="P7">1.1 ATTRIBUTION DES CODES</text:p>
      <text:p text:style-name="P16">Recherche d'un article existant et de la famille de rattachement</text:p>
      <text:list text:style-name="L10">
        <text:list-item>
          <text:p text:style-name="P44">En VG=RECHART, vérifier que l'article n'existe pas. Si un article similaire existe vérifier auprès de Stéphane ou Benjamin s'il peut être réutilisé ou modifié.</text:p>
          <text:p text:style-name="P44"/>
        </text:list-item>
      </text:list>
      <text:list text:style-name="WW8Num5">
        <text:list-item>
          <text:p text:style-name="P45"><text:span text:style-name="T20">Avec la [Famille] sur la fiche « création produit », récupérer la « </text:span><text:span text:style-name="T21">Famille Fiche identité produit »</text:span><text:span text:style-name="T20"> dans le fichier </text:span><text:a xlink:type="simple" xlink:href="http://intranet.dev.agis.fr/classification/doc/grille_codification_article.sxc"><text:span text:style-name="T22">« </text:span></text:a><text:a xlink:type="simple" xlink:href="http://intranet.dev.agis.fr/classification/doc/grille_codification_article.sxc"><text:span text:style-name="T23">grille de codification articles »</text:span></text:a><text:span text:style-name="T24">.</text:span><text:span text:style-name="T20"> C</text:span><text:span text:style-name="T19">ette information sera notée dans la suite de cette procédure « </text:span><text:span text:style-name="T25">FF »</text:span></text:p>
        </text:list-item>
      </text:list>
      <text:p text:style-name="Standard"/>
      <text:list text:style-name="WW8Num5">
        <text:list-item text:start-value="1">
          <text:p text:style-name="P46"><text:span text:style-name="T20">A partir de la Classification de la FTA, récupérer l</text:span><text:span text:style-name="T21">e Préfixe</text:span><text:span text:style-name="T20"> dans le fichier </text:span><text:a xlink:type="simple" xlink:href="http://intranet.agis.fr/.data/grille_codification_article.sxc"><text:span text:style-name="T10">« </text:span></text:a><text:a xlink:type="simple" xlink:href="http://intranet.agis.fr/.data/grille_codification_article.sxc"><text:span text:style-name="T11">grille de codification articles »</text:span></text:a><text:span text:style-name="T20"> C</text:span><text:span text:style-name="T19">ette information sera notée dans la suite de cette procédure « </text:span><text:span text:style-name="T25">FF »</text:span></text:p>
        </text:list-item>
      </text:list>
      <text:p text:style-name="P25"/>
      <text:p text:style-name="P16">Recherche d'un Identifiant Agrologic dans la table PRODUIT</text:p>
      <text:p text:style-name="Standard">A partir du <text:span text:style-name="T5">Préfixe</text:span> trouvée précédemment on recherche le dernier chrono attribué sur cette famille</text:p>
      <text:list text:style-name="List_20_1">
        <text:list-item text:start-value="1">
          <text:p text:style-name="code_20_source">AP=</text:p>
        </text:list-item>
        <text:list-item>
          <text:p text:style-name="code_20_source">LGR</text:p>
        </text:list-item>
        <text:list-item>
          <text:p text:style-name="code_20_source"><text:span text:style-name="T19">TRIER PRODUIT = "02</text:span><text:span text:style-name="T26">FF</text:span><text:span text:style-name="T19">]" </text:span><text:span text:style-name="T27">PAR-DECR</text:span><text:span text:style-name="T19"> 0 1 48 &lt;enter&gt;</text:span></text:p>
        </text:list-item>
      </text:list>
      <text:p text:style-name="P47"/>
      <text:p text:style-name="Standard"><text:span text:style-name="T28">FF</text:span>= n° de <text:span text:style-name="T5">préfixe</text:span></text:p>
      <text:p text:style-name="P48">PAR-DECR = par ordre décroissant </text:p>
      <text:p text:style-name="Standard"/>
      <text:p text:style-name="Standard">Faire « Q » et « ENTEE » pour quitter.</text:p>
      <text:p text:style-name="Standard"/>
      <text:p text:style-name="Standard">Remarque : vérifier que dans la liste il n'y ait pas de trou, s'il y en a prendre ce numéro plutôt que le dernier</text:p>
      <text:p text:style-name="Standard">Faire la vérification sur les codes 02 (= cru ou carton surgelé) / 01 (= cuit ou pièce) et 00 (= carton), surtout si vous réutilisez un code disponible</text:p>
      <text:p text:style-name="Standard"/>
      <text:list text:style-name="WW8Num7">
        <text:list-item>
          <text:p text:style-name="P49">Ecrire les futures Codes Agrologic sur la FTA <text:span text:style-name="T19">sous la forme FF + dernier numéro disponible.</text:span></text:p>
        </text:list-item>
      </text:list>
      <text:p text:style-name="P43"/>
      <text:p text:style-name="P43"><draw:frame draw:style-name="fr1" draw:name="Image2" text:anchor-type="paragraph" svg:width="8.567cm" svg:height="0.877cm" draw:z-index="18"><draw:image xlink:href="Pictures/2000000800001A9100000300B5E927AB.svm" xlink:type="simple" xlink:show="embed" xlink:actuate="onLoad"/></draw:frame><text:tab/></text:p>
      <text:p text:style-name="P43"/>
      <text:p text:style-name="P43"/>
      <text:list text:style-name="WW8Num8">
        <text:list-item>
          <text:p text:style-name="P50">Une fois les numéros récupérés, taper LGR&lt;ENTRER&gt;</text:p>
        </text:list-item>
      </text:list>
      <text:p text:style-name="Standard"/>
      <text:p text:style-name="P16">Recherche des codes pour les autres semis finis de la <text:span text:style-name="T5">FTA</text:span></text:p>
      <text:p text:style-name="Standard">concerne les préparations, sauces et farces</text:p>
      <text:p text:style-name="Standard"/>
      <text:p text:style-name="Standard">Taper la phrase ci dessous en remplaçant N° Codification par 05, 06 et 07 (si besoin)</text:p>
      <text:list text:style-name="List_20_1">
        <text:list-item text:start-value="1">
          <text:p text:style-name="code_20_source">AP=</text:p>
        </text:list-item>
        <text:list-item>
          <text:p text:style-name="code_20_source">LGR</text:p>
        </text:list-item>
        <text:list-item>
          <text:p text:style-name="code_20_source">TRIER PRODUIT = "N°Codification]" <text:span text:style-name="T27">PAR-DECR</text:span> 0 1</text:p>
        </text:list-item>
      </text:list>
      <text:list text:style-name="WW8Num1" text:continue-numbering="true">
        <text:list-item>
          <text:p text:style-name="Heading_20_2"/>
        </text:list-item>
        <text:list-item>
          <text:p text:style-name="Heading_20_2">1.2 CREATION DES PRODUITS</text:p>
        </text:list-item>
      </text:list>
      <text:p text:style-name="Standard">Compte d'Achat <text:span text:style-name="T29">AP= </text:span><text:span text:style-name="T30">mot clef </text:span>« <text:span text:style-name="T29">PRO</text:span> »</text:p>
      <text:p text:style-name="P30"/>
      <text:p text:style-name="P30">Le fichier est constitué de 6 pages, les deux premières pages sont à remplir pour tous les produits, sauf les produits en cartons (00xxxxx) où les trois premières doivent contenir des informations</text:p>
      <text:p text:style-name="Standard"/>
      <text:p text:style-name="Standard">La création des produits doit se faire dans l'ordre suivant :</text:p>
      <text:p text:style-name="P51">07xxxxx : préparations et pré-cuissons</text:p>
      <text:p text:style-name="P51">06xxxxx : farces</text:p>
      <text:p text:style-name="P51">05xxxxx : sauces</text:p>
      <text:p text:style-name="P51">02xxxxx : produit CRU</text:p>
      <text:p text:style-name="P51">01xxxxx : produit CUIT</text:p>
      <text:p text:style-name="P51">00xxxxx : produit en carton : cf section création matière</text:p>
      <text:p text:style-name="P51"/>
      <text:p text:style-name="P30">La création des nouveaux produits se fera par duplication de produits existants afin d'aller plus vite dans la création. </text:p>
      <text:p text:style-name="P30">Pour les codes en 07, 06, 05, 02<text:tab/>: toujours dupliquer le code précédent le nouveau code</text:p>
      <text:p text:style-name="P30">Pour les codes en 01<text:tab/><text:tab/><text:tab/>: toujours dupliquer le code en 02</text:p>
      <text:p text:style-name="P16">1.2.1 création des codes en 07 / 06 / 05 / 02</text:p>
      <text:p text:style-name="Standard"/>
      <text:p text:style-name="Standard"><text:bookmark-start text:name="regle denomination produit"/><text:span text:style-name="T31">P1-1.Désignation:</text:span> <text:span text:style-name="T5">Travailler à partir de la Désignation Interne Normalisé (DIN) et la mettre à jour si besoin:</text:span><text:bookmark-end text:name="regle denomination produit"/></text:p>
      <text:p text:style-name="Standard"><text:tab/>Règles de saisie de la désignation du produit:</text:p>
      <text:list text:style-name="WW8Num9">
        <text:list-item>
          <text:list>
            <text:list-item>
              <text:p text:style-name="P52">Tout en majuscule</text:p>
            </text:list-item>
            <text:list-item>
              <text:p text:style-name="P52">40 caractères maximum</text:p>
            </text:list-item>
            <text:list-item>
              <text:p text:style-name="P52">abréviation de certains mots: </text:p>
              <text:list>
                <text:list-item>
                  <text:p text:style-name="P52">SAUCE devient SCE</text:p>
                </text:list-item>
                <text:list-item>
                  <text:p text:style-name="P52">PREPARATION devient PREP</text:p>
                </text:list-item>
                <text:list-item>
                  <text:p text:style-name="P52">FARCE devient FCE</text:p>
                </text:list-item>
                <text:list-item>
                  <text:p text:style-name="P52">FILET devient FLT</text:p>
                </text:list-item>
                <text:list-item>
                  <text:p text:style-name="P52">SUPREME devient SUP</text:p>
                </text:list-item>
                <text:list-item>
                  <text:p text:style-name="P52">POULET devient PLT</text:p>
                </text:list-item>
                <text:list-item>
                  <text:p text:style-name="P52">PAUPIETTE devient PAUP</text:p>
                </text:list-item>
                <text:list-item>
                  <text:p text:style-name="P52">BOURGUIGNON devient BOURG</text:p>
                </text:list-item>
                <text:list-item>
                  <text:p text:style-name="P52"><text:span text:style-name="T32">..</text:span><text:span text:style-name="T33">.etc (cf </text:span><text:a xlink:type="simple" xlink:href="http://intranet.agis.fr/.data/dictionnaire_abreviations.sxc"><text:span text:style-name="T34">dictionnaire_abreviations</text:span></text:a><text:span text:style-name="T35">)</text:span></text:p>
                </text:list-item>
              </text:list>
            </text:list-item>
          </text:list>
        </text:list-item>
      </text:list>
      <text:p text:style-name="Standard"/>
      <text:list text:style-name="WW8Num9">
        <text:list-item>
          <text:list>
            <text:list-item>
              <text:list>
                <text:list-header>
                  <text:p text:style-name="P52">Ne garder que les noms communs et les valeurs numériques. On peut supprimer les articles « le, la, aux, de, ...etc. »</text:p>
                </text:list-header>
              </text:list>
            </text:list-item>
          </text:list>
        </text:list-item>
      </text:list>
      <text:list text:style-name="WW8Num11">
        <text:list-item>
          <text:list>
            <text:list-item>
              <text:p text:style-name="P53">l'intitulé est suivi de sa famille. Cette information est toujours dans le fichie<text:span text:style-name="T19">r </text:span><text:a xlink:type="simple" xlink:href="http://intranet.agis.fr/.data/grille_codification_article.sxc"><text:span text:style-name="T36">« grille de codification articles »</text:span></text:a><text:span text:style-name="T9"> </text:span><text:span text:style-name="T19">dans la colonne « Suffixe Agrologic»</text:span></text:p>
            </text:list-item>
          </text:list>
        </text:list-item>
      </text:list>
      <text:p text:style-name="P37"/>
      <text:list text:style-name="WW8Num12">
        <text:list-item>
          <text:list>
            <text:list-item>
              <text:p text:style-name="P54"><text:span text:style-name="T5">Cf. DIN) </text:span>Enfin, cette famille est systématiquement terminée par: (</text:p>
              <text:list>
                <text:list-item>
                  <text:p text:style-name="P54">07, 06, 05: l'unité si existante (Exemple: KG, L ...)</text:p>
                </text:list-item>
                <text:list-item>
                  <text:p text:style-name="P54">02: le poids + « CRU » </text:p>
                </text:list-item>
                <text:list-item>
                  <text:p text:style-name="P54">01: le poids + « CUIT »</text:p>
                </text:list-item>
                <text:list-item>
                  <text:p text:style-name="P54">03, 02, 00 (cas des surgelés): quantité x le poids + SURG</text:p>
                </text:list-item>
                <text:list-item>
                  <text:p text:style-name="P54">le poids + PCE pour les produits à la pièce </text:p>
                </text:list-item>
                <text:list-item>
                  <text:p text:style-name="P54">00 ou 000: « Nombre d'UVC par colis » x « Poids UVC »</text:p>
                </text:list-item>
                <text:list-item>
                  <text:p text:style-name="P55">000: Ne rien ajouter</text:p>
                </text:list-item>
              </text:list>
            </text:list-item>
          </text:list>
        </text:list-item>
      </text:list>
      <text:p text:style-name="P56"/>
      <text:p text:style-name="Standard"/>
      <text:p text:style-name="P57"><text:span text:style-name="T31">P1-3:Match-Code:</text:span> reprendre P1-1, <text:span text:style-name="T29">sans espace</text:span>, sans tiret, 20 caractère Max, Abréviatio<text:span text:style-name="T19">n (uniquement pour SCE, FCE, PREP, </text:span><text:span text:style-name="T9">FRIC,</text:span><text:span text:style-name="T5"> GARN</text:span><text:span text:style-name="T9">)</text:span><text:span text:style-name="T19">, tout</text:span> au singulier, <text:s/>sans suffixe de famille et sans unité<text:span text:style-name="T9"> (avec le poids de la base proteique)</text:span>. </text:p>
      <text:p text:style-name="P57"/>
      <text:p text:style-name="P57"><text:span text:style-name="T31">P1-4:Match-Code2</text:span><text:span text:style-name="T37">:</text:span><text:span text:style-name="T38"> mettre l'intitulé NEW afin de pouvoir extraire d'un coup tous les produits nouvellement créés (utile dans le cas de création en série)</text:span></text:p>
      <text:p text:style-name="P58"/>
      <text:p text:style-name="P57"><text:span text:style-name="T37">P1-5.Suivi du stock:</text:span><text:span text:style-name="T19"> </text:span>1</text:p>
      <text:p text:style-name="P57"/>
      <text:p text:style-name="P57"><text:span text:style-name="T31">P1-6.Edition sur invent</text:span><text:span text:style-name="T37">aire:</text:span><text:span text:style-name="T19"> <text:s/>1</text:span></text:p>
      <text:p text:style-name="P59"/>
      <text:p text:style-name="Standard"><text:span text:style-name="T39">P1-</text:span><text:span text:style-name="T31">7.Unité de stockage 1:</text:span> <text:s/>pour les produits en 02 et 01 mettre le conditionnement de la <text:span text:style-name="T5">FTA (emballage, emballage uvc, type],</text:span> pour les produits en 00 toujours le carton 07, pour les autres (07 / 06 / 05 mettre l'unité du produit)</text:p>
      <text:p text:style-name="Standard"/>
      <text:p text:style-name="Standard"><text:span text:style-name="T31">P1-8.Unité de stockage 2:</text:span> <text:s/>mettre 01 (kg) sauf pour les 07 / 06 / 05</text:p>
      <text:p text:style-name="Standard"/>
      <text:p text:style-name="Standard"><text:span text:style-name="T31">P1-9.Nombre de X dans 1:</text:span><text:span text:style-name="T40"> </text:span>Valeur de [Poids], obligatoire pour les produits avec n°Codification 02, ou 01.Attention aux unités.</text:p>
      <text:p text:style-name="Standard"/>
      <text:p text:style-name="Standard"><text:span text:style-name="T31">P1-13.Gestion par lot:</text:span> mettre 0 </text:p>
      <text:p text:style-name="Standard"/>
      <text:p text:style-name="Standard"><text:span text:style-name="T31">P1-14.Code Blocage :</text:span> 0 (mettre 1 si vous souhaitez terminer la saisie plus tard)</text:p>
      <text:p text:style-name="Standard"/>
      <text:p text:style-name="Standard"><text:span text:style-name="T31">P1-16.Article:</text:span> Ce champ reste vide (SHIFT+F9 pour supprimer)</text:p>
      <text:p text:style-name="Standard"/>
      <text:p text:style-name="Standard"><text:span text:style-name="T31">P-1-17.Px Inventaire:</text:span><text:span text:style-name="T41"> faire l'aide sur cette zone et supprimer toutes les valeurs présentent dans le tableau</text:span></text:p>
      <text:p text:style-name="P60"/>
      <text:p text:style-name="P57"><text:span text:style-name="T31">P1-18.No Famille:</text:span><text:span text:style-name="T41"> mettre le code se rapprochant le plus du produit créé</text:span></text:p>
      <text:p text:style-name="P61"/>
      <text:p text:style-name="P57"><text:span text:style-name="T31">P1-21.Code Chiffrag:</text:span> Mettr<text:span text:style-name="T19">e 14 </text:span></text:p>
      <text:p text:style-name="P57"/>
      <text:p text:style-name="Standard"><text:span text:style-name="T42">P2-1,6</text:span><text:span text:style-name="T43">:</text:span> <text:span text:style-name="T5">Mettre </text:span><text:span text:style-name="T44">P1-</text:span><text:span text:style-name="T45">7.Unité de stockage 1</text:span></text:p>
      <text:p text:style-name="Standard"/>
      <text:p text:style-name="P37"><text:span text:style-name="T31">P2-3: Nbre PCE ds 1 CAR <text:s/>:</text:span> <text:span text:style-name="T5">Dans le cas de Carton en Vrac surgelé</text:span>, mettre à jour</text:p>
      <text:p text:style-name="P37"/>
      <text:p text:style-name="P37"><text:span text:style-name="T31">P2-8: Nbre PCE ds 1 CAR :</text:span> <text:span text:style-name="T5">Dans le cas de Carton en Vrac surgelé</text:span>, mettre à jour</text:p>
      <text:p text:style-name="P37"/>
      <text:p text:style-name="P62">SAISIE DES PRODUITS COMPOSANTS : FAIRE FIN</text:p>
      <text:p text:style-name="P62"/>
      <text:p text:style-name="Standard"><text:span text:style-name="T5">Dans la zone de commentaire de la FTA, indiquer les codes Agrologic effectivement créés.</text:span><text:span text:style-name="T19"> L</text:span>e but est de visualiser les nouveaux codes infologic</text:p>
      <text:p text:style-name="Standard"/>
      <text:p text:style-name="Standard"/>
      <text:list text:style-name="L11">
        <text:list-item>
          <text:p text:style-name="P63">Répéter l'étape 1.2.1 pour les produits concernés</text:p>
          <text:p text:style-name="P63"/>
        </text:list-item>
      </text:list>
      <text:p text:style-name="P16">1.2.2 Création des codes en 01 (pour les produits cuits)</text:p>
      <text:p text:style-name="Standard">A effectuer après la création de chaque produit cru (N°Codification = 02)</text:p>
      <text:p text:style-name="Standard"/>
      <text:p text:style-name="Standard">Pour créer le produit Cuit (n°codification 01), DUPLIQUER son équivalent en produit Cru (n°codification 02)</text:p>
      <text:p text:style-name="Standard"/>
      <text:p text:style-name="Standard"><text:span text:style-name="T31">Note:</text:span> dans le fichier PRODUIT seules les informations suivantes sont à modifier:</text:p>
      <text:p text:style-name="Standard"/>
      <text:p text:style-name="Standard"><text:span text:style-name="T31">P1-1.Désignation:</text:span> aller en fin de ligne SHIFT+F4 et remplacer « CRU » par « CUIT ».</text:p>
      <text:p text:style-name="Standard"/>
      <text:p text:style-name="Standard"><text:span text:style-name="T31">P1-17: Px Inventaire:</text:span> Pour les Produits Crus et Cuits, vérifier qu'il n'y ait pas de valeur renseigné.</text:p>
      <text:p text:style-name="P62"/>
      <text:p text:style-name="P30"><text:span text:style-name="T42">P1-18: N°Famille:</text:span><text:span text:style-name="T19"> </text:span><text:span text:style-name="T45">mettre le code se rapprochant le plus du produit créé (cette zone influe sur la sortie de l'inventaire en classant les produits par famille)</text:span></text:p>
      <text:p text:style-name="P64"><text:tab/>Généralement, reprendre la valeur fourni par le produit en 02, et décrémenter de 100.</text:p>
      <text:p text:style-name="P64">Par exemple: si le produit CRU a un N°Famille = 301, son correspondant CUIT devrait avoir le N°Famille = 201</text:p>
      <text:p text:style-name="P65"/>
      <text:p text:style-name="P66"/>
      <text:p text:style-name="P67"/>
      <text:p text:style-name="P16">1.2.3 Cas particuliers</text:p>
      <text:p text:style-name="P16">Cas des références <text:span text:style-name="T19">gérées dans le module emplacement d'Agrologic : </text:span>Surgelés (pour tarare), <text:span text:style-name="T19">produits finis (pour la plateforme)</text:span></text:p>
      <text:p text:style-name="Standard"/>
      <text:p text:style-name="Standard">se mettre dans le compte d'achat du site concerné (AT= ou AP=)</text:p>
      <text:p text:style-name="Standard"/>
      <text:p text:style-name="Standard">Les produits en 02 ou 01 sont des produis semi-finis où pour Tarare 01 est un produit à la pièc<text:span text:style-name="T19">e (cru ou cuit),</text:span> 02 des produits <text:span text:style-name="T18">surgelés</text:span> conditionnés en carton et<text:span text:style-name="T19"> 03 des produits « pièce surgelé cuite »</text:span></text:p>
      <text:p text:style-name="Standard"/>
      <text:p text:style-name="Standard">La demande peut provenir par mail du site de Tarare, exemple ci-dessous : </text:p>
      <text:p text:style-name="P68">Merci de nous créer les codes surgelés suivants (ou de les mettre à jour pour certain) :</text:p>
      <text:p text:style-name="P68">- 211724 carton de 12 kg et 400 pces/carton</text:p>
      <text:p text:style-name="P68">- 211510 carton de 9.3 kg et 300 pces/carton</text:p>
      <text:p text:style-name="P68">- 211071 carton de 11 kg et 600 pces/carton</text:p>
      <text:p text:style-name="P68">- 211723 carton de 12 kg <text:s/>et 400 pces/carton</text:p>
      <text:p text:style-name="P68">- 211070 carton de 11 kg et 600 pces/carton</text:p>
      <text:p text:style-name="P68">- 211069 carton de 11 kg et 600 pces/carton</text:p>
      <text:p text:style-name="Standard"/>
      <text:p text:style-name="Standard">Demander la précision du nombre de colis par palette au site (pour les produits surgelés). </text:p>
      <text:p text:style-name="Standard">Pour les produits en cartons les informations de palettisation sont sur <text:span text:style-name="T5">la FTA</text:span></text:p>
      <text:p text:style-name="Standard"/>
      <text:p text:style-name="Standard">S'appuyer sur un des codes ci-dessus pour faire la création des nouveaux codes. <text:span text:style-name="T19">Ces codes commencent systématiquement 0211 ou 0221 (pour les surgelés) et 00 pour les produits en carton (non surgelés)</text:span></text:p>
      <text:list text:style-name="WW8Num1" text:continue-numbering="true">
        <text:list-item>
          <text:p text:style-name="P69"/>
        </text:list-item>
        <text:list-item>
          <text:p text:style-name="P70">Si Avignon ou Lamballe demande la création de code surgelé attribuer un code en 03. </text:p>
        </text:list-item>
        <text:list-item>
          <text:p text:style-name="P71"/>
        </text:list-item>
        <text:list-item>
          <text:p text:style-name="P72">Produits fabriqués sur un autre site</text:p>
        </text:list-item>
      </text:list>
      <text:p text:style-name="P62"/>
      <text:p text:style-name="Standard"><text:tab/>Dans le cas où certains semi-finis sont fabriqués sur un site (cas des produits en 02 ou 01) autre que celui de <text:span text:style-name="T5">[Sites d'Assemblage]</text:span>, il sera nécessaire de créer <text:span text:style-name="T19">une matière </text:span><text:span text:style-name="T8">et/ou un article correspondant</text:span>, pour les sessions intersite <text:span text:style-name="T8">(il faudra une FIP provisoire avec informations : ean article, colis, dlc, durée de vie tech, nombre de sachet par carton)</text:span></text:p>
      <text:p text:style-name="Standard"/>
      <text:p text:style-name="P25"><text:tab/>Cette création doit faire l'objet d'une information spécifique (de la part du contrôle de gestion qui saisira un tarif de session) <text:s/>auprés de la secrétaire de production du site concerné pour que cette « matière » suive le schéma classique d'approvisionnement .</text:p>
      <text:p text:style-name="Standard"/>
      <text:p text:style-name="P66"><text:tab/>Les Casiers de ces produits sont sur ce site de fabrication spécifiques.</text:p>
      <text:p text:style-name="P66"/>
      <text:list text:style-name="WW8Num1" text:continue-numbering="true">
        <text:list-item>
          <text:p text:style-name="P73">2. AGROLOGIC– Fichier MATIERE</text:p>
        </text:list-item>
      </text:list>
      <text:p text:style-name="Standard">Compte d'Achat <text:span text:style-name="T29">AP= </text:span><text:span text:style-name="T30">mot clef </text:span>«<text:span text:style-name="T29">MAT</text:span>»</text:p>
      <text:p text:style-name="Standard"/>
      <text:p text:style-name="Standard">La création est à faire:</text:p>
      <text:p text:style-name="Standard">- pour les produits finis</text:p>
      <text:list text:style-name="L12">
        <text:list-item>
          <text:list>
            <text:list-item>
              <text:p text:style-name="P74">dont [Site expédition] = Plateforme</text:p>
            </text:list-item>
            <text:list-item>
              <text:p text:style-name="P74">et <text:span text:style-name="T5">[Site d'Assemblage]</text:span> <text:span text:style-name="T46">≠ [Site d'expédition]</text:span></text:p>
            </text:list-item>
          </text:list>
        </text:list-item>
      </text:list>
      <text:p text:style-name="Standard"/>
      <text:p text:style-name="Standard">- pour les produits fabriqués sur un site différent du <text:span text:style-name="T5">[Site d'Assemblage]</text:span>. Ceci permet les achats inter-sites.</text:p>
      <text:p text:style-name="Standard"/>
      <text:p text:style-name="P37">Si le code en question ne doit pas être créé en tant que matière passer au point 3</text:p>
      <text:p text:style-name="P37"/>
      <text:p text:style-name="Standard">Le fichier est constitué de 4 pages qui sont à remplir</text:p>
      <text:p text:style-name="Standard"/>
      <text:list text:style-name="WW8Num1" text:continue-numbering="true">
        <text:list-item>
          <text:p text:style-name="Heading_20_2">2.1 Attribution du Code Agrologic pour la matière</text:p>
        </text:list-item>
      </text:list>
      <text:p text:style-name="Standard"/>
      <text:p text:style-name="P37">Pour l'Article (produit fini expédié de la plateforme) : 000 + code_article</text:p>
      <text:p text:style-name="Standard"><text:tab/></text:p>
      <text:p text:style-name="Standard">Pour chaque Produit fabriqué sur un site différent du <text:span text:style-name="T5">[Site d'Assemblage]</text:span>:</text:p>
      <text:p text:style-name="Standard"><text:tab/>Reprendre le code du produit en remplaçant le N°Codification « 02 » ou « 01 » par « 000 »</text:p>
      <text:p text:style-name="Standard"><text:tab/>Exemple: si un produit 0211725 est créé sur un autre site de production, alors créer le 00011725</text:p>
      <text:p text:style-name="P75"/>
      <text:list text:style-name="WW8Num1" text:continue-numbering="true">
        <text:list-item>
          <text:p text:style-name="P76"/>
        </text:list-item>
        <text:list-item>
          <text:p text:style-name="P73">2.2 Création de la matière</text:p>
        </text:list-item>
      </text:list>
      <text:p text:style-name="P37"/>
      <text:list text:style-name="L13">
        <text:list-item>
          <text:p text:style-name="P77">Ecrire le code infologic dans le tableau [Nomenclatures de la recette]</text:p>
        </text:list-item>
      </text:list>
      <text:p text:style-name="P57"/>
      <text:list text:style-name="L14">
        <text:list-item>
          <text:p text:style-name="P78">Ecrire le code de la matière en [Commentaire sur le chapitre] ou sur le nomenclature si existante dans le tableau</text:p>
        </text:list-item>
      </text:list>
      <text:p text:style-name="P59"/>
      <text:p text:style-name="P59"/>
      <text:p text:style-name="P79">La création de la nouvelle matière se fera par duplication de matières existantes afin d'aller plus vite dans la création. </text:p>
      <text:p text:style-name="P79">Si le code précédent n'existe pas continuer en décrémentant le code infologic </text:p>
      <text:p text:style-name="P57"/>
      <text:p text:style-name="P57"><text:span text:style-name="T37">P1-1 Désignation Matière:</text:span><text:span text:style-name="T19"> </text:span><text:span text:style-name="T47">reprendre </text:span><text:span text:style-name="T48">[Désignation Interne Normalisé de l'Article]</text:span></text:p>
      <text:p text:style-name="Standard"><text:span text:style-name="T1"><text:tab/>Remplir le </text:span><text:span text:style-name="T2">[Commentaire sur le chapitre] </text:span><text:span text:style-name="T1">, formater le libellé sur le modèle produit </text:span><text:a xlink:type="simple" xlink:href="#regle%20denomination%20produit"><text:span text:style-name="T3">cliquer ici</text:span></text:a></text:p>
      <text:p text:style-name="P57"/>
      <text:p text:style-name="P57"><text:span text:style-name="T31">P1-3: Match code:</text:span> <text:s/>reprendre P1-1, sans espace, 20 caractère Max, Abréviation, tout au singulier, sans suffixe de famille et sans unité, <text:span text:style-name="T19">terminer avec la valeur du poids</text:span></text:p>
      <text:p text:style-name="P57"/>
      <text:p text:style-name="P57"><text:span text:style-name="T31">P1-5: Fournisseur:</text:span> Mettre le site de production de la matière</text:p>
      <text:p text:style-name="P80"/>
      <text:p text:style-name="P57"><text:span text:style-name="T37">P1-6: Gencod :</text:span><text:span text:style-name="T38"> mettre l'EAN colis (= DUN14) </text:span><text:a xlink:type="simple" xlink:href="../../../../suivi/gencod_manual.odt"><text:span text:style-name="T49">(ici</text:span></text:a><text:a xlink:type="simple" xlink:href="../../../../suivi/gencod_manual.odt"><text:span text:style-name="T50">)</text:span></text:a></text:p>
      <text:p text:style-name="P59"/>
      <text:p text:style-name="P57"><text:span text:style-name="T31">p1-</text:span><text:span text:style-name="T51">12</text:span><text:span text:style-name="T31">: Code U.Achat :</text:span><text:span text:style-name="T41"> 07 CARTON</text:span></text:p>
      <text:p text:style-name="P58"/>
      <text:p text:style-name="P59"><text:span text:style-name="T31">P1-13,15,23:</text:span> 01 KILO (dans certains cas il peut être nécessaire de mettre cette unité à la pièce =&gt; cas des articles de négoce, article de négoce = matière achetée à un fournisseur dont les créations sont du ressort du service achat ATTENTION les grilles de codification matières et articles n'ont pas les mêmes valeurs, le code de l'article à la vente doit être prioritaire par rapport à celui de la matière exemple une sauce rentre dans les matières en 07xxxxxx alors que dans les articles ce sera 21xxx)</text:p>
      <text:p text:style-name="P59"/>
      <text:p text:style-name="P57"><text:span text:style-name="T31">P1-14,16,25,26,28,29: </text:span><text:span text:style-name="T41">mettre en correspondance les informations avec les 2 zones P1-12 et 13</text:span></text:p>
      <text:p text:style-name="P61"/>
      <text:p text:style-name="P57"><text:span text:style-name="T37">P1-20: DLC=</text:span><text:span text:style-name="T19"> </text:span><text:span text:style-name="T5">[Durée de vie garantie client]</text:span></text:p>
      <text:p text:style-name="P61"/>
      <text:p text:style-name="Standard"><text:span text:style-name="T39">P1-21: Suivi en stock <text:s/>:</text:span><text:span text:style-name="T52"> <text:s/></text:span>1</text:p>
      <text:p text:style-name="P61"/>
      <text:p text:style-name="Standard"><text:span text:style-name="T39">P1-25 :</text:span><text:span text:style-name="T53"> </text:span><text:span text:style-name="T54">dans cette zone il faut traduire le nombre d'US1 par unité de facturation : </text:span><text:span text:style-name="T53"><text:s/>indique la correspondance entre une Unité de Facturation et l'US1. Si la mise à jour du stock se fait à partir de l'unité de Facturation, cette conversion sera utilisée pour mettre à jour le s</text:span><text:span text:style-name="T1">tock. Si la valeur est négative, il s'agit du coefficient inverse (nb UF par US1)</text:span></text:p>
      <text:p text:style-name="P59"><text:span text:style-name="T31">P1-26 :</text:span> à renseigner si arret du curseur sur cette zone</text:p>
      <text:p text:style-name="P59"/>
      <text:p text:style-name="P57"><text:span text:style-name="T31">P2-1,2 </text:span>: mettre l'EAN Article (=ean 13) de la FTA [<text:span text:style-name="T5">Gencod EAN Article]</text:span></text:p>
      <text:p text:style-name="P57"/>
      <text:p text:style-name="P57"><text:span text:style-name="T31">P2-5 :</text:span><text:span text:style-name="T41"> mettre </text:span><text:span text:style-name="T45">[PCB]</text:span><text:span text:style-name="T41"> de la FIP</text:span></text:p>
      <text:p text:style-name="P57"><text:span text:style-name="T31">P2-20 :</text:span><text:span text:style-name="T41"> = 00 + code_article (définit pour la matière)</text:span></text:p>
      <text:p text:style-name="P57"/>
      <text:p text:style-name="P57"><text:span text:style-name="T31">P4-4:blocage cadencier:</text:span><text:span text:style-name="T41"> vérifier que le code soit bien à 1</text:span></text:p>
      <text:p text:style-name="P57"/>
      <text:p text:style-name="P57">Lors de la validation répondre O aux questions </text:p>
      <text:p text:style-name="P57"><text:tab/>« La fiche du produit associé n'existe pas »</text:p>
      <text:p text:style-name="P57"><text:tab/>« La fiche article associée n'existe pas »</text:p>
      <text:p text:style-name="P57"/>
      <text:p text:style-name="P57">Une fois sur la fiche produit appuyer sur la touche <text:span text:style-name="T29">FIN</text:span><text:span text:style-name="T30"> (sur la zone clé à dupliquer) pour reprendre les éléments saisis dans la fiche matière.</text:span></text:p>
      <text:p text:style-name="P57"/>
      <text:list text:style-name="WW8Num1" text:continue-numbering="true">
        <text:list-item>
          <text:p text:style-name="P76"/>
        </text:list-item>
        <text:list-item>
          <text:p text:style-name="P73">3. AGROLOGIC – fichier PRODUIS (PRODUIT FINI EN CARTON)</text:p>
        </text:list-item>
      </text:list>
      <text:p text:style-name="P27">Dans le cas où l'on vient du fichier matière passer directement au paramétrage du fichier, sinon taper le code produit à créer 00+[N°Article] qui représente le Produit en Carton</text:p>
      <text:p text:style-name="Standard"/>
      <text:p text:style-name="Standard"><text:span text:style-name="T31">P1-1 Désignation:</text:span> = A Partir de la [<text:span text:style-name="T5">Désignation Interne Normalisé de l'Article]</text:span> information de la fiche matiere + F<text:span text:style-name="T1">ormater le libellé sur le modèle produit </text:span><text:a xlink:type="simple" xlink:href="#regle%20denomination%20produit"><text:span text:style-name="T3">cliquer ici</text:span></text:a></text:p>
      <text:p text:style-name="Standard"/>
      <text:p text:style-name="Standard"><text:span text:style-name="T31">P1-3:Match-Code:</text:span> <text:span text:style-name="T19">= information de la fiche matiere</text:span></text:p>
      <text:p text:style-name="P62"/>
      <text:p text:style-name="P62"><text:span text:style-name="T31">P1-4.Match-Code 2:</text:span> = NEW</text:p>
      <text:p text:style-name="P62"/>
      <text:p text:style-name="Standard"><text:span text:style-name="T31">P1-5.Suivi du stock:</text:span> 1</text:p>
      <text:p text:style-name="Standard"/>
      <text:p text:style-name="Standard"><text:span text:style-name="T31">P1-6.Edition sur inventaire:</text:span> <text:s/><text:span text:style-name="T55">1</text:span></text:p>
      <text:p text:style-name="Standard"/>
      <text:p text:style-name="Standard">Vérifier le <text:span text:style-name="T31">P1-9:</text:span> Nombre KG dans 1 CAR= <text:span text:style-name="T5">[Poids net colis]</text:span></text:p>
      <text:p text:style-name="Standard"/>
      <text:p text:style-name="Standard"><text:span text:style-name="T31">P1-11:</text:span> Nb pièces/US1 = <text:span text:style-name="T5">[PCB]</text:span></text:p>
      <text:p text:style-name="Standard"/>
      <text:p text:style-name="Standard"><text:span text:style-name="T31">P1-13 Gestion par lot :</text:span><text:span text:style-name="T41"> mettre 1 po</text:span><text:span text:style-name="T38">ur les articles à la vente et 0 pour les produits intersites (ou pour les articles qui n'ont pas leur équivalent dans MAT)</text:span></text:p>
      <text:p text:style-name="P81"/>
      <text:p text:style-name="P65">Message d'erreur « Le stock SITE 001 n'est pas nul. Changement impossible. ». --&gt; Vider le stock après vérification auprès de la secrétaire de production du site</text:p>
      <text:p text:style-name="P60"/>
      <text:p text:style-name="Standard"><text:span text:style-name="T31">P1-14: Code blocage</text:span><text:span text:style-name="T41"> = 0</text:span></text:p>
      <text:p text:style-name="P60"/>
      <text:p text:style-name="Standard"><text:span text:style-name="T39">P1-17: Px Inventaire:</text:span><text:span text:style-name="T53"> véri</text:span>fier qu'il n'y ait pas de valeur renseignée, si valeurs présentes faire SHIFT F9</text:p>
      <text:p text:style-name="Standard"/>
      <text:p text:style-name="P62"><text:span text:style-name="T31">P1-18: N°Famille:</text:span> <text:span text:style-name="T41">mettre le code se rapprochant le plus du produit créé</text:span></text:p>
      <text:p text:style-name="P62"/>
      <text:p text:style-name="P82"><text:span text:style-name="T29">P2-1.2.3:</text:span><text:span text:style-name="T41"> vides<text:tab/></text:span></text:p>
      <text:p text:style-name="P83"><text:span text:style-name="T29">P2-5:</text:span><text:span text:style-name="T41"> [Durée de Vie Production]</text:span></text:p>
      <text:p text:style-name="P84">P2-6:<text:span text:style-name="T41"> 07 carton</text:span></text:p>
      <text:p text:style-name="P84">P2-7<text:span text:style-name="T41">: 1</text:span></text:p>
      <text:p text:style-name="P85"/>
      <text:p text:style-name="Standard"><text:span text:style-name="T29">P2-zo</text:span><text:span text:style-name="T56">nes 26 à 30 </text:span><text:span text:style-name="T19"><text:s/>et </text:span><text:span text:style-name="T56">P3-zone 1 </text:span><text:span text:style-name="T19">pour les produits gérés dans le module emplacement (produits en carton et surgelés) (c-a-d, si Gestion par lot = 1)</text:span></text:p>
      <text:p text:style-name="Standard"><text:span text:style-name="T1">cf pti : </text:span><text:a xlink:type="simple" xlink:href="../../../../network/infologic/agrologic/module_emplacement/gestion_des_emplacements.odt"><text:span text:style-name="T3">gestion_des_emplacements</text:span></text:a><text:span text:style-name="T1"> paragraphe 7.1 (le 7.2 est du ressort de la plateforme)</text:span></text:p>
      <text:p text:style-name="P62"/>
      <text:list text:style-name="L15">
        <text:list-item>
          <text:p text:style-name="P86">Valider la Fiche</text:p>
        </text:list-item>
        <text:list-item>
          <text:p text:style-name="P87">Ecrire un « v » derrière le mot « Produit fini » de [N°article/Produit fini] sur la fiche identité produit</text:p>
        </text:list-item>
        <text:list-item>
          <text:p text:style-name="P88">On passe alors sur la création de l'article dans les ventes (chainage fichier matiere / produit / article)</text:p>
        </text:list-item>
      </text:list>
      <text:p text:style-name="Standard"/>
      <text:p text:style-name="P16">Messages d'erreur possibles:</text:p>
      <text:p text:style-name="Standard"><text:tab/></text:p>
      <text:list text:style-name="L16">
        <text:list-item>
          <text:p text:style-name="P89">LE PRODUIT ET LA MATIERE N'ONT PAS LE MEME CODE TENU EN STOCK: il faut alors mettre en adéquation les zones correspondants MAT P1.21 et PRO P1.5</text:p>
        </text:list-item>
      </text:list>
      <text:p text:style-name="Standard"/>
      <text:p text:style-name="Standard"/>
      <text:p text:style-name="P38"/>
      <text:list text:style-name="WW8Num1" text:continue-numbering="true">
        <text:list-item>
          <text:p text:style-name="Heading_20_2">4 AGROLOGIC – fichier ARTICLES</text:p>
        </text:list-item>
      </text:list>
      <text:p text:style-name="Standard">Compte <text:span text:style-name="T29">VP= </text:span>mot cle <text:span text:style-name="T29">ART</text:span><text:span text:style-name="T30"> (mot de passe du jour)</text:span></text:p>
      <text:p text:style-name="P90"/>
      <text:p text:style-name="P91">La création est à faire uniquement pour:</text:p>
      <text:list text:style-name="L17">
        <text:list-item>
          <text:p text:style-name="P92">les produits finis</text:p>
        </text:list-item>
        <text:list-item>
          <text:p text:style-name="P93">les articles intersites</text:p>
        </text:list-item>
        <text:list-item>
          <text:p text:style-name="P94">Les Kits PLV</text:p>
        </text:list-item>
      </text:list>
      <text:p text:style-name="Standard"/>
      <text:list text:style-name="WW8Num1" text:continue-numbering="true">
        <text:list-item>
          <text:p text:style-name="Heading_20_2">4.1 Attribution du Code Infologic pour l'article (optionnel)</text:p>
        </text:list-item>
      </text:list>
      <text:p text:style-name="Standard">Ce paragraphe est optionnel si on arrive dans le fichier artilce via une création de produit (fichier produit)</text:p>
      <text:p text:style-name="P37">Pour l'Article (produit fini expédié de la plateforme) : code_article</text:p>
      <text:p text:style-name="Standard"/>
      <text:p text:style-name="Standard">Dupliquer la fiche avec le numéro précédent.</text:p>
      <text:p text:style-name="Standard"/>
      <text:list text:style-name="WW8Num1" text:continue-numbering="true">
        <text:list-item>
          <text:p text:style-name="Heading_20_2">4.2 Création de l'article</text:p>
        </text:list-item>
      </text:list>
      <text:p text:style-name="Standard"/>
      <text:p text:style-name="Standard"><text:span text:style-name="T31">P1-1: Désignation Article</text:span>= à partir de <text:span text:style-name="T5">[DIN] </text:span></text:p>
      <text:p text:style-name="Standard"><text:tab/>Règles de saisie de la désignation de l'article:</text:p>
      <text:list text:style-name="WW8Num9">
        <text:list-item text:start-value="1">
          <text:list>
            <text:list-item text:start-value="1">
              <text:p text:style-name="P52">Tout en majuscule</text:p>
            </text:list-item>
            <text:list-item>
              <text:p text:style-name="P52"><text:span text:style-name="T57">19</text:span> caractères maximum </text:p>
            </text:list-item>
          </text:list>
        </text:list-item>
      </text:list>
      <text:list text:style-name="WW8Num10">
        <text:list-item>
          <text:list>
            <text:list-item>
              <text:p text:style-name="P95">N<text:span text:style-name="T19">e garder que les noms communs et les valeurs numériques. On peut supprimer les « le, la, aux, de ...etc. »</text:span></text:p>
            </text:list-item>
            <text:list-item>
              <text:p text:style-name="P96">Ensuite mettre le [Poids UVC] + Unité</text:p>
            </text:list-item>
          </text:list>
        </text:list-item>
      </text:list>
      <text:list text:style-name="WW8Num11">
        <text:list-item text:start-value="1">
          <text:list>
            <text:list-item text:start-value="1">
              <text:p text:style-name="P53"><text:span text:style-name="T19">l'intitulé est systé</text:span>matiquement terminée par sa famille. Cette information est toujours dans le fichier<text:a xlink:type="simple" xlink:href="http://intranet.dev.agis.fr/classification/doc/grille_codification_article.sxc"><text:span text:style-name="T58"> </text:span></text:a><text:a xlink:type="simple" xlink:href="http://intranet.agis.fr/.data/grille_codification_article.sxc"><text:span text:style-name="T10">« grille de codification articles »</text:span></text:a> dans la colonne<text:span text:style-name="T19"> « Raccourcis Classification »</text:span></text:p>
            </text:list-item>
          </text:list>
        </text:list-item>
      </text:list>
      <text:p text:style-name="Standard"/>
      <text:p text:style-name="Standard"><text:tab/> <text:span text:style-name="T8">pour plus d'information, voir le fichier </text:span><text:a xlink:type="simple" xlink:href="../regle_denomination_article.DOC"><text:span text:style-name="T59">« regle_denomination_article.doc »</text:span></text:a></text:p>
      <text:p text:style-name="Standard"/>
      <text:p text:style-name="Standard"><text:span text:style-name="T31">P1-2: Lib.fac./BL=</text:span><text:span text:style-name="T38">[Désignation commerciale légale]</text:span></text:p>
      <text:p text:style-name="Standard"/>
      <text:p text:style-name="Standard"><text:span text:style-name="T31">P1-3: Recherche Alpha=</text:span> <text:s/>reprendre P1-1, sans espace, 20 caractère Max, Abréviation, tout au singulier, <text:s/>sans suffixe de famille et sans uni<text:span text:style-name="T19">té et finir avec la valeur du poids.</text:span></text:p>
      <text:p text:style-name="Standard"/>
      <text:p text:style-name="Standard"><text:span text:style-name="T31">P1-4: CNUF</text:span>=</text:p>
      <text:p text:style-name="Standard"><text:span text:style-name="T41"><text:tab/>Si article Agis: </text:span>336676<text:tab/></text:p>
      <text:p text:style-name="Standard"><text:tab/>Si Article MDD: Gencod founis par le service MDD (cf FTA, zone de commentaire du chapitre identité)</text:p>
      <text:p text:style-name="Standard"/>
      <text:p text:style-name="P16">Gencod à remplir uniquement si information:</text:p>
      <text:p text:style-name="Standard"><text:span text:style-name="T38"><text:tab/></text:span><text:span text:style-name="T37">P1-5: CIP + Clé</text:span><text:span text:style-name="T19"> = (Cf Fiche Identité Produit)</text:span></text:p>
      <text:p text:style-name="Standard"><text:span text:style-name="T38"><text:tab/></text:span><text:span text:style-name="T37">P1-7,8:VL / VA=</text:span><text:span text:style-name="T19"> 00 / 00</text:span></text:p>
      <text:p text:style-name="Standard"><text:span text:style-name="T38"><text:tab/></text:span><text:span text:style-name="T37">P1-9: PCB</text:span><text:span text:style-name="T19"> = [Nombre UVC par carton]</text:span></text:p>
      <text:p text:style-name="Standard"><text:span text:style-name="T38"><text:tab/></text:span><text:span text:style-name="T37">P1-10: SPCB</text:span><text:span text:style-name="T19">=000</text:span></text:p>
      <text:p text:style-name="Standard"><text:span text:style-name="T38"><text:tab/></text:span><text:span text:style-name="T37">P1-12: Symbolique</text:span><text:span text:style-name="T19">=Vide</text:span></text:p>
      <text:p text:style-name="Standard"><text:span text:style-name="T38"><text:tab/></text:span><text:span text:style-name="T37">P1-13: DUN14 </text:span><text:span text:style-name="T19">= cf FTA </text:span><text:span text:style-name="T60">EAN colis </text:span><text:span text:style-name="T61">ou consulter </text:span><text:a xlink:type="simple" xlink:href="../../../../suivi/gencod_manual.odt"><text:span text:style-name="T62">gencod_manual.odt</text:span></text:a></text:p>
      <text:p text:style-name="Standard"/>
      <text:p text:style-name="P97"><text:span text:style-name="T31">P1-14 : unité de vente</text:span>=[tarif / facturation]</text:p>
      <text:p text:style-name="Standard"/>
      <text:p text:style-name="Standard"><text:span text:style-name="T31">P1-15 : poids net (moyen)</text:span>=[Poids UVC]</text:p>
      <text:p text:style-name="Standard"><text:tab/>Pour les opérations promotionnelles (ex : Canard sauce morille + gratin dauphinois gratuit) d’articles à la COUPE, l’article gratuit ne sera pas comptabilisé dans ce champ.</text:p>
      <text:p text:style-name="Standard">Exemple : 2 x 2.4 Kg (canard) + 2 x 1.2 (gratin gratuit) -&gt; <text:s/>P1-15 = 2.40 Kg</text:p>
      <text:p text:style-name="Standard"/>
      <text:p text:style-name="Standard"><text:span text:style-name="T31">P1-23.Code T.V.A <text:s/>:</text:span><text:span text:style-name="T41"> 2 <text:s/>(en principe TVA à 5.5)<text:tab/></text:span></text:p>
      <text:p text:style-name="P60"/>
      <text:p text:style-name="Standard"><text:span text:style-name="T31">P1-26.Prix revient base</text:span><text:span text:style-name="T29">:</text:span> Effacer les valeurs</text:p>
      <text:p text:style-name="Standard"/>
      <text:p text:style-name="Standard"><text:span text:style-name="T31">P2-2:.Nb jours pour D.L.C.=</text:span><text:span text:style-name="T41">[Durée de vie garantie <text:s/>client] </text:span><text:span text:style-name="T63">(Si c'est en Mois, x30)</text:span></text:p>
      <text:p text:style-name="P98"><text:tab/>Pour les PLV, valeur à 60j</text:p>
      <text:p text:style-name="P98"/>
      <text:p text:style-name="Standard"><text:span text:style-name="T31">P2-3: Type </text:span><text:span text:style-name="T37">DLC/DLUO :</text:span><text:span text:style-name="T38"> mettre 0 pour les produits frais <text:s/>et 1 pour les produits surgelés</text:span></text:p>
      <text:p text:style-name="P62"/>
      <text:p text:style-name="P37"><text:span text:style-name="T31">P2-4.Nb unités élém/pièce :</text:span> effacer la valeur</text:p>
      <text:p text:style-name="P62"/>
      <text:p text:style-name="P62"><text:span text:style-name="T31">P2-5:Nbre d'U.C.par colis=</text:span>[PCB] </text:p>
      <text:p text:style-name="P62"/>
      <text:p text:style-name="P62"><text:span text:style-name="T31">P2-6:Nb colis / palette :</text:span><text:span text:style-name="T41"> [Nb total de carton par palette] – pour les Kits PLV mettre 50</text:span></text:p>
      <text:p text:style-name="P62"/>
      <text:p text:style-name="P84">P2-21 : Nbre Pce ds 1 CARR</text:p>
      <text:p text:style-name="P62"><text:tab/>Si [Tarif / Facturation]=KILO, alors P2-21=[Poids Net Carton]</text:p>
      <text:p text:style-name="P62"><text:tab/>Si [Tarif / Facturation]=PIECE, alors P2-21=[Nombre UVC par Carton]</text:p>
      <text:p text:style-name="P62"><text:tab/>Pour les opérations promos. à la COUPE, les articles gratuits (cas de PLV) ne sont pas comptabilisés</text:p>
      <text:p text:style-name="P62"><text:tab/>Pour la création d'un PLV uniquement, mettre « 1 »</text:p>
      <text:p text:style-name="Standard"/>
      <text:p text:style-name="Standard"/>
      <text:p text:style-name="P84">P3-2 : article bloqué=0</text:p>
      <text:p text:style-name="P62"/>
      <text:p text:style-name="Standard"><text:span text:style-name="T31">P3-3 : famille de tarif:</text:span> Par défaut laisser la valeur recopiée. Sauf si information différente explicitement donnée.</text:p>
      <text:p text:style-name="Standard"/>
      <text:p text:style-name="Standard">Pour une seule enseigne:</text:p>
      <text:p text:style-name="Standard"><text:tab/>Si Conditions commerciales = Non alors 300</text:p>
      <text:p text:style-name="P57"><text:tab/>Si Conditions commerciales = Oui alors 100 pour Coupe(traiteur) ou 200/201 (pour Libre Service)</text:p>
      <text:p text:style-name="P57"/>
      <text:p text:style-name="Standard"><text:span text:style-name="T64">Si plusieurs enseignes cf </text:span><text:a xlink:type="simple" xlink:href="../../../../network/infologic/agrologic/codification_fichier/conditions_commerciales.ods"><text:span text:style-name="T65">conditions_commerciales.ods</text:span></text:a></text:p>
      <text:p text:style-name="Standard"><text:tab/></text:p>
      <text:p text:style-name="Standard"><text:span text:style-name="T31">P3-7 : n° de produit pour </text:span><text:span text:style-name="T37">stock=</text:span><text:span text:style-name="T19">N°du produit fini. (vide pour un Kit PLV)</text:span></text:p>
      <text:p text:style-name="P62"/>
      <text:p text:style-name="P62"><text:span text:style-name="T31">P3-8:N° Matière pour stock=</text:span>N°Produit Matière (vide pour un Kit PLV)</text:p>
      <text:p text:style-name="P62"/>
      <text:p text:style-name="P62"><text:span text:style-name="T31">P3-10: Unite Cde mini Poids</text:span>=[Poids Net Carton] (mettre 1 pour les PLV) le gratuit n'est pas compatibisé</text:p>
      <text:p text:style-name="P62"/>
      <text:p text:style-name="P62"><text:span text:style-name="T31">P3-11: Unite Cde mini Pieces=</text:span>[Nombre UVC par Carton]</text:p>
      <text:p text:style-name="P62"/>
      <text:p text:style-name="P62"><text:span text:style-name="T31">P3-25: Saisie du lot=</text:span><text:span text:style-name="T41"> FTA -&gt; 2 <text:s/>/ <text:s/>FTI et PLV = 0</text:span></text:p>
      <text:p text:style-name="P62"/>
      <text:p text:style-name="Standard"><text:span text:style-name="T37">P3-32: Zone stockage=</text:span><text:span text:style-name="T19">si zone re</text:span>mplie la vider (gestion des picking dans EP=)</text:p>
      <text:p text:style-name="P62"/>
      <text:p text:style-name="P62"><text:span text:style-name="T31">P4-3 : Délai contrat date</text:span><text:span text:style-name="T41"> = [Durée de vie garantie client] </text:span><text:span text:style-name="T63">(Si c'est en Mois, x30)</text:span></text:p>
      <text:p text:style-name="P99"><text:tab/>Pour les PLV, valeur à 60j</text:p>
      <text:p text:style-name="P62"/>
      <text:p text:style-name="P62"><text:bookmark-start text:name="postes superviseur"/><text:span text:style-name="T31">P4-5 :Postes</text:span>=<text:bookmark-end text:name="postes superviseur"/></text:p>
      <text:p text:style-name="P62"><text:tab/>Mettre en premier le site d'expédition (exemple: 401 pour Plateforme)</text:p>
      <text:p text:style-name="P62"><text:tab/>Mettre en 2ème le site de production:</text:p>
      <text:p text:style-name="P62"><text:tab/><text:tab/>101<text:span text:style-name="T66"> =&gt; Avignon</text:span></text:p>
      <text:p text:style-name="P62"><text:tab/><text:tab/>201 =&gt; Lamballe</text:p>
      <text:p text:style-name="P62"><text:tab/><text:tab/>301 =&gt; Tarare</text:p>
      <text:p text:style-name="P62"><text:tab/><text:tab/>Faire l'aide sur le champ pour plus d'informations</text:p>
      <text:p text:style-name="P62"><text:tab/><text:span text:style-name="T63">Pour les PLV, ne mettre que le 401</text:span></text:p>
      <text:p text:style-name="P100"><text:tab/>Pour les sites temporaires mettre 401, paramétrage spécifique à mettre en oeuvre ultérieurement</text:p>
      <text:p text:style-name="P62"/>
      <text:p text:style-name="P62"><text:span text:style-name="T31">P4-6: cadences=500</text:span> (mettre autant de fois la valeur que de postes superviseur saisis)</text:p>
      <text:p text:style-name="P62"/>
      <text:p text:style-name="Standard"><text:span text:style-name="T37">P4-7: cadences 2 =</text:span>P4-6</text:p>
      <text:p text:style-name="Standard"/>
      <text:p text:style-name="P38"/>
      <text:p text:style-name="Standard"><text:span text:style-name="T31">P4-9 : type d’expédition</text:span>= Voir [Environnement de conservation]</text:p>
      <text:p text:style-name="Standard"><text:tab/><text:span text:style-name="T19">Si Frais alors P4-9=001</text:span></text:p>
      <text:p text:style-name="P62"><text:tab/>Si Surgelé (sauf Site de production = Tarare) alors P4-9=002</text:p>
      <text:p text:style-name="P37"><text:tab/>Si Surgelé <text:span text:style-name="T29">et</text:span> <text:s/>Site de production = Tarare alors P4-9=999</text:p>
      <text:p text:style-name="Standard"><text:span text:style-name="T19"><text:tab/>999 HORS SUPERVISEUR = dans le cas de la gestion de</text:span>s festifs. Les articles qui auront ce code ne passeront sur le superviseur (donc pas d'édition d'étiquettes)</text:p>
      <text:p text:style-name="Standard"/>
      <text:p text:style-name="Standard"><text:span text:style-name="T31">P5-12,13: site d’expédition, Atelier</text:span> =</text:p>
      <text:p text:style-name="Standard"><text:tab/><text:span text:style-name="T19">Mettre en premier [Site Expédition]</text:span></text:p>
      <text:p text:style-name="P62"><text:tab/>Mettre en 2ème le [Site Production]</text:p>
      <text:p text:style-name="P62"><text:tab/>Mettre en 3ième le site échantillon = 098 – atelier 04</text:p>
      <text:p text:style-name="Standard"/>
      <text:list text:style-name="L18">
        <text:list-item>
          <text:p text:style-name="P101">Valider la fiche</text:p>
        </text:list-item>
      </text:list>
      <text:p text:style-name="P7">5 AGROLOGIC - Zones variables</text:p>
      <text:p text:style-name="Standard">Compte <text:span text:style-name="T29">VG= </text:span>mot clef <text:span text:style-name="T29">ARTVAR</text:span></text:p>
      <text:p text:style-name="Standard"/>
      <text:list text:style-name="L18">
        <text:list-item text:start-value="1">
          <text:p text:style-name="P101">zones importantes 3, 4, 5, 9 et 10 </text:p>
        </text:list-item>
      </text:list>
      <text:p text:style-name="P102"/>
      <text:p text:style-name="P27">zone 3.MDD / AGIS – EDI : si sur la FTA la classification indique un propriétaire différent de LDC, cocher alors zone 3 = 000 sinon = 100</text:p>
      <text:p text:style-name="Standard">zone 4.SITE DE FABRICATION (intranet): <text:span text:style-name="T5">sur FTA = [Site d'assemblage]</text:span></text:p>
      <text:p text:style-name="Standard">zone 5.GAMME SITE (intranet<text:span text:style-name="T19">): faire l'aide et prendre la valeur se rapprochant de l'intitulé du produit</text:span></text:p>
      <text:p text:style-name="P62">zone 9.ACTIVITE (intranet) : faire l'aide et prendre la valeur se rapprochant de l'intitulé du produit</text:p>
      <text:p text:style-name="Standard">zone 10.SEGMENT (intranet) <text:span text:style-name="T5">faire l'aide et prendre la valeur se rapprochant de la Classification de la FTA</text:span></text:p>
      <text:p text:style-name="P102"/>
      <text:list text:style-name="L18">
        <text:list-item text:start-value="1">
          <text:p text:style-name="P101">Noter le champ N°2 pour la suite de la procédure</text:p>
        </text:list-item>
      </text:list>
      <text:p text:style-name="P19"/>
      <text:p text:style-name="Standard"/>
      <text:p text:style-name="P7">6. CREATION DES CASIERS</text:p>
      <text:p text:style-name="Standard">Compte <text:span text:style-name="T29">AP= </text:span>mot clef <text:span text:style-name="T29">CAS</text:span></text:p>
      <text:p text:style-name="Standard"/>
      <text:p text:style-name="Standard">A faire<text:span text:style-name="T56"> pour tous les </text:span><text:span text:style-name="T19">[</text:span>codes infologic] des [Nomenclatures de la recette] <text:span text:style-name="T20">(Aussi pour le Produit en Carton)</text:span></text:p>
      <text:p text:style-name="Standard"/>
      <text:p text:style-name="Standard">Mettre le n° du <text:span text:style-name="T5"><text:s/>[Site d'assemblage]</text:span>, puis le [code infologic]</text:p>
      <text:p text:style-name="Standard"/>
      <text:p text:style-name="Standard">Zone 1 N° de lieu mettre le 1 (sauf pour avignon où il faut mettre le 2)</text:p>
      <text:p text:style-name="Standard"/>
      <text:p text:style-name="Standard">Valider par V</text:p>
      <text:p text:style-name="Standard"/>
      <text:list text:style-name="L19">
        <text:list-item>
          <text:p text:style-name="P103">Entourer le « v » derrière le [code infologic] sur la [fiche identité produit]</text:p>
        </text:list-item>
      </text:list>
      <text:p text:style-name="Standard"/>
      <text:p text:style-name="Standard"/>
      <text:p text:style-name="P38"/>
      <text:p text:style-name="P7">7. CREATIONS ANNEXES</text:p>
      <text:list text:style-name="WW8Num1" text:continue-numbering="true">
        <text:list-item>
          <text:p text:style-name="P104">7.1 fichier MATSIT(uniquement si création de matière)</text:p>
        </text:list-item>
      </text:list>
      <text:p text:style-name="Standard">compte <text:span text:style-name="T29">AP=</text:span><text:span text:style-name="T30"> mot clef </text:span><text:span text:style-name="T29">MATSIT</text:span> </text:p>
      <text:p text:style-name="Standard"/>
      <text:p text:style-name="Standard">P1-1: Section Analytique=PF</text:p>
      <text:list text:style-name="WW8Num1" text:continue-numbering="true">
        <text:list-item>
          <text:p text:style-name="P29">7.2 fichier tarif </text:p>
        </text:list-item>
        <text:list-item>
          <text:p text:style-name="P105">compte <text:span text:style-name="T29">Ax=</text:span><text:span text:style-name="T30"> mot clef </text:span><text:span text:style-name="T29">SAITAR</text:span></text:p>
        </text:list-item>
      </text:list>
      <text:p text:style-name="P30"/>
      <text:p text:style-name="P30">A faire uniquement dans le cas où il y a des sessions de semi finis intersite, tarif renseigné par le contrôle de gestion</text:p>
      <text:p text:style-name="P30"/>
      <text:p text:style-name="P30">P1-1: fournisseur = n° du site de production</text:p>
      <text:p text:style-name="P30">P1-2: n° matiere = Code Produit fini en carton</text:p>
      <text:p text:style-name="P30">P1-10: Choix= Appuyer sur F1 pour création</text:p>
      <text:p text:style-name="P30">P1-11:date debut = « + » pour la date du jour</text:p>
      <text:p text:style-name="P30">P1-12: date de fin= pas de date</text:p>
      <text:p text:style-name="P30">P1-14:tarif= 1 euro</text:p>
      <text:list text:style-name="WW8Num1" text:continue-numbering="true">
        <text:list-item>
          <text:p text:style-name="P106">7.3 Renseigner le fichier PMP</text:p>
        </text:list-item>
      </text:list>
      <text:p text:style-name="P33">Taper le n°de site de production du produit / puis le code produit fini en carton</text:p>
      <text:p text:style-name="P33">Saisir dans les zones 1 à 4 un prix de 1 euro</text:p>
      <text:list text:style-name="WW8Num1" text:continue-numbering="true">
        <text:list-item>
          <text:p text:style-name="P107"/>
        </text:list-item>
      </text:list>
      <text:p text:style-name="P7">8. Agrologic - Saisie des tarifs</text:p>
      <text:p text:style-name="Standard"><text:span text:style-name="T67">voir la procédure </text:span><text:a xlink:type="simple" xlink:href="../../../../informatique/commun/network/infologic/agrologic/codification_fichier/tarifs/gestion_tarification_articles.odt"><text:span text:style-name="T68">gestion_tarification_articles.odt</text:span></text:a></text:p>
      <text:p text:style-name="Standard">Noter le type de tarif du client</text:p>
      <text:p text:style-name="Standard"/>
      <text:p text:style-name="P108"/>
      <text:p text:style-name="P7">10. BASE ACCESS – ERP_DATA.MDB</text:p>
      <text:p text:style-name="P109">La création est à faire uniquement pour les produits finis et les kits PLV</text:p>
      <text:p text:style-name="P27"/>
      <text:p text:style-name="P110">Aller dans <text:a xlink:type="simple" xlink:href="/L:/erp_data.mdb">ERP Data</text:a> <text:s/>et lancer la mise à jour de ARTI2</text:p>
      <text:p text:style-name="P110"/>
      <text:p text:style-name="P110"><draw:frame draw:style-name="fr1" draw:name="Image3" text:anchor-type="paragraph" svg:width="15.573cm" svg:height="1.81cm" draw:z-index="19"><draw:image xlink:href="Pictures/200000080000382000000600A6221D61.svm" xlink:type="simple" xlink:show="embed" xlink:actuate="onLoad"/></draw:frame></text:p>
      <text:p text:style-name="Standard"/>
      <text:p text:style-name="P33">Pré-requis : version complète d’access </text:p>
      <text:p text:style-name="P33"/>
      <text:p text:style-name="P33">Aller dans <text:a xlink:type="simple" xlink:href="/L:/erp_data.mdb">ERP Data</text:a> cette base contient des tables et des liens vers les tables de l'intranet (tables avec droits en accès complet)</text:p>
      <text:p text:style-name="P33"/>
      <text:p text:style-name="P33">Ouvrir la table ARTI2</text:p>
      <text:p text:style-name="P56">Dupliquer le code précédent, les valeurs sont à actualiser :</text:p>
      <text:list text:style-name="WW8Num3">
        <text:list-item>
          <text:p text:style-name="P111">code article=[N°Article / Produit fini]</text:p>
        </text:list-item>
        <text:list-item>
          <text:p text:style-name="P111">code_article_client= <text:s/>pour les articles Bofrost, Système u (dans le cas des festifs), Thiriet (le code correspond au chrono de l'ean 13 de l'article, ex ean13 = 329259<text:span text:style-name="T29">088371</text:span>3, le code client est le 88371)</text:p>
        </text:list-item>
        <text:list-item>
          <text:p text:style-name="P112"><text:span text:style-name="T69">code_article_ldc= <text:s/></text:span>mettre le code groupe LDC ( donné par le contrôle de gestion LDC)</text:p>
        </text:list-item>
      </text:list>
      <text:p text:style-name="P56"/>
      <text:list text:style-name="WW8Num3">
        <text:list-item text:start-value="1">
          <text:p text:style-name="P111">LIBELLE_CLIENT: par défaut mettre le libellé [Désignation commerciale légale] sinon mettre le libellé souhaité par le client (utilisé pour les étiquettes carton code soft). NE PAS METTRE DE NOTION DE POIDS POUR CE LIBELLE</text:p>
          <text:p text:style-name="P111"/>
        </text:list-item>
        <text:list-item>
          <text:p text:style-name="P113"><text:span text:style-name="T19">libelle=[Désignation Commerciale] l'intitulé est suivi de sa famille. Cette information est toujours dans le fichier </text:span><text:a xlink:type="simple" xlink:href="../grille_codification_article.sxc"><text:span text:style-name="T70">« grille de codification articles »</text:span></text:a><text:span text:style-name="T19"> dans la colonne « Raccourcis Classification » </text:span></text:p>
        </text:list-item>
        <text:list-item>
          <text:p text:style-name="P111">nb unite elementaire :[Nombre UVC par Carton]</text:p>
        </text:list-item>
        <text:list-item>
          <text:p text:style-name="P111">nb UV par US1 : <text:tab/>Si <text:s/>[Tarif / Facturation] = Piece alors [Nombre UVC par Carton]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11">Si <text:s/>[Tarif / Facturation] = Kilo alors [Poids net Carton] <text:s/>le gratuit n'est pas compatibisé</text:p>
                                  <text:p text:style-name="P111">Si <text:s/>[Tarif / Facturation] = Colis alors <text:s/>[Poids net Carton] <text:s/>le gratuit n'est pas compatibisé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1">poids elem : [Poids UVC] en KG le gratuit n'est pas compatibisé</text:p>
        </text:list-item>
        <text:list-item>
          <text:p text:style-name="P111">Unité Facturation : voir [Tarif / Facturation]</text:p>
          <text:list>
            <text:list-header>
              <text:p text:style-name="P111">- mettre 2 pour facturation à la pièce et 3 pour facturation au kilo</text:p>
            </text:list-header>
          </text:list>
        </text:list-item>
        <text:list-item>
          <text:p text:style-name="P111">Actif <text:span text:style-name="T29">oui (=-1)</text:span></text:p>
        </text:list-item>
        <text:list-item>
          <text:p text:style-name="P111">Site de production=[Sites Production]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1">Avignon</text:p>
                        </text:list-item>
                        <text:list-item>
                          <text:p text:style-name="P111">Lamballe</text:p>
                        </text:list-item>
                        <text:list-item>
                          <text:p text:style-name="P111">Tara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1">Durée de vie=[Durée de vie minimum garantie chez le client](pour info : cette zone n'est plus gérée via access, gestion au niveau d'Agrologic)</text:p>
        </text:list-item>
      </text:list>
      <text:p text:style-name="P114"><text:tab/><text:tab/>Mettre 0 pour les PLV</text:p>
      <text:list text:style-name="WW8Num3">
        <text:list-item text:start-value="1">
          <text:p text:style-name="P111">Durée de vie technique = [DLC/DLUO technique]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1">Famille budget = P1-2 sur les zones variables du fichier ARTICLE (utiliser le Mot clef ARTVAR)</text:p>
        </text:list-item>
        <text:list-item>
          <text:p text:style-name="P111">Mettre à 0 les zones coûts denrées, emballages, autres,</text:p>
        </text:list-item>
        <text:list-item>
          <text:p text:style-name="P111">Coût PF=</text:p>
          <text:list>
            <text:list-item>
              <text:list>
                <text:list-header>
                  <text:p text:style-name="P111">100% si [sites expéditions]=Plateforme</text:p>
                  <text:p text:style-name="P111">sinon 0%</text:p>
                </text:list-header>
              </text:list>
            </text:list-item>
          </text:list>
        </text:list-item>
      </text:list>
      <text:p text:style-name="P56"/>
      <text:list text:style-name="L20">
        <text:list-item>
          <text:p text:style-name="P115">Vérifier code MKTG avec la table FAMILLES MKTG</text:p>
        </text:list-item>
        <text:list-item>
          <text:p text:style-name="P115">Noter le code MKTG pour la suite de la procédure</text:p>
        </text:list-item>
      </text:list>
      <text:list text:style-name="L21">
        <text:list-item>
          <text:p text:style-name="P116">Champ COMPOSITION renseigné par le service qualité (via CS_avignon.mdb) s'il est rempli le vider</text:p>
        </text:list-item>
      </text:list>
      <text:list text:style-name="L22">
        <text:list-item>
          <text:p text:style-name="P117">libelle_multilangue = utilisé pour Bofrost dans le cas d'article vendu à l'export info donnée par le client (si nécessaire)</text:p>
        </text:list-item>
        <text:list-item>
          <text:p text:style-name="P117">K_etat (idem champ composition) mettre 1 si produit frais ou 2 si produit surgelé</text:p>
        </text:list-item>
        <text:list-item>
          <text:p text:style-name="P117">EAN_UVC <text:s text:c="2"/>: prendre l'EAN article de la FIP</text:p>
        </text:list-item>
        <text:list-item>
          <text:p text:style-name="P118">EAN_COLIS : prendre l'EAN colis de la FIP</text:p>
        </text:list-item>
      </text:list>
      <text:list text:style-name="L20">
        <text:list-header>
          <text:p text:style-name="P119">remarque :(<text:a xlink:type="simple" xlink:href="/../suivi/gencod_manual.sxw#pour_qui_creer_ean_colis">ici</text:a>)</text:p>
        </text:list-header>
        <text:list-item>
          <text:p text:style-name="P119">nouvel_article = <text:span text:style-name="T29">oui </text:span><text:span text:style-name="T30">ce champ permet de faire la synchronisation avec les tables de l'intranet en lançant les requetes cf ci dessous</text:span></text:p>
        </text:list-item>
      </text:list>
      <text:list text:style-name="WW8Num4" text:continue-numbering="true">
        <text:list-item>
          <text:p text:style-name="P120"/>
        </text:list-item>
        <text:list-item>
          <text:p text:style-name="P121">11. INTRANET</text:p>
        </text:list-item>
      </text:list>
      <text:p text:style-name="P33"/>
      <text:p text:style-name="P56"><text:span text:style-name="T43">Dans le menu de maintenance, Lancer le traitement <text:s/>de synchronisation des articles</text:span><text:span text:style-name="T55"> <text:s/>NON A CAUSE LE L'ID id_access_arti2 DE LA TABLE access_arti2 QUI EST REPRIS DANS LE MODULE INTRANET FIP !!!!!!!!!!!!! !</text:span></text:p>
      <text:p text:style-name="P33"/>
      <text:p text:style-name="P33"><draw:frame draw:style-name="fr2" draw:name="Image1" text:anchor-type="paragraph" svg:width="15.004cm" svg:height="9.236cm" draw:z-index="16"><draw:image xlink:href="Pictures/2000000800003A9B00002413AF93B25C.svm" xlink:type="simple" xlink:show="embed" xlink:actuate="onLoad"/></draw:frame><draw:ellipse text:anchor-type="paragraph" draw:z-index="17" draw:style-name="gr6" draw:text-style-name="P21" svg:width="2.698cm" svg:height="1.557cm" svg:x="6.847cm" svg:y="5.805cm"><text:p/></draw:ellipse></text:p>
      <text:p text:style-name="P33"/>
      <text:p text:style-name="P56">Dans la base erp_data il y a 2 tables attachées access_arti2 et artstat (qui sont des tables de l'intranet)</text:p>
      <text:p text:style-name="P56"/>
      <text:p text:style-name="P122"><text:tab/>dans artstat, clegam = Famille Marketing</text:p>
      <text:list text:style-name="WW8Num1" text:continue-numbering="true">
        <text:list-item>
          <text:p text:style-name="P123">Pour une création:</text:p>
        </text:list-item>
      </text:list>
      <text:p text:style-name="P56">Afin de synchroniser ces 2 tables lancer les requètes </text:p>
      <text:list text:style-name="L23">
        <text:list-item>
          <text:p text:style-name="P124">synchronisation_arti2</text:p>
        </text:list-item>
        <text:list-item>
          <text:p text:style-name="P124">synchronisation_arti2_artstat</text:p>
        </text:list-item>
        <text:list-item>
          <text:p text:style-name="P124">synchronisation_arti2_effectue (requete remettant le champ nouvel article à non)</text:p>
        </text:list-item>
      </text:list>
      <text:p text:style-name="P56">Remarque avant de faire la 3 ième requète, il est possible de lancer la requète @ - CREATION ARTICLE pour coller le résultat dans le message groupwise d'information de création d'article</text:p>
      <text:list text:style-name="WW8Num1" text:continue-numbering="true">
        <text:list-item>
          <text:p text:style-name="P123">pour une mise à jour:</text:p>
        </text:list-item>
      </text:list>
      <text:p text:style-name="P56">Répercuter les modifications</text:p>
      <text:p text:style-name="P56"/>
      <text:p text:style-name="P56"/>
      <text:list text:style-name="L24">
        <text:list-item>
          <text:p text:style-name="P125">Saisir la FTA à partir d'une fiche Vierge</text:p>
        </text:list-item>
        <text:list-item>
          <text:p text:style-name="P125">Mettre à jour les nomenclatures associées</text:p>
        </text:list-item>
      </text:list>
      <text:p text:style-name="P56"/>
      <text:p text:style-name="P33">Dans le cas d'article ayant comme site de production AVIGNON, mettre à jour la table <text:bookmark text:name="serverinfo1"/>« <text:a xlink:type="simple" xlink:href="http://avi1203.agis.fr/phpMyAdmin/tbl_properties_structure.php?lang=fr-iso-8859-1&amp;server=1&amp;db=agis&amp;table=classification_article">classification_article </text:a>»</text:p>
      <text:p text:style-name="P33">Cette Table est utilisée par la base Indicateur de Progrés. Evolution pour utiliser directement access_arti2</text:p>
      <text:p text:style-name="P33">id_article_classification_article = Code Agrologic</text:p>
      <text:p text:style-name="P33">coupe-ls_classification_article = 1 si Unité Facturation = Kilo ou 2 si Unité Facturation = Pièce</text:p>
      <text:p text:style-name="P33"/>
      <text:p text:style-name="P33"/>
      <text:list text:style-name="WW8Num1" text:continue-numbering="true">
        <text:list-item>
          <text:p text:style-name="P73">Vérification d'une session de saisie</text:p>
        </text:list-item>
      </text:list>
      <text:p text:style-name="Standard"/>
      <text:list text:style-name="WW8Num1" text:continue-numbering="true">
        <text:list-item>
          <text:p text:style-name="Heading_20_3">Vérification des Produits:</text:p>
        </text:list-item>
      </text:list>
      <text:list text:style-name="List_20_1">
        <text:list-item text:start-value="1">
          <text:p text:style-name="code_20_source">LISTER PRODUIT AVEC 4="NEW" ! 1 ! 3 ! 13 ! 105 ! 32 ! 22 ! 15 ! SUPP-ID (P</text:p>
        </text:list-item>
      </text:list>
      <text:p text:style-name="Standard"/>
      <text:list text:style-name="WW8Num1" text:continue-numbering="true">
        <text:list-item>
          <text:p text:style-name="Heading_20_3">Nettoyage du Flag "NEW" <text:span text:style-name="T71">A MANIPULER AVEC UNE TRES GRANDE ATTENTION</text:span></text:p>
        </text:list-item>
      </text:list>
      <text:p text:style-name="Standard"/>
      <text:p text:style-name="P126">SELECT PRODUIT AVEC 4 = « NEW »</text:p>
      <text:p text:style-name="P126">RUN UTIL MOULINFICH</text:p>
      <text:p text:style-name="P126"><text:tab/>nom du fichier ? <text:span text:style-name="T29">PRODUIT</text:span></text:p>
      <text:p text:style-name="P126"><text:tab/>numéro du champ ? <text:span text:style-name="T29">4</text:span></text:p>
      <text:p text:style-name="P126"><text:tab/>valeur de mise à jour ? <text:span text:style-name="T29">&lt;vide&gt;</text:span></text:p>
      <text:p text:style-name="Standard"/>
      <text:list text:style-name="WW8Num1" text:continue-numbering="true">
        <text:list-item>
          <text:p text:style-name="Heading_20_2">12. Diffusion d'informations</text:p>
        </text:list-item>
      </text:list>
      <text:p text:style-name="P28"/>
      <text:p text:style-name="P127">Mail envoyé par Intranet en automatique</text:p>
      <text:p text:style-name="P28"/>
      <text:p text:style-name="P28">Regrouper par gamme et par date de reception des fiches identités Produits.</text:p>
      <text:p text:style-name="P128">12.1 Information par mail (Note Groupwise)</text:p>
      <text:p text:style-name="P28">Groupe « Création Article » dans Carnet « Listes »:</text:p>
      <text:list text:style-name="L25">
        <text:list-item>
          <text:list>
            <text:list-item>
              <text:p text:style-name="P129">la plate forme</text:p>
            </text:list-item>
            <text:list-item>
              <text:p text:style-name="P129">la gestion des ventes</text:p>
            </text:list-item>
            <text:list-item>
              <text:p text:style-name="P129">le contrôle de gestion<text:span text:style-name="T29">(*)</text:span></text:p>
            </text:list-item>
            <text:list-item>
              <text:p text:style-name="P129">la R&amp;D<text:span text:style-name="T29">(*)</text:span></text:p>
            </text:list-item>
          </text:list>
        </text:list-item>
      </text:list>
      <text:p text:style-name="P28"/>
      <text:list text:style-name="L26">
        <text:list-item>
          <text:p text:style-name="P130">le service commercial demandant la création (GMS, MDD, RHF)</text:p>
        </text:list-item>
        <text:list-item>
          <text:p text:style-name="P130">le chef de production du site fabricant l’article<text:span text:style-name="T29">(*)</text:span></text:p>
        </text:list-item>
      </text:list>
      <text:list text:style-name="L27">
        <text:list-item>
          <text:p text:style-name="P131">RAQ du site + secrétaire qualité <text:span text:style-name="T29">(*)</text:span></text:p>
        </text:list-item>
        <text:list-item>
          <text:p text:style-name="P131">Secrétaire de production du site<text:span text:style-name="T29">(*)</text:span></text:p>
        </text:list-item>
        <text:list-item>
          <text:p text:style-name="P132">responsable logistique du site production</text:p>
        </text:list-item>
      </text:list>
      <text:p text:style-name="P28"/>
      <text:p text:style-name="P28">et CC</text:p>
      <text:list text:style-name="L28">
        <text:list-item>
          <text:list>
            <text:list-item>
              <text:p text:style-name="P133">directeur de site</text:p>
            </text:list-item>
            <text:list-item>
              <text:p text:style-name="P133">chef de projet<text:span text:style-name="T29">(*)</text:span></text:p>
            </text:list-item>
          </text:list>
        </text:list-item>
      </text:list>
      <text:p text:style-name="P28"><text:tab/></text:p>
      <text:p text:style-name="P28">et CM le service informatique<text:span text:style-name="T29">(*)</text:span></text:p>
      <text:p text:style-name="P28"/>
      <text:p text:style-name="P28"><text:span text:style-name="T72">(*)</text:span><text:span text:style-name="T73">N'informer que ces éléments si il n'y a eût qu'une création de Produits/Matières (pas d'Article)</text:span></text:p>
      <text:p text:style-name="P28">Dans la mesure du possible faire la création complète en une seule fois</text:p>
      <text:p text:style-name="P134"/>
      <text:p text:style-name="Standard"><text:span text:style-name="T74">utiliser le modèle de document </text:span><text:a xlink:type="simple" xlink:href="../../../../informatique/commun/maquette/messages_predefinis/information_creation_article.txt"><text:span text:style-name="T75">ici </text:span></text:a><text:span text:style-name="T74">pour une création complète (Produit --&gt; Article)</text:span></text:p>
      <text:p text:style-name="P134"/>
      <text:list text:style-name="WW8Num1" text:continue-numbering="true">
        <text:list-item>
          <text:p text:style-name="P135">12.2 Information par mail (Note Groupwise) pour ouverture de code Article LDC</text:p>
        </text:list-item>
      </text:list>
      <text:p text:style-name="P25"/>
      <text:p text:style-name="P25">Envoyer un mail à Florence Pontoire (LDC) en fournissant la liste de désignation produit.</text:p>
      <text:p text:style-name="P25"/>
      <text:list text:style-name="L29">
        <text:list-item>
          <text:p text:style-name="P136">Message type: <text:a xlink:type="simple" xlink:href="../../../../informatique/commun/maquette/messages_predefinis/demande_ouverture_code_article_ldc.txt">(ici)</text:a></text:p>
        </text:list-item>
      </text:list>
      <text:p text:style-name="P137"/>
      <text:p text:style-name="P138">Regrouper les demandes</text:p>
      <text:p text:style-name="P16">12.3 Validation par le service effectuant la création</text:p>
      <text:p text:style-name="Standard"/>
      <text:p text:style-name="P27">Valider les chapitres</text:p>
      <text:p text:style-name="P62"/>
      <text:p text:style-name="P56">Inscrire dans le cartouche de validation la date et le nom de la personne effectuant la saisiie <text:s/></text:p>
      <text:p text:style-name="P56">Enregistrer le fichier au format PDF dans le répertoire s:\partage\fip sous la forme AAAA-MM-JJ-CODE_AGROLOGIC-designation_produit-CLASSIFICATION.<text:span text:style-name="T29">pdf</text:span></text:p>
      <text:p text:style-name="P139"><text:span text:style-name="T76">le paragraphe ci dessous est remplacée par la recopie de la FIP dans </text:span><text:a xlink:type="simple" xlink:href="/../partage"><text:span text:style-name="T77">s:\partage</text:span></text:a><text:span text:style-name="T76"> (pour les sites distants paramétrage de datasync)</text:span></text:p>
      <text:list text:style-name="WW8Num1" text:continue-numbering="true">
        <text:list-item>
          <text:p text:style-name="P106"><text:span text:style-name="T19">Information pap</text:span>ier</text:p>
        </text:list-item>
      </text:list>
      <text:p text:style-name="P56">Envoyer un copie « recto-verso » à:</text:p>
      <text:list text:style-name="L30">
        <text:list-item>
          <text:p text:style-name="P140">Chef de Projet</text:p>
        </text:list-item>
        <text:list-item>
          <text:p text:style-name="P140">R&amp;D:</text:p>
          <text:list>
            <text:list-item>
              <text:list>
                <text:list-item>
                  <text:p text:style-name="P140">R&amp;D Avignon pour [Sites Production] = Avignon ou Lamballe</text:p>
                </text:list-item>
                <text:list-item>
                  <text:p text:style-name="P140"><text:span text:style-name="T78">R&amp;D Tarare pour [Sites Production] </text:span>= Tarare</text:p>
                </text:list-item>
              </text:list>
            </text:list-item>
          </text:list>
        </text:list-item>
      </text:list>
      <text:list text:style-name="L31">
        <text:list-item>
          <text:p text:style-name="P141">RAQ du [Site de production]</text:p>
        </text:list-item>
        <text:list-item>
          <text:p text:style-name="P141"/>
        </text:list-item>
      </text:list>
      <text:p text:style-name="P38"/>
      <text:p text:style-name="P5">Blocage d'un article</text:p>
      <text:list text:style-name="WW8Num1" text:continue-numbering="true">
        <text:list-item>
          <text:p text:style-name="P142">Méthodologie</text:p>
        </text:list-item>
      </text:list>
      <text:p text:style-name="P143"/>
      <text:p text:style-name="P143"><text:bookmark-start text:name="DDE_LINK28"/>[ ] Agrologic: Fichier Matière / Produit / Article</text:p>
      <text:p text:style-name="P143">[ ] MySQL: access_arti2</text:p>
      <text:p text:style-name="P143">[ ] Access: ARTI2</text:p>
      <text:p text:style-name="P143">[ ] Informations<text:bookmark-end text:name="DDE_LINK28"/></text:p>
      <text:p text:style-name="Standard"/>
      <text:p text:style-name="P7">Vérification de l'épuisement des stocks</text:p>
      <text:p text:style-name="Standard"/>
      <text:p text:style-name="Standard">- Demander confirmation auprès de la gestion des ventes. L'article à bloquer ne doit plus être en stock.</text:p>
      <text:p text:style-name="P7">Agrologic</text:p>
      <text:list text:style-name="L32">
        <text:list-item>
          <text:p text:style-name="P144">dans le fichier ARTICLE / <text:span text:style-name="T9">PRODUIT / MATIERE</text:span></text:p>
        </text:list-item>
      </text:list>
      <text:p text:style-name="Standard"/>
      <text:p text:style-name="Standard">MAT<text:tab/>: P4.4<text:tab/>= -1</text:p>
      <text:p text:style-name="Standard">PRO<text:tab/>: P1.14<text:tab/>= 1</text:p>
      <text:p text:style-name="Standard">ART<text:tab/>: P3-2<text:tab/>=1</text:p>
      <text:p text:style-name="P145">Access ARTI2 / access_arti2</text:p>
      <text:list text:style-name="L33">
        <text:list-item>
          <text:p text:style-name="P146">dans la table access_arti2</text:p>
        </text:list-item>
      </text:list>
      <text:p text:style-name="P43">Actif=-1</text:p>
      <text:p text:style-name="P43">Inactif=0</text:p>
      <text:p text:style-name="P43"/>
      <text:list text:style-name="L34">
        <text:list-item>
          <text:p text:style-name="P147">Ensuite lancer la mise à jour dans la table ARTI2 dans erp_data.mdb</text:p>
        </text:list-item>
      </text:list>
      <text:p text:style-name="P62"/>
      <text:list text:style-name="WW8Num1" text:continue-numbering="true">
        <text:list-item>
          <text:p text:style-name="P148">Changement du site de fabrication d'un article</text:p>
        </text:list-item>
        <text:list-item>
          <text:p text:style-name="P104"/>
        </text:list-item>
      </text:list>
      <text:p text:style-name="P25">Le changement de Site d'assemblage d'un Article s'intègre dans un cycle de vie de type "Intialisation" de la FTA.</text:p>
      <text:p text:style-name="Standard"/>
      <text:list text:style-name="WW8Num1" text:continue-numbering="true">
        <text:list-item>
          <text:p text:style-name="P149">Méthodologie</text:p>
        </text:list-item>
      </text:list>
      <text:p text:style-name="P43"/>
      <text:p text:style-name="P43">[ ] Agrologic: Fichier Article (P4 et P5)</text:p>
      <text:p text:style-name="P43">[ ] Agrologic: ARTVAR: Intranet Fabrication</text:p>
      <text:p text:style-name="P43">[ ] ERP_data: MAJ ARTI2</text:p>
      <text:p text:style-name="P43">[ ] Informations</text:p>
      <text:list text:style-name="WW8Num1" text:continue-numbering="true">
        <text:list-item>
          <text:p text:style-name="P123">Méthodologie</text:p>
        </text:list-item>
      </text:list>
      <text:p text:style-name="P56"/>
      <text:p text:style-name="P56">[ ] Agrologic: Fichier Article (P4 et P5)</text:p>
      <text:p text:style-name="P56">[ ] Agrologic: ARTVAR: Intranet Fabrication</text:p>
      <text:p text:style-name="P56">[ ] MySQL: access_arti2.[Site de production] </text:p>
      <text:p text:style-name="P56">[ ] ERP_data: MAJ ARTI2</text:p>
      <text:p text:style-name="P56">[ ] Informations</text:p>
      <text:p text:style-name="P150">Création des Casiers</text:p>
      <text:p text:style-name="P151">Recherche des produits associés à l'Article</text:p>
      <text:p text:style-name="P152"/>
      <text:p text:style-name="P152">Possibilité de demander aux secrétaires de production de faire cette partie.</text:p>
      <text:p text:style-name="P33"/>
      <text:list text:style-name="L35">
        <text:list-item>
          <text:p text:style-name="P153">Aller en GG=CNOM</text:p>
        </text:list-item>
        <text:list-item>
          <text:p text:style-name="P153">Entrer le Numéro de l'Article</text:p>
        </text:list-item>
        <text:list-item>
          <text:p text:style-name="P153">Prendre l'Indice le plus récent</text:p>
        </text:list-item>
        <text:list-item>
          <text:p text:style-name="P153">Ne récupérer que les codes produits (ils commencent par 0)</text:p>
        </text:list-item>
      </text:list>
      <text:p text:style-name="P33"/>
      <text:p text:style-name="P33">Pour chaque produit, répéter l'opération. Ainsi on parcour l'ensemble de l'arboresence jusqu'au produit cru (02).</text:p>
      <text:list text:style-name="WW8Num1" text:continue-numbering="true">
        <text:list-item>
          <text:p text:style-name="P106">Création des casiers</text:p>
        </text:list-item>
      </text:list>
      <text:p text:style-name="P33"/>
      <text:p text:style-name="P33"><text:tab/>Pour chaque produits récupérés, effectuer la création des nouveaux casiers (<text:a xlink:type="simple" xlink:href="#Création%20du%20casier%7Coutline">ici</text:a>)</text:p>
      <text:p text:style-name="P33"/>
      <text:p text:style-name="P150">Changement du Poste de superviseur des Articles</text:p>
      <text:p text:style-name="P33">Compte <text:span text:style-name="T29">VG= </text:span>mot clef <text:span text:style-name="T29">ART</text:span></text:p>
      <text:p text:style-name="P33">Champs à remettre à jour: P4-5,6,7 et P5-12,13 (<text:a xlink:type="simple" xlink:href="#postes%20superviseur">ici</text:a>)</text:p>
      <text:p text:style-name="P33"/>
      <text:p text:style-name="P150">Site de fabrication sur Zone Variable</text:p>
      <text:p text:style-name="P33">Après chaque validation d'article, changer aussi le « 4.SITE DE FABRICATION (intranet) » </text:p>
      <text:p text:style-name="P33"/>
      <text:p text:style-name="P150">ERP_DATA</text:p>
      <text:p text:style-name="P33"/>
      <text:list text:style-name="L36">
        <text:list-item>
          <text:p text:style-name="P154">Mettre à jour le champ arti2.[Site de production] (Access &amp; MySQL)</text:p>
        </text:list-item>
        <text:list-item>
          <text:p text:style-name="P154">Synchronisation des bases Access (si necessaire)</text:p>
        </text:list-item>
      </text:list>
      <text:p text:style-name="P33"/>
      <text:p text:style-name="P150">Informations</text:p>
      <text:p text:style-name="P33">Exemple de note (<text:a xlink:type="simple" xlink:href="/../maquette/messages_predefinis/information_chagement_site_article.txt">ici</text:a>)</text:p>
      <text:p text:style-name="P33">Informer les services suivants:</text:p>
      <text:list text:style-name="L37">
        <text:list-item>
          <text:p text:style-name="P155">Directeur de site</text:p>
        </text:list-item>
        <text:list-item>
          <text:p text:style-name="P155">Chef de production </text:p>
        </text:list-item>
        <text:list-item>
          <text:p text:style-name="P155">contrôle de Gestion</text:p>
        </text:list-item>
        <text:list-item>
          <text:p text:style-name="P155">RAQ + secrétaire qualité</text:p>
        </text:list-item>
        <text:list-item>
          <text:p text:style-name="P155">Planification</text:p>
        </text:list-item>
        <text:list-item>
          <text:p text:style-name="P155">Secrétaire de Production</text:p>
        </text:list-item>
      </text:list>
      <text:p text:style-name="P33">Informer le demandeur</text:p>
      <text:p text:style-name="P33">Remplir le fichier <text:a xlink:type="simple" xlink:href="/../suivi/log_changement_site.sxc">log</text:a></text:p>
      <text:p text:style-name="P30"/>
      <text:p text:style-name="P30"/>
      <text:p text:style-name="P5">Déblocage Matière</text:p>
      <text:p text:style-name="Standard"/>
      <text:list text:style-name="L38">
        <text:list-item>
          <text:p text:style-name="P156">Vérifier la présence de l'ensemble des informations</text:p>
        </text:list-item>
        <text:list-item>
          <text:p text:style-name="P156">Vérifier la cohérence des fichiers entre eux.</text:p>
        </text:list-item>
      </text:list>
      <text:list text:style-name="WW8Num1" text:continue-numbering="true">
        <text:list-item>
          <text:p text:style-name="P104">Méthodologie</text:p>
        </text:list-item>
      </text:list>
      <text:p text:style-name="P37"/>
      <text:p text:style-name="P37">[ ] Agrologic: MATIERE</text:p>
      <text:p text:style-name="P37">[ ] Agrologic: PRODUIT</text:p>
      <text:p text:style-name="P37">[ ] Agrologic: ARTICLE</text:p>
      <text:p text:style-name="P37">[ ] Agrologic: ARTVAR: Intranet Fabrication</text:p>
      <text:p text:style-name="P37">[ ] Access: arti2.[Site de production] </text:p>
      <text:p text:style-name="P37">[ ] MySQL: access_arti2.[Site de production] </text:p>
      <text:p text:style-name="P37">[ ] Informations</text:p>
      <text:p text:style-name="P37"/>
      <text:p text:style-name="P37"/>
      <text:list text:style-name="WW8Num1" text:continue-numbering="true">
        <text:list-item>
          <text:p text:style-name="Heading_20_1">Modification des durées de vie client/technique</text:p>
        </text:list-item>
      </text:list>
      <text:p text:style-name="P143"/>
      <text:p text:style-name="P143">Partie a réaliser <text:s/>pour toutes fiches techniques en état : MAJ</text:p>
      <text:list text:style-name="WW8Num1" text:continue-numbering="true">
        <text:list-item>
          <text:p text:style-name="P142">Méthodologie</text:p>
        </text:list-item>
      </text:list>
      <text:p text:style-name="P143"/>
      <text:p text:style-name="P157">RECEPTION D'UN MAIL : ETAT MISE A JOUR</text:p>
      <text:p text:style-name="P143"/>
      <text:p text:style-name="P143">Ouvrir INTRANET</text:p>
      <text:p text:style-name="P143">Allez dans module FTA</text:p>
      <text:p text:style-name="P143">Cliquer sur « Modifier fiche en etat de misa à jour »</text:p>
      <text:p text:style-name="P143"/>
      <text:p text:style-name="P143"/>
      <text:p text:style-name="P143"/>
      <text:p text:style-name="P43"><text:bookmark-start text:name="DDE_LINK26"/>[ ] Agrologic: AP=MAT : Fichier Matière(P1-20) : Durée de vie Client</text:p>
      <text:p text:style-name="P143"><text:bookmark-start text:name="DDE_LINK20"/>[ ] Agrologic: Fichier Produit (P2-5) : Durée de vie Production</text:p>
      <text:p text:style-name="P143"><text:bookmark-start text:name="DDE_LINK27"/>[ ] Agrologic: Fichier Article (P2-2 et P4-3) : Durée de vie Client</text:p>
      <text:p text:style-name="P43">[ ] Valider la FTA : Valider les chapitres (en rouge sous intranet) puis cliquer sur (transiter une fiche) vers son état valider</text:p>
      <text:p text:style-name="P43"><text:bookmark-end text:name="DDE_LINK27"/>[ ] ERP_data: MAJ ARTI2</text:p>
      <text:p text:style-name="P37"/>
      <text:p text:style-name="P56">[ ] Access: ARTI2</text:p>
      <text:p text:style-name="P56">[ ] MySQL: access_arti2<text:bookmark-end text:name="DDE_LINK20"/><text:bookmark-end text:name="DDE_LINK26"/></text:p>
      <text:p text:style-name="P37"/>
      <text:p text:style-name="P37"/>
      <text:list text:style-name="WW8Num1" text:continue-numbering="true">
        <text:list-item>
          <text:p text:style-name="Heading_20_1">Correction Gencods</text:p>
        </text:list-item>
      </text:list>
      <text:p text:style-name="P43"/>
      <text:list text:style-name="WW8Num1" text:continue-numbering="true">
        <text:list-item>
          <text:p text:style-name="P149">Méthodologie</text:p>
        </text:list-item>
      </text:list>
      <text:p text:style-name="P43"/>
      <text:p text:style-name="P43">[ ] Agrologic: Fichier Matière(P1-6, P2-1 et P2-2)</text:p>
      <text:p text:style-name="P43"><text:bookmark-start text:name="DDE_LINK271"/>[ ] Agrologic: Fichier Article (P1-4 et P1-5, P1-13)</text:p>
      <text:p text:style-name="P43"><text:bookmark-end text:name="DDE_LINK271"/>[ ] MySQL: access_arti2</text:p>
      <text:p text:style-name="P43">[ ] ERP_data: MAJ ARTI2</text:p>
      <text:p text:style-name="P37"/>
      <text:list text:style-name="WW8Num1" text:continue-numbering="true">
        <text:list-item>
          <text:p text:style-name="Heading_20_1">Ajout d'une Nouvelle Enseigne dans le Tarifs</text:p>
        </text:list-item>
      </text:list>
      <text:p text:style-name="P37"/>
      <text:p text:style-name="P37">La liste des Enseignes correspond aux propriétaires de la classification Article (cf. Module Classification Article).</text:p>
      <text:p text:style-name="P37"/>
      <text:p text:style-name="P37">Si une classification existe sur la FTA, alors l'enseigne sera déjà existante. Sinon, il faut créer la Classification de la FTA.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3" svg:font-family="StarSymbol, 'Arial Unicode MS'" style:font-charset="x-symbol"/>
    <style:font-face style:name="StarSymbol2" svg:font-family="StarSymbol" style:font-pitch="variable" style:font-charset="x-symbol"/>
    <style:font-face style:name="Symbol" svg:font-family="Symbol" style:font-family-generic="roman" style:font-pitch="variable" style:font-charset="x-symbol"/>
    <style:font-face style:name="Courier New3" svg:font-family="'Courier New'"/>
    <style:font-face style:name="StarSymbol1" svg:font-family="StarSymbol, 'Arial Unicode MS'"/>
    <style:font-face style:name="Tahoma2" svg:font-family="Tahoma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0pt" fo:language="fr" fo:country="FR" style:font-name-asian="Times New Roman" style:font-size-asian="12pt" style:language-asian="none" style:country-asian="none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fo:color="#0000ff" style:font-name="Courier New" fo:font-size="18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indent="0cm" style:auto-text-indent="false" fo:padding-left="0cm" fo:padding-right="0cm" fo:padding-top="0cm" fo:padding-bottom="0.035cm" fo:border-left="none" fo:border-right="none" fo:border-top="none" fo:border-bottom="0.002cm solid #000000" fo:keep-with-next="always"/>
      <style:text-properties fo:color="#0000ff" style:font-name="Courier New" fo:font-size="12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indent="0cm" style:auto-text-indent="false" fo:keep-with-next="always"/>
      <style:text-properties fo:color="#0000ff" style:font-name="Courier New" fo:font-size="10.5pt" fo:font-style="italic" style:text-underline-style="wave" style:text-underline-width="auto" style:text-underline-color="font-color" style:font-size-asian="12pt" style:font-style-asian="italic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4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44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946cm" style:type="right" style:leader-style="dotted" style:leader-text="."/>
        </style:tab-stops>
      </style:paragraph-properties>
    </style:style>
    <style:style style:name="WW-Titre" style:family="paragraph" style:parent-style-name="Standard" style:next-style-name="Text_20_body">
      <style:paragraph-properties fo:margin-top="0.423cm" fo:margin-bottom="0.212cm" fo:keep-with-next="always"/>
      <style:text-properties style:font-name="Albany" fo:font-size="14pt" style:font-name-asian="HG Mincho Light J" style:font-size-asian="14pt"/>
    </style:style>
    <style:style style:name="code_20_source" style:display-name="code source" style:family="paragraph" style:parent-style-name="Heading_20_9" style:list-style-name="List_20_1" style:class="text">
      <style:paragraph-properties fo:margin-left="1cm" fo:margin-right="0cm" fo:text-align="start" style:justify-single-word="false" fo:text-indent="0cm" style:auto-text-indent="false" fo:background-color="#ccffff" fo:padding="0.049cm" fo:border="0.002cm solid #000000">
        <style:tab-stops/>
        <style:background-image/>
      </style:paragraph-properties>
      <style:text-properties style:font-name="Courier New1" fo:font-weight="normal"/>
    </style:style>
    <style:style style:name="Normal" style:family="paragraph" style:parent-style-name="Standard">
      <style:paragraph-properties style:text-autospace="none"/>
      <style:text-properties fo:font-size="10pt" fo:language="fr" fo:country="FR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8Num5z0" style:family="text">
      <style:text-properties style:font-name="StarSymbol1" fo:font-size="9pt" style:font-size-asian="9pt"/>
    </style:style>
    <style:style style:name="WW8Num7z0" style:family="text">
      <style:text-properties style:font-name="StarSymbol1" fo:font-size="9pt" style:font-size-asian="9pt" style:font-name-complex="StarSymbol3" style:font-size-complex="9pt"/>
    </style:style>
    <style:style style:name="WW8Num8z0" style:family="text">
      <style:text-properties style:font-name="StarSymbol1" fo:font-size="9pt" style:font-size-asian="9pt" style:font-name-complex="StarSymbol3" style:font-size-complex="9pt"/>
    </style:style>
    <style:style style:name="WW8Num9z0" style:family="text">
      <style:text-properties style:font-name="StarSymbol1" fo:font-size="9pt" style:font-size-asian="9pt" style:font-name-complex="StarSymbol3" style:font-size-complex="9pt"/>
    </style:style>
    <style:style style:name="WW8Num11z0" style:family="text">
      <style:text-properties style:font-name="StarSymbol1" fo:font-size="9pt" style:font-size-asian="9pt" style:font-name-complex="StarSymbol3" style:font-size-complex="9pt"/>
    </style:style>
    <style:style style:name="WW8Num12z0" style:family="text">
      <style:text-properties style:font-name="StarSymbol1" fo:font-size="9pt" fo:background-color="#ffff00" style:font-size-asian="9pt" style:font-name-complex="StarSymbol3" style:font-size-complex="9pt"/>
    </style:style>
    <style:style style:name="WW8Num10z0" style:family="text">
      <style:text-properties style:font-name="StarSymbol1" fo:font-size="9pt" style:font-size-asian="9pt" style:font-name-complex="StarSymbol3" style:font-size-complex="9pt"/>
    </style:style>
    <style:style style:name="WW8Num3z0" style:family="text">
      <style:text-properties style:font-name="Symbol"/>
    </style:style>
    <style:style style:name="Default_20_Paragraph_20_Font" style:display-name="Default Paragraph Font" style:family="text" style:parent-style-name="Normal">
      <style:text-properties fo:font-size="12pt" fo:language="fr" fo:country="FR" style:font-size-asian="12pt" style:font-size-complex="12pt"/>
    </style:style>
    <style:style style:name="Normal" style:family="text">
      <style:text-properties fo:font-size="10pt" fo:language="fr" fo:country="FR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Bullet_20_Symbols" text:bullet-char="">
        <style:list-level-properties text:space-before="0.002cm" text:min-label-width="0.497cm"/>
        <style:text-properties style:font-name="StarSymbol"/>
      </text:list-level-style-bullet>
      <text:list-level-style-bullet text:level="2" text:style-name="Bullet_20_Symbols" text:bullet-char="">
        <style:list-level-properties text:space-before="0.401cm" text:min-label-width="0.4cm"/>
        <style:text-properties style:font-name="StarSymbol"/>
      </text:list-level-style-bullet>
      <text:list-level-style-bullet text:level="3" text:style-name="Bullet_20_Symbols" text:bullet-char="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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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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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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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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style:num-suffix="." text:bullet-char="–">
        <style:list-level-properties text:min-label-width="0.499cm"/>
        <style:text-properties style:font-name="StarSymbol1"/>
      </text:list-level-style-bullet>
      <text:list-level-style-bullet text:level="2" text:style-name="WW8Num5z0" style:num-suffix="." text:bullet-char="–">
        <style:list-level-properties text:space-before="0.499cm" text:min-label-width="0.499cm"/>
        <style:text-properties style:font-name="StarSymbol1"/>
      </text:list-level-style-bullet>
      <text:list-level-style-bullet text:level="3" text:style-name="WW8Num5z0" style:num-suffix="." text:bullet-char="–">
        <style:list-level-properties text:space-before="0.999cm" text:min-label-width="0.499cm"/>
        <style:text-properties style:font-name="StarSymbol1"/>
      </text:list-level-style-bullet>
      <text:list-level-style-bullet text:level="4" text:style-name="WW8Num5z0" style:num-suffix="." text:bullet-char="–">
        <style:list-level-properties text:space-before="1.498cm" text:min-label-width="0.499cm"/>
        <style:text-properties style:font-name="StarSymbol1"/>
      </text:list-level-style-bullet>
      <text:list-level-style-bullet text:level="5" text:style-name="WW8Num5z0" style:num-suffix="." text:bullet-char="–">
        <style:list-level-properties text:space-before="1.997cm" text:min-label-width="0.499cm"/>
        <style:text-properties style:font-name="StarSymbol1"/>
      </text:list-level-style-bullet>
      <text:list-level-style-bullet text:level="6" text:style-name="WW8Num5z0" style:num-suffix="." text:bullet-char="–">
        <style:list-level-properties text:space-before="2.496cm" text:min-label-width="0.499cm"/>
        <style:text-properties style:font-name="StarSymbol1"/>
      </text:list-level-style-bullet>
      <text:list-level-style-bullet text:level="7" text:style-name="WW8Num5z0" style:num-suffix="." text:bullet-char="–">
        <style:list-level-properties text:space-before="2.995cm" text:min-label-width="0.499cm"/>
        <style:text-properties style:font-name="StarSymbol1"/>
      </text:list-level-style-bullet>
      <text:list-level-style-bullet text:level="8" text:style-name="WW8Num5z0" style:num-suffix="." text:bullet-char="–">
        <style:list-level-properties text:space-before="3.494cm" text:min-label-width="0.499cm"/>
        <style:text-properties style:font-name="StarSymbol1"/>
      </text:list-level-style-bullet>
      <text:list-level-style-bullet text:level="9" text:style-name="WW8Num5z0" style:num-suffix="." text:bullet-char="–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style:num-suffix="." text:bullet-char="–">
        <style:list-level-properties text:min-label-width="0.499cm"/>
        <style:text-properties style:font-name="StarSymbol1"/>
      </text:list-level-style-bullet>
      <text:list-level-style-bullet text:level="2" text:style-name="WW8Num7z0" style:num-suffix="." text:bullet-char="–">
        <style:list-level-properties text:space-before="0.499cm" text:min-label-width="0.499cm"/>
        <style:text-properties style:font-name="StarSymbol1"/>
      </text:list-level-style-bullet>
      <text:list-level-style-bullet text:level="3" text:style-name="WW8Num7z0" style:num-suffix="." text:bullet-char="–">
        <style:list-level-properties text:space-before="0.999cm" text:min-label-width="0.499cm"/>
        <style:text-properties style:font-name="StarSymbol1"/>
      </text:list-level-style-bullet>
      <text:list-level-style-bullet text:level="4" text:style-name="WW8Num7z0" style:num-suffix="." text:bullet-char="–">
        <style:list-level-properties text:space-before="1.498cm" text:min-label-width="0.499cm"/>
        <style:text-properties style:font-name="StarSymbol1"/>
      </text:list-level-style-bullet>
      <text:list-level-style-bullet text:level="5" text:style-name="WW8Num7z0" style:num-suffix="." text:bullet-char="–">
        <style:list-level-properties text:space-before="1.997cm" text:min-label-width="0.499cm"/>
        <style:text-properties style:font-name="StarSymbol1"/>
      </text:list-level-style-bullet>
      <text:list-level-style-bullet text:level="6" text:style-name="WW8Num7z0" style:num-suffix="." text:bullet-char="–">
        <style:list-level-properties text:space-before="2.496cm" text:min-label-width="0.499cm"/>
        <style:text-properties style:font-name="StarSymbol1"/>
      </text:list-level-style-bullet>
      <text:list-level-style-bullet text:level="7" text:style-name="WW8Num7z0" style:num-suffix="." text:bullet-char="–">
        <style:list-level-properties text:space-before="2.995cm" text:min-label-width="0.499cm"/>
        <style:text-properties style:font-name="StarSymbol1"/>
      </text:list-level-style-bullet>
      <text:list-level-style-bullet text:level="8" text:style-name="WW8Num7z0" style:num-suffix="." text:bullet-char="–">
        <style:list-level-properties text:space-before="3.494cm" text:min-label-width="0.499cm"/>
        <style:text-properties style:font-name="StarSymbol1"/>
      </text:list-level-style-bullet>
      <text:list-level-style-bullet text:level="9" text:style-name="WW8Num7z0" style:num-suffix="." text:bullet-char="–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style:num-suffix="." text:bullet-char="–">
        <style:list-level-properties text:min-label-width="0.499cm"/>
        <style:text-properties style:font-name="StarSymbol1"/>
      </text:list-level-style-bullet>
      <text:list-level-style-bullet text:level="2" text:style-name="WW8Num8z0" style:num-suffix="." text:bullet-char="–">
        <style:list-level-properties text:space-before="0.499cm" text:min-label-width="0.499cm"/>
        <style:text-properties style:font-name="StarSymbol1"/>
      </text:list-level-style-bullet>
      <text:list-level-style-bullet text:level="3" text:style-name="WW8Num8z0" style:num-suffix="." text:bullet-char="–">
        <style:list-level-properties text:space-before="0.999cm" text:min-label-width="0.499cm"/>
        <style:text-properties style:font-name="StarSymbol1"/>
      </text:list-level-style-bullet>
      <text:list-level-style-bullet text:level="4" text:style-name="WW8Num8z0" style:num-suffix="." text:bullet-char="–">
        <style:list-level-properties text:space-before="1.498cm" text:min-label-width="0.499cm"/>
        <style:text-properties style:font-name="StarSymbol1"/>
      </text:list-level-style-bullet>
      <text:list-level-style-bullet text:level="5" text:style-name="WW8Num8z0" style:num-suffix="." text:bullet-char="–">
        <style:list-level-properties text:space-before="1.997cm" text:min-label-width="0.499cm"/>
        <style:text-properties style:font-name="StarSymbol1"/>
      </text:list-level-style-bullet>
      <text:list-level-style-bullet text:level="6" text:style-name="WW8Num8z0" style:num-suffix="." text:bullet-char="–">
        <style:list-level-properties text:space-before="2.496cm" text:min-label-width="0.499cm"/>
        <style:text-properties style:font-name="StarSymbol1"/>
      </text:list-level-style-bullet>
      <text:list-level-style-bullet text:level="7" text:style-name="WW8Num8z0" style:num-suffix="." text:bullet-char="–">
        <style:list-level-properties text:space-before="2.995cm" text:min-label-width="0.499cm"/>
        <style:text-properties style:font-name="StarSymbol1"/>
      </text:list-level-style-bullet>
      <text:list-level-style-bullet text:level="8" text:style-name="WW8Num8z0" style:num-suffix="." text:bullet-char="–">
        <style:list-level-properties text:space-before="3.494cm" text:min-label-width="0.499cm"/>
        <style:text-properties style:font-name="StarSymbol1"/>
      </text:list-level-style-bullet>
      <text:list-level-style-bullet text:level="9" text:style-name="WW8Num8z0" style:num-suffix="." text:bullet-char="–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>
      <text:list-level-style-bullet text:level="1" text:style-name="WW8Num9z0" style:num-suffix="." text:bullet-char="–">
        <style:list-level-properties text:min-label-width="0.499cm"/>
        <style:text-properties style:font-name="StarSymbol1"/>
      </text:list-level-style-bullet>
      <text:list-level-style-bullet text:level="2" text:style-name="WW8Num9z0" style:num-suffix="." text:bullet-char="–">
        <style:list-level-properties text:space-before="1.321cm" text:min-label-width="0.499cm"/>
        <style:text-properties style:font-name="StarSymbol1"/>
      </text:list-level-style-bullet>
      <text:list-level-style-bullet text:level="3" text:style-name="WW8Num9z0" style:num-suffix="." text:bullet-char="–">
        <style:list-level-properties text:space-before="2.642cm" text:min-label-width="0.499cm"/>
        <style:text-properties style:font-name="StarSymbol1"/>
      </text:list-level-style-bullet>
      <text:list-level-style-bullet text:level="4" text:style-name="WW8Num9z0" style:num-suffix="." text:bullet-char="–">
        <style:list-level-properties text:space-before="3.964cm" text:min-label-width="0.499cm"/>
        <style:text-properties style:font-name="StarSymbol1"/>
      </text:list-level-style-bullet>
      <text:list-level-style-bullet text:level="5" text:style-name="WW8Num9z0" style:num-suffix="." text:bullet-char="–">
        <style:list-level-properties text:space-before="5.285cm" text:min-label-width="0.499cm"/>
        <style:text-properties style:font-name="StarSymbol1"/>
      </text:list-level-style-bullet>
      <text:list-level-style-bullet text:level="6" text:style-name="WW8Num9z0" style:num-suffix="." text:bullet-char="–">
        <style:list-level-properties text:space-before="6.606cm" text:min-label-width="0.499cm"/>
        <style:text-properties style:font-name="StarSymbol1"/>
      </text:list-level-style-bullet>
      <text:list-level-style-bullet text:level="7" text:style-name="WW8Num9z0" style:num-suffix="." text:bullet-char="–">
        <style:list-level-properties text:space-before="7.927cm" text:min-label-width="0.499cm"/>
        <style:text-properties style:font-name="StarSymbol1"/>
      </text:list-level-style-bullet>
      <text:list-level-style-bullet text:level="8" text:style-name="WW8Num9z0" style:num-suffix="." text:bullet-char="–">
        <style:list-level-properties text:space-before="9.248cm" text:min-label-width="0.499cm"/>
        <style:text-properties style:font-name="StarSymbol1"/>
      </text:list-level-style-bullet>
      <text:list-level-style-bullet text:level="9" text:style-name="WW8Num9z0" style:num-suffix="." text:bullet-char="–">
        <style:list-level-properties text:space-before="10.569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style:num-suffix="." text:bullet-char="–">
        <style:list-level-properties text:min-label-width="0.499cm"/>
        <style:text-properties style:font-name="StarSymbol1"/>
      </text:list-level-style-bullet>
      <text:list-level-style-bullet text:level="2" text:style-name="WW8Num11z0" style:num-suffix="." text:bullet-char="–">
        <style:list-level-properties text:space-before="1.321cm" text:min-label-width="0.499cm"/>
        <style:text-properties style:font-name="StarSymbol1"/>
      </text:list-level-style-bullet>
      <text:list-level-style-bullet text:level="3" text:style-name="WW8Num11z0" style:num-suffix="." text:bullet-char="–">
        <style:list-level-properties text:space-before="2.642cm" text:min-label-width="0.499cm"/>
        <style:text-properties style:font-name="StarSymbol1"/>
      </text:list-level-style-bullet>
      <text:list-level-style-bullet text:level="4" text:style-name="WW8Num11z0" style:num-suffix="." text:bullet-char="–">
        <style:list-level-properties text:space-before="3.964cm" text:min-label-width="0.499cm"/>
        <style:text-properties style:font-name="StarSymbol1"/>
      </text:list-level-style-bullet>
      <text:list-level-style-bullet text:level="5" text:style-name="WW8Num11z0" style:num-suffix="." text:bullet-char="–">
        <style:list-level-properties text:space-before="5.285cm" text:min-label-width="0.499cm"/>
        <style:text-properties style:font-name="StarSymbol1"/>
      </text:list-level-style-bullet>
      <text:list-level-style-bullet text:level="6" text:style-name="WW8Num11z0" style:num-suffix="." text:bullet-char="–">
        <style:list-level-properties text:space-before="6.606cm" text:min-label-width="0.499cm"/>
        <style:text-properties style:font-name="StarSymbol1"/>
      </text:list-level-style-bullet>
      <text:list-level-style-bullet text:level="7" text:style-name="WW8Num11z0" style:num-suffix="." text:bullet-char="–">
        <style:list-level-properties text:space-before="7.927cm" text:min-label-width="0.499cm"/>
        <style:text-properties style:font-name="StarSymbol1"/>
      </text:list-level-style-bullet>
      <text:list-level-style-bullet text:level="8" text:style-name="WW8Num11z0" style:num-suffix="." text:bullet-char="–">
        <style:list-level-properties text:space-before="9.248cm" text:min-label-width="0.499cm"/>
        <style:text-properties style:font-name="StarSymbol1"/>
      </text:list-level-style-bullet>
      <text:list-level-style-bullet text:level="9" text:style-name="WW8Num11z0" style:num-suffix="." text:bullet-char="–">
        <style:list-level-properties text:space-before="10.569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style:num-suffix="." text:bullet-char="–">
        <style:list-level-properties text:min-label-width="0.499cm"/>
        <style:text-properties style:font-name="StarSymbol1"/>
      </text:list-level-style-bullet>
      <text:list-level-style-bullet text:level="2" text:style-name="WW8Num12z0" style:num-suffix="." text:bullet-char="–">
        <style:list-level-properties text:space-before="1.321cm" text:min-label-width="0.499cm"/>
        <style:text-properties style:font-name="StarSymbol1"/>
      </text:list-level-style-bullet>
      <text:list-level-style-bullet text:level="3" text:style-name="WW8Num12z0" style:num-suffix="." text:bullet-char="–">
        <style:list-level-properties text:space-before="2.642cm" text:min-label-width="0.499cm"/>
        <style:text-properties style:font-name="StarSymbol1"/>
      </text:list-level-style-bullet>
      <text:list-level-style-bullet text:level="4" text:style-name="WW8Num12z0" style:num-suffix="." text:bullet-char="–">
        <style:list-level-properties text:space-before="3.964cm" text:min-label-width="0.499cm"/>
        <style:text-properties style:font-name="StarSymbol1"/>
      </text:list-level-style-bullet>
      <text:list-level-style-bullet text:level="5" text:style-name="WW8Num12z0" style:num-suffix="." text:bullet-char="–">
        <style:list-level-properties text:space-before="5.285cm" text:min-label-width="0.499cm"/>
        <style:text-properties style:font-name="StarSymbol1"/>
      </text:list-level-style-bullet>
      <text:list-level-style-bullet text:level="6" text:style-name="WW8Num12z0" style:num-suffix="." text:bullet-char="–">
        <style:list-level-properties text:space-before="6.606cm" text:min-label-width="0.499cm"/>
        <style:text-properties style:font-name="StarSymbol1"/>
      </text:list-level-style-bullet>
      <text:list-level-style-bullet text:level="7" text:style-name="WW8Num12z0" style:num-suffix="." text:bullet-char="–">
        <style:list-level-properties text:space-before="7.927cm" text:min-label-width="0.499cm"/>
        <style:text-properties style:font-name="StarSymbol1"/>
      </text:list-level-style-bullet>
      <text:list-level-style-bullet text:level="8" text:style-name="WW8Num12z0" style:num-suffix="." text:bullet-char="–">
        <style:list-level-properties text:space-before="9.248cm" text:min-label-width="0.499cm"/>
        <style:text-properties style:font-name="StarSymbol1"/>
      </text:list-level-style-bullet>
      <text:list-level-style-bullet text:level="9" text:style-name="WW8Num12z0" style:num-suffix="." text:bullet-char="–">
        <style:list-level-properties text:space-before="10.569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style:num-suffix="." text:bullet-char="–">
        <style:list-level-properties text:min-label-width="0.499cm"/>
        <style:text-properties style:font-name="StarSymbol1"/>
      </text:list-level-style-bullet>
      <text:list-level-style-bullet text:level="2" text:style-name="WW8Num10z0" style:num-suffix="." text:bullet-char="–">
        <style:list-level-properties text:space-before="1.321cm" text:min-label-width="0.499cm"/>
        <style:text-properties style:font-name="StarSymbol1"/>
      </text:list-level-style-bullet>
      <text:list-level-style-bullet text:level="3" text:style-name="WW8Num10z0" style:num-suffix="." text:bullet-char="–">
        <style:list-level-properties text:space-before="2.642cm" text:min-label-width="0.499cm"/>
        <style:text-properties style:font-name="StarSymbol1"/>
      </text:list-level-style-bullet>
      <text:list-level-style-bullet text:level="4" text:style-name="WW8Num10z0" style:num-suffix="." text:bullet-char="–">
        <style:list-level-properties text:space-before="3.964cm" text:min-label-width="0.499cm"/>
        <style:text-properties style:font-name="StarSymbol1"/>
      </text:list-level-style-bullet>
      <text:list-level-style-bullet text:level="5" text:style-name="WW8Num10z0" style:num-suffix="." text:bullet-char="–">
        <style:list-level-properties text:space-before="5.285cm" text:min-label-width="0.499cm"/>
        <style:text-properties style:font-name="StarSymbol1"/>
      </text:list-level-style-bullet>
      <text:list-level-style-bullet text:level="6" text:style-name="WW8Num10z0" style:num-suffix="." text:bullet-char="–">
        <style:list-level-properties text:space-before="6.606cm" text:min-label-width="0.499cm"/>
        <style:text-properties style:font-name="StarSymbol1"/>
      </text:list-level-style-bullet>
      <text:list-level-style-bullet text:level="7" text:style-name="WW8Num10z0" style:num-suffix="." text:bullet-char="–">
        <style:list-level-properties text:space-before="7.927cm" text:min-label-width="0.499cm"/>
        <style:text-properties style:font-name="StarSymbol1"/>
      </text:list-level-style-bullet>
      <text:list-level-style-bullet text:level="8" text:style-name="WW8Num10z0" style:num-suffix="." text:bullet-char="–">
        <style:list-level-properties text:space-before="9.248cm" text:min-label-width="0.499cm"/>
        <style:text-properties style:font-name="StarSymbol1"/>
      </text:list-level-style-bullet>
      <text:list-level-style-bullet text:level="9" text:style-name="WW8Num10z0" style:num-suffix="." text:bullet-char="–">
        <style:list-level-properties text:space-before="10.569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style:num-suffix="." text:bullet-char="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text-properties fo:font-size="6pt" style:font-size-asian="6pt" style:language-asian="fr" style:country-asian="FR" style:font-size-complex="6pt"/>
    </style:style>
    <style:style style:name="T1" style:family="text">
      <style:text-properties style:language-asian="fr" style:country-asian="FR"/>
    </style:style>
    <style:page-layout style:name="pm1">
      <style:page-layout-properties fo:page-width="20.999cm" fo:page-height="29.699cm" style:num-format="1" style:print-orientation="portrait" fo:margin-top="1.27cm" fo:margin-bottom="0.395cm" fo:margin-left="1.032cm" fo:margin-right="1.023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46cm" fo:margin-left="0cm" fo:margin-right="0cm" fo:margin-bottom="0.847cm" style:dynamic-spacing="true"/>
      </style:header-style>
      <style:footer-style>
        <style:header-footer-properties fo:min-height="2.591cm" fo:margin-left="0cm" fo:margin-right="0cm" fo:margin-top="2.09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pm1">
      <style:header>
        <text:p text:style-name="Header">Pratiques de Techniques Informatiques</text:p>
        <text:p text:style-name="Header"/>
        <text:p text:style-name="Header"><text:span text:style-name="T1">Service Informatique<text:tab/>Page </text:span><text:span text:style-name="T1"><text:page-number text:select-page="current">21</text:page-number></text:span><text:span text:style-name="T1"><text:tab/></text:span><text:span text:style-name="T1"><text:date style:data-style-name="N30" text:date-value="2006-05-31T10:15:28.13">31/05/2006</text:date></text:span></text:p>
      </style:header>
      <style:footer>
        <text:p text:style-name="Footer"><text:span text:style-name="T1">Page </text:span><text:span text:style-name="T1"><text:page-number text:select-page="current">21</text:page-number></text:span><text:span text:style-name="T1"> sur </text:span><text:span text:style-name="T1"><text:page-count>1</text:page-count></text:span></text:p>
        <text:p text:style-name="P1"><text:file-name text:display="full">\\Avi1203\www\intranet.dev\fta\doc\manuel_article_produit-recup.odt</text:file-name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user agis</meta:initial-creator>
    <meta:creation-date>2006-01-23T10:59:01</meta:creation-date>
    <dc:creator>user agis</dc:creator>
    <dc:date>2006-05-31T10:15:28</dc:date>
    <dc:language>fr-FR</dc:language>
    <meta:editing-cycles>79</meta:editing-cycles>
    <meta:editing-duration>P2DT0H13M19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1" meta:paragraph-count="601" meta:word-count="5615" meta:character-count="34070"/>
  </office:meta>
</office:document-meta>
</file>